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c16d" officeooo:paragraph-rsid="001dc16d"/>
    </style:style>
    <style:style style:name="P2" style:family="paragraph" style:parent-style-name="Standard">
      <style:paragraph-properties fo:break-before="page"/>
      <style:text-properties officeooo:rsid="0020492c" officeooo:paragraph-rsid="0020492c"/>
    </style:style>
    <style:style style:name="P3" style:family="paragraph" style:parent-style-name="Standard">
      <style:text-properties officeooo:rsid="0020492c" officeooo:paragraph-rsid="0020492c"/>
    </style:style>
    <style:style style:name="P4" style:family="paragraph" style:parent-style-name="Standard">
      <style:text-properties officeooo:rsid="001dc16d"/>
    </style:style>
    <style:style style:name="P5" style:family="paragraph">
      <style:paragraph-properties fo:text-align="center"/>
    </style:style>
    <style:style style:name="P6" style:family="paragraph">
      <style:paragraph-properties fo:text-align="center"/>
      <style:text-properties fo:font-size="12pt"/>
    </style:style>
    <style:style style:name="P7" style:family="paragraph">
      <loext:graphic-properties draw:fill="none" draw:fill-color="#ffffff"/>
      <style:paragraph-properties style:writing-mode="lr-tb"/>
    </style:style>
    <style:style style:name="P8" style:family="paragraph">
      <style:text-properties fo:font-size="6pt" style:font-size-asian="6pt" style:font-size-complex="6pt"/>
    </style:style>
    <style:style style:name="P9" style:family="paragraph">
      <loext:graphic-properties draw:fill="none" draw:fill-color="#ffffff"/>
      <style:paragraph-properties style:writing-mode="lr-tb"/>
      <style:text-properties fo:font-size="6pt" style:font-size-asian="6pt" style:font-size-complex="6pt"/>
    </style:style>
    <style:style style:name="P10" style:family="paragraph">
      <loext:graphic-properties draw:fill-color="#e8f2a1"/>
    </style:style>
    <style:style style:name="P11" style:family="paragraph">
      <loext:graphic-properties draw:fill="none" draw:fill-color="#ffffff"/>
      <style:paragraph-properties style:writing-mode="lr-tb"/>
      <style:text-properties fo:font-size="12pt"/>
    </style:style>
    <style:style style:name="P12" style:family="paragraph">
      <loext:graphic-properties draw:fill="none" draw:fill-color="#ffffff"/>
      <style:paragraph-properties style:writing-mode="lr-tb"/>
      <style:text-properties fo:font-size="11pt" style:font-size-asian="11pt" style:font-size-complex="11pt"/>
    </style:style>
    <style:style style:name="P13" style:family="paragraph">
      <loext:graphic-properties draw:fill="none" draw:fill-color="#ffffff"/>
    </style:style>
    <style:style style:name="P14" style:family="paragraph">
      <loext:graphic-properties draw:fill="none" draw:fill-color="#ffffff"/>
      <style:paragraph-properties style:writing-mode="lr-tb"/>
      <style:text-properties fo:font-size="12pt" style:font-size-asian="12pt" style:font-size-complex="12pt"/>
    </style:style>
    <style:style style:name="P15" style:family="paragraph">
      <loext:graphic-properties draw:fill="gradient" draw:fill-gradient-name="Pastel_20_Bouquet"/>
      <style:paragraph-properties fo:text-align="center"/>
      <style:text-properties fo:font-size="12pt"/>
    </style:style>
    <style:style style:name="T1" style:family="text">
      <style:text-properties fo:font-size="6pt" style:font-size-asian="6pt" style:font-size-complex="6pt"/>
    </style:style>
    <style:style style:name="T2" style:family="text">
      <style:text-properties fo:font-size="12pt"/>
    </style:style>
    <style:style style:name="T3" style:family="text">
      <style:text-properties fo:font-size="11pt" style:font-size-asian="11pt" style:font-size-complex="11pt"/>
    </style:style>
    <style:style style:name="T4" style:family="text">
      <style:text-properties fo:font-size="12pt" style:font-size-asian="12pt" style:font-size-complex="12pt"/>
    </style:style>
    <style:style style:name="gr1" style:family="graphic">
      <style:graphic-properties svg:stroke-color="#111111"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3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2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3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1c1c1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111111" draw:fill-color="#e8f2a1" draw:textarea-horizontal-align="justify" draw:textarea-vertical-align="middle" draw:auto-grow-height="false" fo:min-height="0.757cm" fo:min-width="3.3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3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8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5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color="#111111" draw:fill-color="#e8f2a1" draw:textarea-horizontal-align="justify" draw:textarea-vertical-align="middle" draw:auto-grow-height="false" fo:min-height="1.505cm" fo:min-width="6.5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style:paragraph-properties style:writing-mode="lr-tb"/>
    </style:style>
    <style:style style:name="gr14" style:family="graphic">
      <style:graphic-properties draw:stroke="none" svg:stroke-color="#000000" draw:fill="none" draw:fill-color="#ffffff" fo:min-height="0.919cm" style:run-through="foreground" style:wrap="run-through" style:number-wrapped-paragraphs="no-limit" style:vertical-pos="from-top" style:vertical-rel="paragraph" style:horizontal-pos="from-left" style:horizontal-rel="paragraph"/>
      <style:paragraph-properties style:writing-mode="lr-tb"/>
    </style:style>
    <style:style style:name="gr15" style:family="graphic">
      <style:graphic-properties draw:stroke="none" svg:stroke-color="#000000" draw:fill="none" draw:fill-color="#ffffff" fo:min-height="1.0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6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9.7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8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8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1.2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svg:stroke-color="#1c1c1c" draw:fill="gradient" draw:fill-gradient-name="Pastel_20_Bouquet" draw:textarea-vertical-align="middle" draw:auto-grow-height="false" fo:min-height="2.12cm" fo:min-width="2.5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4" draw:name="Forma 1" draw:style-name="gr26" draw:text-style-name="P15" svg:width="2.564cm" svg:height="2.121cm" svg:x="5.632cm" svg:y="-0.467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5" draw:name="Forma 2" draw:style-name="gr12" draw:text-style-name="P10" svg:width="6.545cm" svg:height="1.505cm" svg:x="9.114cm" svg:y="-0.302cm"><text:p/><draw:enhanced-geometry svg:viewBox="0 0 21600 21600" draw:type="rectangle" draw:enhanced-path="M 0 0 L 21600 0 21600 21600 0 21600 0 0 Z N"/></draw:custom-shape><draw:line text:anchor-type="paragraph" draw:z-index="6" draw:name="Línea vertical 1" draw:style-name="gr7" draw:text-style-name="P5" svg:x1="9.67cm" svg:y1="-0.302cm" svg:x2="9.67cm" svg:y2="1.203cm"><text:p/></draw:line><draw:line text:anchor-type="paragraph" draw:z-index="7" draw:name="Línea vertical 2" draw:style-name="gr7" draw:text-style-name="P5" svg:x1="10.924cm" svg:y1="-0.302cm" svg:x2="10.924cm" svg:y2="1.203cm"><text:p/></draw:line><draw:line text:anchor-type="paragraph" draw:z-index="8" draw:name="Línea vertical 3" draw:style-name="gr7" draw:text-style-name="P5" svg:x1="11.564cm" svg:y1="-0.302cm" svg:x2="11.564cm" svg:y2="1.203cm"><text:p/></draw:line><draw:line text:anchor-type="paragraph" draw:z-index="9" draw:name="Línea vertical 4" draw:style-name="gr7" draw:text-style-name="P5" svg:x1="13.095cm" svg:y1="-0.302cm" svg:x2="13.095cm" svg:y2="1.203cm"><text:p/></draw:line><draw:line text:anchor-type="paragraph" draw:z-index="10" draw:name="Línea vertical 5" draw:style-name="gr7" draw:text-style-name="P5" svg:x1="13.624cm" svg:y1="-0.302cm" svg:x2="13.624cm" svg:y2="1.203cm"><text:p/></draw:line><draw:line text:anchor-type="paragraph" draw:z-index="11" draw:name="Línea vertical 6" draw:style-name="gr7" draw:text-style-name="P5" svg:x1="15.24cm" svg:y1="-0.302cm" svg:x2="15.24cm" svg:y2="1.203cm"><text:p/></draw:line><draw:line text:anchor-type="paragraph" draw:z-index="12" draw:name="Línea vertical 7" draw:style-name="gr7" draw:text-style-name="P5" svg:x1="15.658cm" svg:y1="-0.302cm" svg:x2="15.658cm" svg:y2="1.203cm"><text:p/></draw:line><draw:frame text:anchor-type="paragraph" draw:z-index="13" draw:name="Marco de texto 1" draw:style-name="gr11" draw:text-style-name="P12" svg:width="1.308cm" svg:height="0.563cm" draw:transform="rotate (1.56241874638532) translate (9.11401388888889cm 1.00541666666667cm)"><draw:text-box><text:p><text:span text:style-name="T3">NULL</text:span></text:p></draw:text-box></draw:frame><draw:frame text:anchor-type="paragraph" draw:z-index="14" draw:name="Marco de texto 2" draw:style-name="gr11" draw:text-style-name="P12" svg:width="1.308cm" svg:height="0.563cm" draw:transform="rotate (1.56241874638532) translate (10.9237638888889cm 1.00541666666667cm)"><draw:text-box><text:p><text:span text:style-name="T3">NULL</text:span></text:p></draw:text-box></draw:frame><draw:frame text:anchor-type="paragraph" draw:z-index="15" draw:name="Marco de texto 3" draw:style-name="gr11" draw:text-style-name="P12" svg:width="1.308cm" svg:height="0.563cm" draw:transform="rotate (1.56241874638532) translate (13.0510138888889cm 1.00541666666667cm)"><draw:text-box><text:p><text:span text:style-name="T3">NULL</text:span></text:p></draw:text-box></draw:frame><draw:frame text:anchor-type="paragraph" draw:z-index="16" draw:name="Marco de texto 4" draw:style-name="gr11" draw:text-style-name="P12" svg:width="1.308cm" svg:height="0.563cm" draw:transform="rotate (1.56241874638532) translate (15.24cm 1.00541666666667cm)"><draw:text-box><text:p><text:span text:style-name="T3">NULL</text:span></text:p></draw:text-box></draw:frame>Orden del árbol = 4, entonces:</text:p>
      <text:p text:style-name="P4">Capacidad máxima = 3</text:p>
      <text:p text:style-name="P1"><draw:frame text:anchor-type="paragraph" draw:z-index="17" draw:name="Marco de texto 5" draw:style-name="gr25" draw:text-style-name="P14" svg:width="15.514cm" svg:height="1.95cm" svg:x="-0.049cm" svg:y="1.483cm"><draw:text-box><text:p><text:span text:style-name="T4">1) Agrego el 35, 40, 32. Se agregan en el primer nodo (raíz) sin generar inconvenientes.</text:span></text:p></draw:text-box></draw:frame><draw:custom-shape text:anchor-type="paragraph" draw:z-index="18" draw:name="Forma 3" draw:style-name="gr12" draw:text-style-name="P10" svg:width="6.545cm" svg:height="1.505cm" svg:x="5.048cm" svg:y="2.54cm"><text:p/><draw:enhanced-geometry svg:viewBox="0 0 21600 21600" draw:type="rectangle" draw:enhanced-path="M 0 0 L 21600 0 21600 21600 0 21600 0 0 Z N"/></draw:custom-shape><draw:line text:anchor-type="paragraph" draw:z-index="19" draw:name="Línea vertical 8" draw:style-name="gr7" draw:text-style-name="P5" svg:x1="5.604cm" svg:y1="2.54cm" svg:x2="5.604cm" svg:y2="4.045cm"><text:p/></draw:line><draw:line text:anchor-type="paragraph" draw:z-index="20" draw:name="Línea vertical 9" draw:style-name="gr7" draw:text-style-name="P5" svg:x1="6.858cm" svg:y1="2.54cm" svg:x2="6.858cm" svg:y2="4.045cm"><text:p/></draw:line><draw:line text:anchor-type="paragraph" draw:z-index="21" draw:name="Línea vertical 10" draw:style-name="gr7" draw:text-style-name="P5" svg:x1="7.498cm" svg:y1="2.54cm" svg:x2="7.498cm" svg:y2="4.045cm"><text:p/></draw:line><draw:line text:anchor-type="paragraph" draw:z-index="22" draw:name="Línea vertical 11" draw:style-name="gr7" draw:text-style-name="P5" svg:x1="9.029cm" svg:y1="2.54cm" svg:x2="9.029cm" svg:y2="4.045cm"><text:p/></draw:line><draw:line text:anchor-type="paragraph" draw:z-index="23" draw:name="Línea vertical 12" draw:style-name="gr7" draw:text-style-name="P5" svg:x1="9.559cm" svg:y1="2.54cm" svg:x2="9.559cm" svg:y2="4.045cm"><text:p/></draw:line><draw:line text:anchor-type="paragraph" draw:z-index="24" draw:name="Línea vertical 13" draw:style-name="gr7" draw:text-style-name="P5" svg:x1="11.174cm" svg:y1="2.54cm" svg:x2="11.174cm" svg:y2="4.045cm"><text:p/></draw:line><draw:line text:anchor-type="paragraph" draw:z-index="25" draw:name="Línea vertical 14" draw:style-name="gr7" draw:text-style-name="P5" svg:x1="11.592cm" svg:y1="2.54cm" svg:x2="11.592cm" svg:y2="4.045cm"><text:p/></draw:line><draw:frame text:anchor-type="paragraph" draw:z-index="26" draw:name="Marco de texto 6" draw:style-name="gr11" draw:text-style-name="P12" svg:width="1.308cm" svg:height="0.563cm" draw:transform="rotate (1.56241874638532) translate (5.04825cm 3.84704166666667cm)"><draw:text-box><text:p><text:span text:style-name="T3">NULL</text:span></text:p></draw:text-box></draw:frame><draw:frame text:anchor-type="paragraph" draw:z-index="27" draw:name="Marco de texto 7" draw:style-name="gr11" draw:text-style-name="P12" svg:width="1.308cm" svg:height="0.563cm" draw:transform="rotate (1.56241874638532) translate (6.858cm 3.84704166666667cm)"><draw:text-box><text:p><text:span text:style-name="T3">NULL</text:span></text:p></draw:text-box></draw:frame><draw:frame text:anchor-type="paragraph" draw:z-index="28" draw:name="Marco de texto 8" draw:style-name="gr11" draw:text-style-name="P12" svg:width="1.308cm" svg:height="0.563cm" draw:transform="rotate (1.56241874638532) translate (8.98525cm 3.84704166666667cm)"><draw:text-box><text:p><text:span text:style-name="T3">NULL</text:span></text:p></draw:text-box></draw:frame><draw:frame text:anchor-type="paragraph" draw:z-index="29" draw:name="Marco de texto 9" draw:style-name="gr11" draw:text-style-name="P12" svg:width="1.308cm" svg:height="0.563cm" draw:transform="rotate (1.56241874638532) translate (11.1742361111111cm 3.84704166666667cm)"><draw:text-box><text:p><text:span text:style-name="T3">NULL</text:span></text:p></draw:text-box></draw:frame><draw:frame text:anchor-type="paragraph" draw:z-index="30" draw:name="Marco de texto 10" draw:style-name="gr24" draw:text-style-name="P7" svg:width="1.671cm" svg:height="1.281cm" svg:x="5.828cm" svg:y="3.069cm"><draw:text-box><text:p>32</text:p></draw:text-box></draw:frame><draw:frame text:anchor-type="paragraph" draw:z-index="31" draw:name="Marco de texto 11" draw:style-name="gr23" draw:text-style-name="P11" svg:width="0.892cm" svg:height="0.78cm" svg:x="7.86cm" svg:y="2.986cm"><draw:text-box><text:p><text:span text:style-name="T2">35</text:span></text:p></draw:text-box></draw:frame><draw:frame text:anchor-type="paragraph" draw:z-index="32" draw:name="Marco de texto 12" draw:style-name="gr22" draw:text-style-name="P7" svg:width="1.144cm" svg:height="0.837cm" svg:x="10.031cm" svg:y="3.016cm"><draw:text-box><text:p>40</text:p></draw:text-box></draw:frame><draw:frame text:anchor-type="paragraph" draw:z-index="33" draw:name="Marco de texto 13" draw:style-name="gr21" draw:text-style-name="P7" svg:width="12.868cm" svg:height="0.865cm" svg:x="-0.049cm" svg:y="4.824cm"><draw:text-box><text:p>2) Agrego el 28 (overflow) divido y promociono</text:p></draw:text-box></draw:frame><draw:custom-shape text:anchor-type="paragraph" draw:z-index="34" draw:name="Forma 4" draw:style-name="gr12" draw:text-style-name="P10" svg:width="6.545cm" svg:height="1.505cm" svg:x="5.075cm" svg:y="6.16cm"><text:p/><draw:enhanced-geometry svg:viewBox="0 0 21600 21600" draw:type="rectangle" draw:enhanced-path="M 0 0 L 21600 0 21600 21600 0 21600 0 0 Z N"/></draw:custom-shape><draw:line text:anchor-type="paragraph" draw:z-index="35" draw:name="Línea vertical 15" draw:style-name="gr7" draw:text-style-name="P5" svg:x1="5.63cm" svg:y1="6.16cm" svg:x2="5.63cm" svg:y2="7.665cm"><text:p/></draw:line><draw:line text:anchor-type="paragraph" draw:z-index="36" draw:name="Línea vertical 16" draw:style-name="gr7" draw:text-style-name="P5" svg:x1="6.884cm" svg:y1="6.16cm" svg:x2="6.884cm" svg:y2="7.665cm"><text:p/></draw:line><draw:line text:anchor-type="paragraph" draw:z-index="37" draw:name="Línea vertical 17" draw:style-name="gr7" draw:text-style-name="P5" svg:x1="7.525cm" svg:y1="6.16cm" svg:x2="7.525cm" svg:y2="7.665cm"><text:p/></draw:line><draw:line text:anchor-type="paragraph" draw:z-index="38" draw:name="Línea vertical 18" draw:style-name="gr7" draw:text-style-name="P5" svg:x1="9.056cm" svg:y1="6.16cm" svg:x2="9.056cm" svg:y2="7.665cm"><text:p/></draw:line><draw:line text:anchor-type="paragraph" draw:z-index="39" draw:name="Línea vertical 19" draw:style-name="gr7" draw:text-style-name="P5" svg:x1="9.585cm" svg:y1="6.16cm" svg:x2="9.585cm" svg:y2="7.665cm"><text:p/></draw:line><draw:line text:anchor-type="paragraph" draw:z-index="40" draw:name="Línea vertical 20" draw:style-name="gr7" draw:text-style-name="P5" svg:x1="11.201cm" svg:y1="6.16cm" svg:x2="11.201cm" svg:y2="7.665cm"><text:p/></draw:line><draw:line text:anchor-type="paragraph" draw:z-index="41" draw:name="Línea vertical 21" draw:style-name="gr7" draw:text-style-name="P5" svg:x1="11.619cm" svg:y1="6.16cm" svg:x2="11.619cm" svg:y2="7.665cm"><text:p/></draw:line><draw:frame text:anchor-type="paragraph" draw:z-index="42" draw:name="Marco de texto 14" draw:style-name="gr11" draw:text-style-name="P12" svg:width="1.308cm" svg:height="0.563cm" draw:transform="rotate (1.56241874638532) translate (5.07470833333333cm 7.46654166666667cm)"><draw:text-box><text:p><text:span text:style-name="T3">Nodo 0</text:span></text:p></draw:text-box></draw:frame><draw:frame text:anchor-type="paragraph" draw:z-index="43" draw:name="Marco de texto 15" draw:style-name="gr11" draw:text-style-name="P12" svg:width="1.308cm" svg:height="0.563cm" draw:transform="rotate (1.56241874638532) translate (6.88445833333333cm 7.46654166666667cm)"><draw:text-box><text:p><text:span text:style-name="T3">Nodo 1</text:span></text:p></draw:text-box></draw:frame><draw:frame text:anchor-type="paragraph" draw:z-index="44" draw:name="Marco de texto 16" draw:style-name="gr11" draw:text-style-name="P12" svg:width="1.308cm" svg:height="0.563cm" draw:transform="rotate (1.56241874638532) translate (9.01170833333334cm 7.46654166666667cm)"><draw:text-box><text:p><text:span text:style-name="T3">NULL</text:span></text:p></draw:text-box></draw:frame><draw:frame text:anchor-type="paragraph" draw:z-index="45" draw:name="Marco de texto 17" draw:style-name="gr11" draw:text-style-name="P12" svg:width="1.308cm" svg:height="0.563cm" draw:transform="rotate (1.56241874638532) translate (11.2006944444444cm 7.46654166666667cm)"><draw:text-box><text:p><text:span text:style-name="T3">NULL</text:span></text:p></draw:text-box></draw:frame><draw:custom-shape text:anchor-type="paragraph" draw:z-index="46" draw:name="Forma 5" draw:style-name="gr12" draw:text-style-name="P10" svg:width="6.545cm" svg:height="1.505cm" svg:x="0.815cm" svg:y="8.888cm"><text:p/><draw:enhanced-geometry svg:viewBox="0 0 21600 21600" draw:type="rectangle" draw:enhanced-path="M 0 0 L 21600 0 21600 21600 0 21600 0 0 Z N"/></draw:custom-shape><draw:line text:anchor-type="paragraph" draw:z-index="47" draw:name="Línea vertical 22" draw:style-name="gr7" draw:text-style-name="P5" svg:x1="1.371cm" svg:y1="8.888cm" svg:x2="1.371cm" svg:y2="10.393cm"><text:p/></draw:line><draw:line text:anchor-type="paragraph" draw:z-index="48" draw:name="Línea vertical 23" draw:style-name="gr7" draw:text-style-name="P5" svg:x1="2.625cm" svg:y1="8.888cm" svg:x2="2.625cm" svg:y2="10.393cm"><text:p/></draw:line><draw:line text:anchor-type="paragraph" draw:z-index="49" draw:name="Línea vertical 24" draw:style-name="gr7" draw:text-style-name="P5" svg:x1="3.265cm" svg:y1="8.888cm" svg:x2="3.265cm" svg:y2="10.393cm"><text:p/></draw:line><draw:line text:anchor-type="paragraph" draw:z-index="50" draw:name="Línea vertical 25" draw:style-name="gr7" draw:text-style-name="P5" svg:x1="4.796cm" svg:y1="8.888cm" svg:x2="4.796cm" svg:y2="10.393cm"><text:p/></draw:line><draw:line text:anchor-type="paragraph" draw:z-index="51" draw:name="Línea vertical 26" draw:style-name="gr7" draw:text-style-name="P5" svg:x1="5.325cm" svg:y1="8.888cm" svg:x2="5.325cm" svg:y2="10.393cm"><text:p/></draw:line><draw:line text:anchor-type="paragraph" draw:z-index="52" draw:name="Línea vertical 27" draw:style-name="gr7" draw:text-style-name="P5" svg:x1="6.941cm" svg:y1="8.888cm" svg:x2="6.941cm" svg:y2="10.393cm"><text:p/></draw:line><draw:line text:anchor-type="paragraph" draw:z-index="53" draw:name="Línea vertical 28" draw:style-name="gr7" draw:text-style-name="P5" svg:x1="7.359cm" svg:y1="8.888cm" svg:x2="7.359cm" svg:y2="10.393cm"><text:p/></draw:line><draw:frame text:anchor-type="paragraph" draw:z-index="54" draw:name="Marco de texto 18" draw:style-name="gr11" draw:text-style-name="P12" svg:width="1.308cm" svg:height="0.563cm" draw:transform="rotate (1.56241874638532) translate (0.814916666666667cm 10.1952777777778cm)"><draw:text-box><text:p><text:span text:style-name="T3">NULL</text:span></text:p></draw:text-box></draw:frame><draw:frame text:anchor-type="paragraph" draw:z-index="55" draw:name="Marco de texto 19" draw:style-name="gr11" draw:text-style-name="P12" svg:width="1.308cm" svg:height="0.563cm" draw:transform="rotate (1.56241874638532) translate (2.62466666666667cm 10.1952777777778cm)"><draw:text-box><text:p><text:span text:style-name="T3">NULL</text:span></text:p></draw:text-box></draw:frame><draw:frame text:anchor-type="paragraph" draw:z-index="56" draw:name="Marco de texto 20" draw:style-name="gr11" draw:text-style-name="P12" svg:width="1.308cm" svg:height="0.563cm" draw:transform="rotate (1.56241874638532) translate (4.75191666666667cm 10.1952777777778cm)"><draw:text-box><text:p><text:span text:style-name="T3">NULL</text:span></text:p></draw:text-box></draw:frame><draw:frame text:anchor-type="paragraph" draw:z-index="57" draw:name="Marco de texto 21" draw:style-name="gr11" draw:text-style-name="P12" svg:width="1.308cm" svg:height="0.563cm" draw:transform="rotate (1.56241874638532) translate (6.94090277777778cm 10.1952777777778cm)"><draw:text-box><text:p><text:span text:style-name="T3">NULL</text:span></text:p></draw:text-box></draw:frame><draw:custom-shape text:anchor-type="paragraph" draw:z-index="58" draw:name="Forma 6" draw:style-name="gr12" draw:text-style-name="P10" svg:width="6.545cm" svg:height="1.505cm" svg:x="9.698cm" svg:y="8.834cm"><text:p/><draw:enhanced-geometry svg:viewBox="0 0 21600 21600" draw:type="rectangle" draw:enhanced-path="M 0 0 L 21600 0 21600 21600 0 21600 0 0 Z N"/></draw:custom-shape><draw:line text:anchor-type="paragraph" draw:z-index="59" draw:name="Línea vertical 29" draw:style-name="gr7" draw:text-style-name="P5" svg:x1="10.253cm" svg:y1="8.834cm" svg:x2="10.253cm" svg:y2="10.339cm"><text:p/></draw:line><draw:line text:anchor-type="paragraph" draw:z-index="60" draw:name="Línea vertical 30" draw:style-name="gr7" draw:text-style-name="P5" svg:x1="11.508cm" svg:y1="8.834cm" svg:x2="11.508cm" svg:y2="10.339cm"><text:p/></draw:line><draw:line text:anchor-type="paragraph" draw:z-index="61" draw:name="Línea vertical 31" draw:style-name="gr7" draw:text-style-name="P5" svg:x1="12.148cm" svg:y1="8.834cm" svg:x2="12.148cm" svg:y2="10.339cm"><text:p/></draw:line><draw:line text:anchor-type="paragraph" draw:z-index="62" draw:name="Línea vertical 32" draw:style-name="gr7" draw:text-style-name="P5" svg:x1="13.679cm" svg:y1="8.834cm" svg:x2="13.679cm" svg:y2="10.339cm"><text:p/></draw:line><draw:line text:anchor-type="paragraph" draw:z-index="63" draw:name="Línea vertical 33" draw:style-name="gr7" draw:text-style-name="P5" svg:x1="14.208cm" svg:y1="8.834cm" svg:x2="14.208cm" svg:y2="10.339cm"><text:p/></draw:line><draw:line text:anchor-type="paragraph" draw:z-index="64" draw:name="Línea vertical 34" draw:style-name="gr7" draw:text-style-name="P5" svg:x1="15.824cm" svg:y1="8.834cm" svg:x2="15.824cm" svg:y2="10.339cm"><text:p/></draw:line><draw:line text:anchor-type="paragraph" draw:z-index="65" draw:name="Línea vertical 35" draw:style-name="gr7" draw:text-style-name="P5" svg:x1="16.242cm" svg:y1="8.834cm" svg:x2="16.242cm" svg:y2="10.339cm"><text:p/></draw:line><draw:frame text:anchor-type="paragraph" draw:z-index="66" draw:name="Marco de texto 22" draw:style-name="gr11" draw:text-style-name="P12" svg:width="1.308cm" svg:height="0.563cm" draw:transform="rotate (1.56241874638532) translate (9.69786111111111cm 10.1405972222222cm)"><draw:text-box><text:p><text:span text:style-name="T3">NULL</text:span></text:p></draw:text-box></draw:frame><draw:frame text:anchor-type="paragraph" draw:z-index="67" draw:name="Marco de texto 23" draw:style-name="gr11" draw:text-style-name="P12" svg:width="1.308cm" svg:height="0.563cm" draw:transform="rotate (1.56241874638532) translate (11.5076111111111cm 10.1405972222222cm)"><draw:text-box><text:p><text:span text:style-name="T3">NULL</text:span></text:p></draw:text-box></draw:frame><draw:frame text:anchor-type="paragraph" draw:z-index="68" draw:name="Marco de texto 24" draw:style-name="gr11" draw:text-style-name="P12" svg:width="1.308cm" svg:height="0.563cm" draw:transform="rotate (1.56241874638532) translate (13.6348611111111cm 10.1405972222222cm)"><draw:text-box><text:p><text:span text:style-name="T3">NULL</text:span></text:p></draw:text-box></draw:frame><draw:frame text:anchor-type="paragraph" draw:z-index="69" draw:name="Marco de texto 25" draw:style-name="gr11" draw:text-style-name="P12" svg:width="1.308cm" svg:height="0.563cm" draw:transform="rotate (1.56241874638532) translate (15.8238472222222cm 10.1405972222222cm)"><draw:text-box><text:p><text:span text:style-name="T3">NULL</text:span></text:p></draw:text-box></draw:frame><draw:frame text:anchor-type="paragraph" draw:z-index="70" draw:name="Marco de texto 26" draw:style-name="gr10" draw:text-style-name="P7" svg:width="0.641cm" svg:height="0.809cm" svg:x="1.704cm" svg:y="9.424cm"><draw:text-box><text:p>28</text:p></draw:text-box></draw:frame><draw:frame text:anchor-type="paragraph" draw:z-index="71" draw:name="Marco de texto 27" draw:style-name="gr18" draw:text-style-name="P7" svg:width="1.114cm" svg:height="0.92cm" svg:x="3.683cm" svg:y="9.474cm"><draw:text-box><text:p>32</text:p></draw:text-box></draw:frame><draw:frame text:anchor-type="paragraph" draw:z-index="72" draw:name="Marco de texto 28" draw:style-name="gr2" draw:text-style-name="P7" svg:width="0.835cm" svg:height="0.726cm" svg:x="6.05cm" svg:y="6.747cm"><draw:text-box><text:p>35</text:p></draw:text-box></draw:frame><draw:frame text:anchor-type="paragraph" draw:z-index="73" draw:name="Marco de texto 29" draw:style-name="gr2" draw:text-style-name="P11" svg:width="0.835cm" svg:height="0.726cm" svg:x="10.673cm" svg:y="9.421cm"><draw:text-box><text:p><text:span text:style-name="T2">40</text:span></text:p></draw:text-box></draw:frame><draw:frame text:anchor-type="paragraph" draw:z-index="74" draw:name="Marco de texto 30" draw:style-name="gr2" draw:text-style-name="P7" svg:width="1.952cm" svg:height="0.726cm" svg:x="3.041cm" svg:y="10.507cm"><draw:text-box><text:p>Nodo 0</text:p></draw:text-box></draw:frame><draw:frame text:anchor-type="paragraph" draw:z-index="75" draw:name="Marco de texto 31" draw:style-name="gr2" draw:text-style-name="P7" svg:width="2.62cm" svg:height="0.726cm" svg:x="12.845cm" svg:y="10.506cm"><draw:text-box><text:p>Nodo 1</text:p></draw:text-box></draw:frame><draw:frame text:anchor-type="paragraph" draw:z-index="76" draw:name="Marco de texto 32" draw:style-name="gr2" draw:text-style-name="P7" svg:width="2.117cm" svg:height="0.726cm" svg:x="7.498cm" svg:y="7.777cm"><draw:text-box><text:p>Nodo 2</text:p></draw:text-box></draw:frame><draw:line text:anchor-type="paragraph" draw:z-index="77" draw:name="Línea 1" draw:style-name="gr1" draw:text-style-name="P5" svg:x1="5.325cm" svg:y1="7.664cm" svg:x2="3.877cm" svg:y2="8.731cm"><text:p/></draw:line><draw:line text:anchor-type="paragraph" draw:z-index="78" draw:name="Línea 2" draw:style-name="gr1" draw:text-style-name="P5" svg:x1="7.135cm" svg:y1="7.664cm" svg:x2="11.508cm" svg:y2="8.833cm"><text:p/></draw:line><draw:frame text:anchor-type="paragraph" draw:z-index="79" draw:name="Marco de texto 33" draw:style-name="gr21" draw:text-style-name="P7" svg:width="12.868cm" svg:height="0.865cm" svg:x="-0.076cm" svg:y="11.841cm"><draw:text-box><text:p>3) Agrego el 26y el 37 (no generan inconvenientes)</text:p></draw:text-box></draw:frame><draw:custom-shape text:anchor-type="paragraph" draw:z-index="80" draw:name="Forma 7" draw:style-name="gr12" draw:text-style-name="P10" svg:width="6.545cm" svg:height="1.505cm" svg:x="5.103cm" svg:y="12.845cm"><text:p/><draw:enhanced-geometry svg:viewBox="0 0 21600 21600" draw:type="rectangle" draw:enhanced-path="M 0 0 L 21600 0 21600 21600 0 21600 0 0 Z N"/></draw:custom-shape><draw:line text:anchor-type="paragraph" draw:z-index="81" draw:name="Línea vertical 36" draw:style-name="gr7" draw:text-style-name="P5" svg:x1="5.659cm" svg:y1="12.845cm" svg:x2="5.659cm" svg:y2="14.35cm"><text:p/></draw:line><draw:line text:anchor-type="paragraph" draw:z-index="82" draw:name="Línea vertical 37" draw:style-name="gr7" draw:text-style-name="P5" svg:x1="6.913cm" svg:y1="12.845cm" svg:x2="6.913cm" svg:y2="14.35cm"><text:p/></draw:line><draw:line text:anchor-type="paragraph" draw:z-index="83" draw:name="Línea vertical 38" draw:style-name="gr7" draw:text-style-name="P5" svg:x1="7.553cm" svg:y1="12.845cm" svg:x2="7.553cm" svg:y2="14.35cm"><text:p/></draw:line><draw:line text:anchor-type="paragraph" draw:z-index="84" draw:name="Línea vertical 39" draw:style-name="gr7" draw:text-style-name="P5" svg:x1="9.084cm" svg:y1="12.845cm" svg:x2="9.084cm" svg:y2="14.35cm"><text:p/></draw:line><draw:line text:anchor-type="paragraph" draw:z-index="85" draw:name="Línea vertical 40" draw:style-name="gr7" draw:text-style-name="P5" svg:x1="9.613cm" svg:y1="12.845cm" svg:x2="9.613cm" svg:y2="14.35cm"><text:p/></draw:line><draw:line text:anchor-type="paragraph" draw:z-index="86" draw:name="Línea vertical 41" draw:style-name="gr7" draw:text-style-name="P5" svg:x1="11.229cm" svg:y1="12.845cm" svg:x2="11.229cm" svg:y2="14.35cm"><text:p/></draw:line><draw:line text:anchor-type="paragraph" draw:z-index="87" draw:name="Línea vertical 42" draw:style-name="gr7" draw:text-style-name="P5" svg:x1="11.647cm" svg:y1="12.845cm" svg:x2="11.647cm" svg:y2="14.35cm"><text:p/></draw:line><draw:frame text:anchor-type="paragraph" draw:z-index="88" draw:name="Marco de texto 34" draw:style-name="gr11" draw:text-style-name="P12" svg:width="1.308cm" svg:height="0.563cm" draw:transform="rotate (1.56241874638532) translate (5.10293055555556cm 14.1516805555556cm)"><draw:text-box><text:p><text:span text:style-name="T3">Nodo 0</text:span></text:p></draw:text-box></draw:frame><draw:frame text:anchor-type="paragraph" draw:z-index="89" draw:name="Marco de texto 35" draw:style-name="gr11" draw:text-style-name="P12" svg:width="1.308cm" svg:height="0.563cm" draw:transform="rotate (1.56241874638532) translate (6.91268055555556cm 14.1516805555556cm)"><draw:text-box><text:p><text:span text:style-name="T3">Nodo 1</text:span></text:p></draw:text-box></draw:frame><draw:frame text:anchor-type="paragraph" draw:z-index="90" draw:name="Marco de texto 36" draw:style-name="gr11" draw:text-style-name="P12" svg:width="1.308cm" svg:height="0.563cm" draw:transform="rotate (1.56241874638532) translate (9.03993055555556cm 14.1516805555556cm)"><draw:text-box><text:p><text:span text:style-name="T3">NULL</text:span></text:p></draw:text-box></draw:frame><draw:frame text:anchor-type="paragraph" draw:z-index="91" draw:name="Marco de texto 37" draw:style-name="gr11" draw:text-style-name="P12" svg:width="1.308cm" svg:height="0.563cm" draw:transform="rotate (1.56241874638532) translate (11.2289166666667cm 14.1516805555556cm)"><draw:text-box><text:p><text:span text:style-name="T3">NULL</text:span></text:p></draw:text-box></draw:frame><draw:custom-shape text:anchor-type="paragraph" draw:z-index="92" draw:name="Forma 8" draw:style-name="gr12" draw:text-style-name="P10" svg:width="6.545cm" svg:height="1.505cm" svg:x="0.843cm" svg:y="15.573cm"><text:p/><draw:enhanced-geometry svg:viewBox="0 0 21600 21600" draw:type="rectangle" draw:enhanced-path="M 0 0 L 21600 0 21600 21600 0 21600 0 0 Z N"/></draw:custom-shape><draw:line text:anchor-type="paragraph" draw:z-index="93" draw:name="Línea vertical 43" draw:style-name="gr7" draw:text-style-name="P5" svg:x1="1.399cm" svg:y1="15.573cm" svg:x2="1.399cm" svg:y2="17.078cm"><text:p/></draw:line><draw:line text:anchor-type="paragraph" draw:z-index="94" draw:name="Línea vertical 44" draw:style-name="gr7" draw:text-style-name="P5" svg:x1="2.653cm" svg:y1="15.573cm" svg:x2="2.653cm" svg:y2="17.078cm"><text:p/></draw:line><draw:line text:anchor-type="paragraph" draw:z-index="95" draw:name="Línea vertical 45" draw:style-name="gr7" draw:text-style-name="P5" svg:x1="3.293cm" svg:y1="15.573cm" svg:x2="3.293cm" svg:y2="17.078cm"><text:p/></draw:line><draw:line text:anchor-type="paragraph" draw:z-index="96" draw:name="Línea vertical 46" draw:style-name="gr7" draw:text-style-name="P5" svg:x1="4.824cm" svg:y1="15.573cm" svg:x2="4.824cm" svg:y2="17.078cm"><text:p/></draw:line><draw:line text:anchor-type="paragraph" draw:z-index="97" draw:name="Línea vertical 47" draw:style-name="gr7" draw:text-style-name="P5" svg:x1="5.353cm" svg:y1="15.573cm" svg:x2="5.353cm" svg:y2="17.078cm"><text:p/></draw:line><draw:line text:anchor-type="paragraph" draw:z-index="98" draw:name="Línea vertical 48" draw:style-name="gr7" draw:text-style-name="P5" svg:x1="6.969cm" svg:y1="15.573cm" svg:x2="6.969cm" svg:y2="17.078cm"><text:p/></draw:line><draw:line text:anchor-type="paragraph" draw:z-index="99" draw:name="Línea vertical 49" draw:style-name="gr7" draw:text-style-name="P5" svg:x1="7.387cm" svg:y1="15.573cm" svg:x2="7.387cm" svg:y2="17.078cm"><text:p/></draw:line><draw:frame text:anchor-type="paragraph" draw:z-index="100" draw:name="Marco de texto 38" draw:style-name="gr11" draw:text-style-name="P12" svg:width="1.308cm" svg:height="0.563cm" draw:transform="rotate (1.56241874638532) translate (0.843138888888889cm 16.8804166666667cm)"><draw:text-box><text:p><text:span text:style-name="T3">NULL</text:span></text:p></draw:text-box></draw:frame><draw:frame text:anchor-type="paragraph" draw:z-index="101" draw:name="Marco de texto 39" draw:style-name="gr11" draw:text-style-name="P12" svg:width="1.308cm" svg:height="0.563cm" draw:transform="rotate (1.56241874638532) translate (2.65288888888889cm 16.8804166666667cm)"><draw:text-box><text:p><text:span text:style-name="T3">NULL</text:span></text:p></draw:text-box></draw:frame><draw:frame text:anchor-type="paragraph" draw:z-index="102" draw:name="Marco de texto 40" draw:style-name="gr11" draw:text-style-name="P12" svg:width="1.308cm" svg:height="0.563cm" draw:transform="rotate (1.56241874638532) translate (4.78013888888889cm 16.8804166666667cm)"><draw:text-box><text:p><text:span text:style-name="T3">NULL</text:span></text:p></draw:text-box></draw:frame><draw:frame text:anchor-type="paragraph" draw:z-index="103" draw:name="Marco de texto 41" draw:style-name="gr11" draw:text-style-name="P12" svg:width="1.308cm" svg:height="0.563cm" draw:transform="rotate (1.56241874638532) translate (6.969125cm 16.8804166666667cm)"><draw:text-box><text:p><text:span text:style-name="T3">NULL</text:span></text:p></draw:text-box></draw:frame><draw:custom-shape text:anchor-type="paragraph" draw:z-index="104" draw:name="Forma 9" draw:style-name="gr12" draw:text-style-name="P10" svg:width="6.545cm" svg:height="1.505cm" svg:x="9.726cm" svg:y="15.519cm"><text:p/><draw:enhanced-geometry svg:viewBox="0 0 21600 21600" draw:type="rectangle" draw:enhanced-path="M 0 0 L 21600 0 21600 21600 0 21600 0 0 Z N"/></draw:custom-shape><draw:line text:anchor-type="paragraph" draw:z-index="105" draw:name="Línea vertical 50" draw:style-name="gr7" draw:text-style-name="P5" svg:x1="10.282cm" svg:y1="15.519cm" svg:x2="10.282cm" svg:y2="17.024cm"><text:p/></draw:line><draw:line text:anchor-type="paragraph" draw:z-index="106" draw:name="Línea vertical 51" draw:style-name="gr7" draw:text-style-name="P5" svg:x1="11.536cm" svg:y1="15.519cm" svg:x2="11.536cm" svg:y2="17.024cm"><text:p/></draw:line><draw:line text:anchor-type="paragraph" draw:z-index="107" draw:name="Línea vertical 52" draw:style-name="gr7" draw:text-style-name="P5" svg:x1="12.176cm" svg:y1="15.519cm" svg:x2="12.176cm" svg:y2="17.024cm"><text:p/></draw:line><draw:line text:anchor-type="paragraph" draw:z-index="108" draw:name="Línea vertical 53" draw:style-name="gr7" draw:text-style-name="P5" svg:x1="13.707cm" svg:y1="15.519cm" svg:x2="13.707cm" svg:y2="17.024cm"><text:p/></draw:line><draw:line text:anchor-type="paragraph" draw:z-index="109" draw:name="Línea vertical 54" draw:style-name="gr7" draw:text-style-name="P5" svg:x1="14.236cm" svg:y1="15.519cm" svg:x2="14.236cm" svg:y2="17.024cm"><text:p/></draw:line><draw:line text:anchor-type="paragraph" draw:z-index="110" draw:name="Línea vertical 55" draw:style-name="gr7" draw:text-style-name="P5" svg:x1="15.852cm" svg:y1="15.519cm" svg:x2="15.852cm" svg:y2="17.024cm"><text:p/></draw:line><draw:line text:anchor-type="paragraph" draw:z-index="111" draw:name="Línea vertical 56" draw:style-name="gr7" draw:text-style-name="P5" svg:x1="16.27cm" svg:y1="15.519cm" svg:x2="16.27cm" svg:y2="17.024cm"><text:p/></draw:line><draw:frame text:anchor-type="paragraph" draw:z-index="112" draw:name="Marco de texto 42" draw:style-name="gr11" draw:text-style-name="P12" svg:width="1.308cm" svg:height="0.563cm" draw:transform="rotate (1.56241874638532) translate (9.72608333333333cm 16.8257361111111cm)"><draw:text-box><text:p><text:span text:style-name="T3">NULL</text:span></text:p></draw:text-box></draw:frame><draw:frame text:anchor-type="paragraph" draw:z-index="113" draw:name="Marco de texto 43" draw:style-name="gr11" draw:text-style-name="P12" svg:width="1.308cm" svg:height="0.563cm" draw:transform="rotate (1.56241874638532) translate (11.5358333333333cm 16.8257361111111cm)"><draw:text-box><text:p><text:span text:style-name="T3">NULL</text:span></text:p></draw:text-box></draw:frame><draw:frame text:anchor-type="paragraph" draw:z-index="114" draw:name="Marco de texto 44" draw:style-name="gr11" draw:text-style-name="P12" svg:width="1.308cm" svg:height="0.563cm" draw:transform="rotate (1.56241874638532) translate (13.6630833333333cm 16.8257361111111cm)"><draw:text-box><text:p><text:span text:style-name="T3">NULL</text:span></text:p></draw:text-box></draw:frame><draw:frame text:anchor-type="paragraph" draw:z-index="115" draw:name="Marco de texto 45" draw:style-name="gr11" draw:text-style-name="P12" svg:width="1.308cm" svg:height="0.563cm" draw:transform="rotate (1.56241874638532) translate (15.8520694444444cm 16.8257361111111cm)"><draw:text-box><text:p><text:span text:style-name="T3">NULL</text:span></text:p></draw:text-box></draw:frame><draw:frame text:anchor-type="paragraph" draw:z-index="116" draw:name="Marco de texto 46" draw:style-name="gr10" draw:text-style-name="P7" svg:width="0.641cm" svg:height="0.809cm" svg:x="3.766cm" svg:y="16.055cm"><draw:text-box><text:p>28</text:p></draw:text-box></draw:frame><draw:frame text:anchor-type="paragraph" draw:z-index="117" draw:name="Marco de texto 47" draw:style-name="gr18" draw:text-style-name="P7" svg:width="1.114cm" svg:height="0.92cm" svg:x="5.717cm" svg:y="16.159cm"><draw:text-box><text:p>32</text:p></draw:text-box></draw:frame><draw:frame text:anchor-type="paragraph" draw:z-index="118" draw:name="Marco de texto 48" draw:style-name="gr2" draw:text-style-name="P7" svg:width="0.835cm" svg:height="0.726cm" svg:x="6.078cm" svg:y="13.432cm"><draw:text-box><text:p>35</text:p></draw:text-box></draw:frame><draw:frame text:anchor-type="paragraph" draw:z-index="119" draw:name="Marco de texto 49" draw:style-name="gr2" draw:text-style-name="P11" svg:width="0.835cm" svg:height="0.726cm" svg:x="12.4cm" svg:y="16.05cm"><draw:text-box><text:p><text:span text:style-name="T2">40</text:span></text:p></draw:text-box></draw:frame><draw:frame text:anchor-type="paragraph" draw:z-index="120" draw:name="Marco de texto 50" draw:style-name="gr2" draw:text-style-name="P7" svg:width="1.952cm" svg:height="0.726cm" svg:x="3.069cm" svg:y="17.193cm"><draw:text-box><text:p>Nodo 0</text:p></draw:text-box></draw:frame><draw:frame text:anchor-type="paragraph" draw:z-index="121" draw:name="Marco de texto 51" draw:style-name="gr2" draw:text-style-name="P7" svg:width="2.62cm" svg:height="0.726cm" svg:x="12.873cm" svg:y="17.191cm"><draw:text-box><text:p>Nodo 1</text:p></draw:text-box></draw:frame><draw:frame text:anchor-type="paragraph" draw:z-index="122" draw:name="Marco de texto 52" draw:style-name="gr2" draw:text-style-name="P7" svg:width="2.117cm" svg:height="0.726cm" svg:x="7.527cm" svg:y="14.462cm"><draw:text-box><text:p>Nodo 2</text:p></draw:text-box></draw:frame><draw:line text:anchor-type="paragraph" draw:z-index="123" draw:name="Línea 3" draw:style-name="gr1" draw:text-style-name="P5" svg:x1="5.353cm" svg:y1="14.349cm" svg:x2="3.905cm" svg:y2="15.416cm"><text:p/></draw:line><draw:line text:anchor-type="paragraph" draw:z-index="124" draw:name="Línea 4" draw:style-name="gr1" draw:text-style-name="P5" svg:x1="7.163cm" svg:y1="14.349cm" svg:x2="11.536cm" svg:y2="15.518cm"><text:p/></draw:line><draw:frame text:anchor-type="paragraph" draw:z-index="125" draw:name="Marco de texto 53" draw:style-name="gr16" draw:text-style-name="P7" svg:width="0.948cm" svg:height="0.668cm" svg:x="1.706cm" svg:y="16.088cm"><draw:text-box><text:p>26</text:p></draw:text-box></draw:frame><draw:frame text:anchor-type="paragraph" draw:z-index="126" draw:name="Marco de texto 54" draw:style-name="gr17" draw:text-style-name="P7" svg:width="0.556cm" svg:height="0.643cm" svg:x="10.536cm" svg:y="16.057cm"><draw:text-box><text:p>37</text:p></draw:text-box></draw:frame><draw:frame text:anchor-type="paragraph" draw:z-index="127" draw:name="Marco de texto 55" draw:style-name="gr20" draw:text-style-name="P7" svg:width="15.207cm" svg:height="1.059cm" svg:x="0.201cm" svg:y="18.038cm"><draw:text-box><text:p>4) Agrego el 25 (se genera overflow en el nodo 0). Divido y promociono</text:p></draw:text-box></draw:frame><draw:custom-shape text:anchor-type="paragraph" draw:z-index="128" draw:name="Forma 10" draw:style-name="gr12" draw:text-style-name="P10" svg:width="6.545cm" svg:height="1.505cm" svg:x="5.103cm" svg:y="18.861cm"><text:p/><draw:enhanced-geometry svg:viewBox="0 0 21600 21600" draw:type="rectangle" draw:enhanced-path="M 0 0 L 21600 0 21600 21600 0 21600 0 0 Z N"/></draw:custom-shape><draw:line text:anchor-type="paragraph" draw:z-index="129" draw:name="Línea vertical 57" draw:style-name="gr7" draw:text-style-name="P5" svg:x1="5.659cm" svg:y1="18.861cm" svg:x2="5.659cm" svg:y2="20.366cm"><text:p/></draw:line><draw:line text:anchor-type="paragraph" draw:z-index="130" draw:name="Línea vertical 58" draw:style-name="gr7" draw:text-style-name="P5" svg:x1="6.913cm" svg:y1="18.861cm" svg:x2="6.913cm" svg:y2="20.366cm"><text:p/></draw:line><draw:line text:anchor-type="paragraph" draw:z-index="131" draw:name="Línea vertical 59" draw:style-name="gr7" draw:text-style-name="P5" svg:x1="7.553cm" svg:y1="18.861cm" svg:x2="7.553cm" svg:y2="20.366cm"><text:p/></draw:line><draw:line text:anchor-type="paragraph" draw:z-index="132" draw:name="Línea vertical 60" draw:style-name="gr7" draw:text-style-name="P5" svg:x1="9.084cm" svg:y1="18.861cm" svg:x2="9.084cm" svg:y2="20.366cm"><text:p/></draw:line><draw:line text:anchor-type="paragraph" draw:z-index="133" draw:name="Línea vertical 61" draw:style-name="gr7" draw:text-style-name="P5" svg:x1="9.613cm" svg:y1="18.861cm" svg:x2="9.613cm" svg:y2="20.366cm"><text:p/></draw:line><draw:line text:anchor-type="paragraph" draw:z-index="134" draw:name="Línea vertical 62" draw:style-name="gr7" draw:text-style-name="P5" svg:x1="11.229cm" svg:y1="18.861cm" svg:x2="11.229cm" svg:y2="20.366cm"><text:p/></draw:line><draw:line text:anchor-type="paragraph" draw:z-index="135" draw:name="Línea vertical 63" draw:style-name="gr7" draw:text-style-name="P5" svg:x1="11.647cm" svg:y1="18.861cm" svg:x2="11.647cm" svg:y2="20.366cm"><text:p/></draw:line><draw:frame text:anchor-type="paragraph" draw:z-index="136" draw:name="Marco de texto 56" draw:style-name="gr11" draw:text-style-name="P12" svg:width="1.308cm" svg:height="0.563cm" draw:transform="rotate (1.56241874638532) translate (5.10293055555556cm 20.1683055555556cm)"><draw:text-box><text:p><text:span text:style-name="T3">Nodo 0</text:span></text:p></draw:text-box></draw:frame><draw:frame text:anchor-type="paragraph" draw:z-index="137" draw:name="Marco de texto 57" draw:style-name="gr11" draw:text-style-name="P12" svg:width="1.308cm" svg:height="0.563cm" draw:transform="rotate (1.56241874638532) translate (6.91268055555556cm 20.1683055555556cm)"><draw:text-box><text:p><text:span text:style-name="T3">Nodo 3</text:span></text:p></draw:text-box></draw:frame><draw:frame text:anchor-type="paragraph" draw:z-index="138" draw:name="Marco de texto 58" draw:style-name="gr11" draw:text-style-name="P12" svg:width="1.308cm" svg:height="0.563cm" draw:transform="rotate (1.56241874638532) translate (9.03993055555556cm 20.1683055555556cm)"><draw:text-box><text:p><text:span text:style-name="T3">Nodo 1</text:span></text:p></draw:text-box></draw:frame><draw:frame text:anchor-type="paragraph" draw:z-index="139" draw:name="Marco de texto 59" draw:style-name="gr11" draw:text-style-name="P12" svg:width="1.308cm" svg:height="0.563cm" draw:transform="rotate (1.56241874638532) translate (11.2289166666667cm 20.1683055555556cm)"><draw:text-box><text:p><text:span text:style-name="T3">NULL</text:span></text:p></draw:text-box></draw:frame><draw:custom-shape text:anchor-type="paragraph" draw:z-index="140" draw:name="Forma 11" draw:style-name="gr12" draw:text-style-name="P10" svg:width="6.545cm" svg:height="1.505cm" svg:x="-1.942cm" svg:y="21.59cm"><text:p/><draw:enhanced-geometry svg:viewBox="0 0 21600 21600" draw:type="rectangle" draw:enhanced-path="M 0 0 L 21600 0 21600 21600 0 21600 0 0 Z N"/></draw:custom-shape><draw:line text:anchor-type="paragraph" draw:z-index="141" draw:name="Línea vertical 64" draw:style-name="gr7" draw:text-style-name="P5" svg:x1="-1.386cm" svg:y1="21.59cm" svg:x2="-1.386cm" svg:y2="23.095cm"><text:p/></draw:line><draw:line text:anchor-type="paragraph" draw:z-index="142" draw:name="Línea vertical 65" draw:style-name="gr7" draw:text-style-name="P5" svg:x1="-0.132cm" svg:y1="21.59cm" svg:x2="-0.132cm" svg:y2="23.095cm"><text:p/></draw:line><draw:line text:anchor-type="paragraph" draw:z-index="143" draw:name="Línea vertical 66" draw:style-name="gr7" draw:text-style-name="P5" svg:x1="0.508cm" svg:y1="21.59cm" svg:x2="0.508cm" svg:y2="23.095cm"><text:p/></draw:line><draw:line text:anchor-type="paragraph" draw:z-index="144" draw:name="Línea vertical 67" draw:style-name="gr7" draw:text-style-name="P5" svg:x1="2.039cm" svg:y1="21.59cm" svg:x2="2.039cm" svg:y2="23.095cm"><text:p/></draw:line><draw:line text:anchor-type="paragraph" draw:z-index="145" draw:name="Línea vertical 68" draw:style-name="gr7" draw:text-style-name="P5" svg:x1="2.568cm" svg:y1="21.59cm" svg:x2="2.568cm" svg:y2="23.095cm"><text:p/></draw:line><draw:line text:anchor-type="paragraph" draw:z-index="146" draw:name="Línea vertical 69" draw:style-name="gr7" draw:text-style-name="P5" svg:x1="4.184cm" svg:y1="21.59cm" svg:x2="4.184cm" svg:y2="23.095cm"><text:p/></draw:line><draw:line text:anchor-type="paragraph" draw:z-index="147" draw:name="Línea vertical 70" draw:style-name="gr7" draw:text-style-name="P5" svg:x1="4.602cm" svg:y1="21.59cm" svg:x2="4.602cm" svg:y2="23.095cm"><text:p/></draw:line><draw:frame text:anchor-type="paragraph" draw:z-index="148" draw:name="Marco de texto 60" draw:style-name="gr11" draw:text-style-name="P12" svg:width="1.308cm" svg:height="0.563cm" draw:transform="rotate (1.56241874638532) translate (-1.94204166666667cm 22.8970416666667cm)"><draw:text-box><text:p><text:span text:style-name="T3">NULL</text:span></text:p></draw:text-box></draw:frame><draw:frame text:anchor-type="paragraph" draw:z-index="149" draw:name="Marco de texto 61" draw:style-name="gr11" draw:text-style-name="P12" svg:width="1.308cm" svg:height="0.563cm" draw:transform="rotate (1.56241874638532) translate (-0.132291666666667cm 22.8970416666667cm)"><draw:text-box><text:p><text:span text:style-name="T3">NULL</text:span></text:p></draw:text-box></draw:frame><draw:frame text:anchor-type="paragraph" draw:z-index="150" draw:name="Marco de texto 62" draw:style-name="gr11" draw:text-style-name="P12" svg:width="1.308cm" svg:height="0.563cm" draw:transform="rotate (1.56241874638532) translate (1.99495833333333cm 22.8970416666667cm)"><draw:text-box><text:p><text:span text:style-name="T3">NULL</text:span></text:p></draw:text-box></draw:frame><draw:frame text:anchor-type="paragraph" draw:z-index="151" draw:name="Marco de texto 63" draw:style-name="gr11" draw:text-style-name="P12" svg:width="1.308cm" svg:height="0.563cm" draw:transform="rotate (1.56241874638532) translate (4.18394444444444cm 22.8970416666667cm)"><draw:text-box><text:p><text:span text:style-name="T3">NULL</text:span></text:p></draw:text-box></draw:frame><draw:custom-shape text:anchor-type="paragraph" draw:z-index="152" draw:name="Forma 12" draw:style-name="gr12" draw:text-style-name="P10" svg:width="6.545cm" svg:height="1.505cm" svg:x="12.176cm" svg:y="21.535cm"><text:p/><draw:enhanced-geometry svg:viewBox="0 0 21600 21600" draw:type="rectangle" draw:enhanced-path="M 0 0 L 21600 0 21600 21600 0 21600 0 0 Z N"/></draw:custom-shape><draw:line text:anchor-type="paragraph" draw:z-index="153" draw:name="Línea vertical 71" draw:style-name="gr7" draw:text-style-name="P5" svg:x1="12.732cm" svg:y1="21.535cm" svg:x2="12.732cm" svg:y2="23.04cm"><text:p/></draw:line><draw:line text:anchor-type="paragraph" draw:z-index="154" draw:name="Línea vertical 72" draw:style-name="gr7" draw:text-style-name="P5" svg:x1="13.986cm" svg:y1="21.535cm" svg:x2="13.986cm" svg:y2="23.04cm"><text:p/></draw:line><draw:line text:anchor-type="paragraph" draw:z-index="155" draw:name="Línea vertical 73" draw:style-name="gr7" draw:text-style-name="P5" svg:x1="14.626cm" svg:y1="21.535cm" svg:x2="14.626cm" svg:y2="23.04cm"><text:p/></draw:line><draw:line text:anchor-type="paragraph" draw:z-index="156" draw:name="Línea vertical 74" draw:style-name="gr7" draw:text-style-name="P5" svg:x1="16.157cm" svg:y1="21.535cm" svg:x2="16.157cm" svg:y2="23.04cm"><text:p/></draw:line><draw:line text:anchor-type="paragraph" draw:z-index="157" draw:name="Línea vertical 75" draw:style-name="gr7" draw:text-style-name="P5" svg:x1="16.686cm" svg:y1="21.535cm" svg:x2="16.686cm" svg:y2="23.04cm"><text:p/></draw:line><draw:line text:anchor-type="paragraph" draw:z-index="158" draw:name="Línea vertical 76" draw:style-name="gr7" draw:text-style-name="P5" svg:x1="18.302cm" svg:y1="21.535cm" svg:x2="18.302cm" svg:y2="23.04cm"><text:p/></draw:line><draw:line text:anchor-type="paragraph" draw:z-index="159" draw:name="Línea vertical 77" draw:style-name="gr7" draw:text-style-name="P5" svg:x1="18.72cm" svg:y1="21.535cm" svg:x2="18.72cm" svg:y2="23.04cm"><text:p/></draw:line><draw:frame text:anchor-type="paragraph" draw:z-index="160" draw:name="Marco de texto 64" draw:style-name="gr11" draw:text-style-name="P12" svg:width="1.308cm" svg:height="0.563cm" draw:transform="rotate (1.56241874638532) translate (12.176125cm 22.8423611111111cm)"><draw:text-box><text:p><text:span text:style-name="T3">NULL</text:span></text:p></draw:text-box></draw:frame><draw:frame text:anchor-type="paragraph" draw:z-index="161" draw:name="Marco de texto 65" draw:style-name="gr11" draw:text-style-name="P12" svg:width="1.308cm" svg:height="0.563cm" draw:transform="rotate (1.56241874638532) translate (13.985875cm 22.8423611111111cm)"><draw:text-box><text:p><text:span text:style-name="T3">NULL</text:span></text:p></draw:text-box></draw:frame><draw:frame text:anchor-type="paragraph" draw:z-index="162" draw:name="Marco de texto 66" draw:style-name="gr11" draw:text-style-name="P12" svg:width="1.308cm" svg:height="0.563cm" draw:transform="rotate (1.56241874638532) translate (16.113125cm 22.8423611111111cm)"><draw:text-box><text:p><text:span text:style-name="T3">NULL</text:span></text:p></draw:text-box></draw:frame><draw:frame text:anchor-type="paragraph" draw:z-index="163" draw:name="Marco de texto 67" draw:style-name="gr11" draw:text-style-name="P12" svg:width="1.308cm" svg:height="0.563cm" draw:transform="rotate (1.56241874638532) translate (18.3021111111111cm 22.8423611111111cm)"><draw:text-box><text:p><text:span text:style-name="T3">NULL</text:span></text:p></draw:text-box></draw:frame><draw:frame text:anchor-type="paragraph" draw:z-index="164" draw:name="Marco de texto 68" draw:style-name="gr10" draw:text-style-name="P7" svg:width="0.641cm" svg:height="0.809cm" svg:x="5.798cm" svg:y="19.371cm"><draw:text-box><text:p>28</text:p></draw:text-box></draw:frame><draw:frame text:anchor-type="paragraph" draw:z-index="165" draw:name="Marco de texto 69" draw:style-name="gr18" draw:text-style-name="P7" svg:width="1.114cm" svg:height="0.92cm" svg:x="6.05cm" svg:y="22.176cm"><draw:text-box><text:p>32</text:p></draw:text-box></draw:frame><draw:frame text:anchor-type="paragraph" draw:z-index="166" draw:name="Marco de texto 70" draw:style-name="gr2" draw:text-style-name="P7" svg:width="0.835cm" svg:height="0.726cm" svg:x="7.862cm" svg:y="19.449cm"><draw:text-box><text:p>35</text:p></draw:text-box></draw:frame><draw:frame text:anchor-type="paragraph" draw:z-index="167" draw:name="Marco de texto 71" draw:style-name="gr2" draw:text-style-name="P11" svg:width="0.835cm" svg:height="0.726cm" svg:x="14.85cm" svg:y="22.066cm"><draw:text-box><text:p><text:span text:style-name="T2">40</text:span></text:p></draw:text-box></draw:frame><draw:frame text:anchor-type="paragraph" draw:z-index="168" draw:name="Marco de texto 72" draw:style-name="gr2" draw:text-style-name="P7" svg:width="2.117cm" svg:height="0.726cm" svg:x="7.527cm" svg:y="20.479cm"><draw:text-box><text:p>Nodo 2</text:p></draw:text-box></draw:frame><draw:line text:anchor-type="paragraph" draw:z-index="169" draw:name="Línea 5" draw:style-name="gr1" draw:text-style-name="P5" svg:x1="5.353cm" svg:y1="20.366cm" svg:x2="3.905cm" svg:y2="21.433cm"><text:p/></draw:line><draw:line text:anchor-type="paragraph" draw:z-index="170" draw:name="Línea 6" draw:style-name="gr1" draw:text-style-name="P5" svg:x1="7.08cm" svg:y1="20.366cm" svg:x2="6.634cm" svg:y2="21.59cm"><text:p/></draw:line><draw:frame text:anchor-type="paragraph" draw:z-index="171" draw:name="Marco de texto 73" draw:style-name="gr16" draw:text-style-name="P7" svg:width="0.948cm" svg:height="0.668cm" svg:x="0.787cm" svg:y="22.105cm"><draw:text-box><text:p>26</text:p></draw:text-box></draw:frame><draw:frame text:anchor-type="paragraph" draw:z-index="172" draw:name="Marco de texto 74" draw:style-name="gr17" draw:text-style-name="P7" svg:width="0.556cm" svg:height="0.643cm" svg:x="12.986cm" svg:y="22.073cm"><draw:text-box><text:p>37</text:p></draw:text-box></draw:frame><draw:custom-shape text:anchor-type="paragraph" draw:z-index="173" draw:name="Forma 13" draw:style-name="gr12" draw:text-style-name="P10" svg:width="6.545cm" svg:height="1.505cm" svg:x="5.353cm" svg:y="21.59cm"><text:p/><draw:enhanced-geometry svg:viewBox="0 0 21600 21600" draw:type="rectangle" draw:enhanced-path="M 0 0 L 21600 0 21600 21600 0 21600 0 0 Z N"/></draw:custom-shape><draw:line text:anchor-type="paragraph" draw:z-index="174" draw:name="Línea vertical 78" draw:style-name="gr7" draw:text-style-name="P5" svg:x1="5.909cm" svg:y1="21.59cm" svg:x2="5.909cm" svg:y2="23.095cm"><text:p/></draw:line><draw:line text:anchor-type="paragraph" draw:z-index="175" draw:name="Línea vertical 79" draw:style-name="gr7" draw:text-style-name="P5" svg:x1="7.163cm" svg:y1="21.59cm" svg:x2="7.163cm" svg:y2="23.095cm"><text:p/></draw:line><draw:line text:anchor-type="paragraph" draw:z-index="176" draw:name="Línea vertical 80" draw:style-name="gr7" draw:text-style-name="P5" svg:x1="7.803cm" svg:y1="21.59cm" svg:x2="7.803cm" svg:y2="23.095cm"><text:p/></draw:line><draw:line text:anchor-type="paragraph" draw:z-index="177" draw:name="Línea vertical 81" draw:style-name="gr7" draw:text-style-name="P5" svg:x1="9.335cm" svg:y1="21.59cm" svg:x2="9.335cm" svg:y2="23.095cm"><text:p/></draw:line><draw:line text:anchor-type="paragraph" draw:z-index="178" draw:name="Línea vertical 82" draw:style-name="gr7" draw:text-style-name="P5" svg:x1="9.864cm" svg:y1="21.59cm" svg:x2="9.864cm" svg:y2="23.095cm"><text:p/></draw:line><draw:line text:anchor-type="paragraph" draw:z-index="179" draw:name="Línea vertical 83" draw:style-name="gr7" draw:text-style-name="P5" svg:x1="11.479cm" svg:y1="21.59cm" svg:x2="11.479cm" svg:y2="23.095cm"><text:p/></draw:line><draw:line text:anchor-type="paragraph" draw:z-index="180" draw:name="Línea vertical 84" draw:style-name="gr7" draw:text-style-name="P5" svg:x1="11.897cm" svg:y1="21.59cm" svg:x2="11.897cm" svg:y2="23.095cm"><text:p/></draw:line><draw:frame text:anchor-type="paragraph" draw:z-index="181" draw:name="Marco de texto 75" draw:style-name="gr11" draw:text-style-name="P12" svg:width="1.308cm" svg:height="0.563cm" draw:transform="rotate (1.56241874638532) translate (5.35340277777778cm 22.8970416666667cm)"><draw:text-box><text:p><text:span text:style-name="T3">NULL</text:span></text:p></draw:text-box></draw:frame><draw:frame text:anchor-type="paragraph" draw:z-index="182" draw:name="Marco de texto 76" draw:style-name="gr11" draw:text-style-name="P12" svg:width="1.308cm" svg:height="0.563cm" draw:transform="rotate (1.56241874638532) translate (7.16315277777778cm 22.8970416666667cm)"><draw:text-box><text:p><text:span text:style-name="T3">NULL</text:span></text:p></draw:text-box></draw:frame><draw:frame text:anchor-type="paragraph" draw:z-index="183" draw:name="Marco de texto 77" draw:style-name="gr11" draw:text-style-name="P12" svg:width="1.308cm" svg:height="0.563cm" draw:transform="rotate (1.56241874638532) translate (9.29040277777778cm 22.8970416666667cm)"><draw:text-box><text:p><text:span text:style-name="T3">NULL</text:span></text:p></draw:text-box></draw:frame><draw:line text:anchor-type="paragraph" draw:z-index="184" draw:name="Línea 7" draw:style-name="gr1" draw:text-style-name="P5" svg:x1="9.391cm" svg:y1="20.366cm" svg:x2="13.541cm" svg:y2="21.535cm"><text:p/></draw:line><draw:frame text:anchor-type="paragraph" draw:z-index="185" draw:name="Marco de texto 81" draw:style-name="gr2" draw:text-style-name="P7" svg:width="3.483cm" svg:height="0.726cm" svg:x="-0.217cm" svg:y="23.294cm"><draw:text-box><text:p>Nodo 0</text:p></draw:text-box></draw:frame><draw:frame text:anchor-type="paragraph" draw:z-index="186" draw:name="Marco de texto 82" draw:style-name="gr2" draw:text-style-name="P7" svg:width="3.483cm" svg:height="0.726cm" svg:x="7.191cm" svg:y="23.32cm"><draw:text-box><text:p>Nodo 3</text:p></draw:text-box></draw:frame><draw:frame text:anchor-type="paragraph" draw:z-index="187" draw:name="Marco de texto 83" draw:style-name="gr2" draw:text-style-name="P7" svg:width="3.483cm" svg:height="0.726cm" svg:x="13.903cm" svg:y="23.266cm"><draw:text-box><text:p>Nodo 1</text:p></draw:text-box></draw:frame><draw:frame text:anchor-type="paragraph" draw:z-index="188" draw:name="Marco de texto 78" draw:style-name="gr16" draw:text-style-name="P7" svg:width="0.948cm" svg:height="0.668cm" svg:x="-1.08cm" svg:y="22.079cm"><draw:text-box><text:p>25</text:p></draw:text-box></draw:frame><draw:frame text:anchor-type="paragraph" draw:z-index="189" draw:name="Marco de texto 79" draw:style-name="gr16" draw:text-style-name="P7" svg:width="0.948cm" svg:height="0.668cm" svg:x="6.05cm" svg:y="22.05cm"><draw:text-box><text:p>32</text:p></draw:text-box></draw:frame><draw:frame text:anchor-type="paragraph" draw:z-index="190" draw:name="Marco de texto 80" draw:style-name="gr19" draw:text-style-name="P7" svg:width="2.172cm" svg:height="9.739cm" svg:x="-0.579cm" svg:y="24.335cm"><draw:text-box><text:p/><text:p/><text:p/><text:p/><text:p/><text:p/><text:p/><text:p/><text:p/><text:p/><text:p/><text:p/><text:p/><text:p/><text:p/><text:p/><text:p/><text:p/><text:p/><text:p/></draw:text-box></draw:frame>Capacidad mínima = 1</text:p>
      <text:p text:style-name="P1"/>
      <text:p text:style-name="P2">5) Agrego el 23 (no causa inconvenientes)</text:p>
      <text:p text:style-name="P3"><draw:custom-shape text:anchor-type="paragraph" draw:z-index="191" draw:name="Forma 14" draw:style-name="gr12" draw:text-style-name="P10" svg:width="6.545cm" svg:height="1.505cm" svg:x="5.159cm" svg:y="0.526cm"><text:p/><draw:enhanced-geometry svg:viewBox="0 0 21600 21600" draw:type="rectangle" draw:enhanced-path="M 0 0 L 21600 0 21600 21600 0 21600 0 0 Z N"/></draw:custom-shape><draw:line text:anchor-type="paragraph" draw:z-index="192" draw:name="Línea vertical 85" draw:style-name="gr7" draw:text-style-name="P5" svg:x1="5.715cm" svg:y1="0.526cm" svg:x2="5.715cm" svg:y2="2.031cm"><text:p/></draw:line><draw:line text:anchor-type="paragraph" draw:z-index="193" draw:name="Línea vertical 86" draw:style-name="gr7" draw:text-style-name="P5" svg:x1="6.969cm" svg:y1="0.526cm" svg:x2="6.969cm" svg:y2="2.031cm"><text:p/></draw:line><draw:line text:anchor-type="paragraph" draw:z-index="194" draw:name="Línea vertical 87" draw:style-name="gr7" draw:text-style-name="P5" svg:x1="7.609cm" svg:y1="0.526cm" svg:x2="7.609cm" svg:y2="2.031cm"><text:p/></draw:line><draw:line text:anchor-type="paragraph" draw:z-index="195" draw:name="Línea vertical 88" draw:style-name="gr7" draw:text-style-name="P5" svg:x1="9.14cm" svg:y1="0.526cm" svg:x2="9.14cm" svg:y2="2.031cm"><text:p/></draw:line><draw:line text:anchor-type="paragraph" draw:z-index="196" draw:name="Línea vertical 89" draw:style-name="gr7" draw:text-style-name="P5" svg:x1="9.67cm" svg:y1="0.526cm" svg:x2="9.67cm" svg:y2="2.031cm"><text:p/></draw:line><draw:line text:anchor-type="paragraph" draw:z-index="197" draw:name="Línea vertical 90" draw:style-name="gr7" draw:text-style-name="P5" svg:x1="11.285cm" svg:y1="0.526cm" svg:x2="11.285cm" svg:y2="2.031cm"><text:p/></draw:line><draw:line text:anchor-type="paragraph" draw:z-index="198" draw:name="Línea vertical 91" draw:style-name="gr7" draw:text-style-name="P5" svg:x1="11.703cm" svg:y1="0.526cm" svg:x2="11.703cm" svg:y2="2.031cm"><text:p/></draw:line><draw:frame text:anchor-type="paragraph" draw:z-index="199" draw:name="Marco de texto 84" draw:style-name="gr11" draw:text-style-name="P12" svg:width="1.308cm" svg:height="0.563cm" draw:transform="rotate (1.56241874638532) translate (5.159375cm 1.83268055555556cm)"><draw:text-box><text:p><text:span text:style-name="T3">Nodo 0</text:span></text:p></draw:text-box></draw:frame><draw:frame text:anchor-type="paragraph" draw:z-index="200" draw:name="Marco de texto 85" draw:style-name="gr11" draw:text-style-name="P12" svg:width="1.308cm" svg:height="0.563cm" draw:transform="rotate (1.56241874638532) translate (6.969125cm 1.83268055555556cm)"><draw:text-box><text:p><text:span text:style-name="T3">Nodo 3</text:span></text:p></draw:text-box></draw:frame><draw:frame text:anchor-type="paragraph" draw:z-index="201" draw:name="Marco de texto 86" draw:style-name="gr11" draw:text-style-name="P12" svg:width="1.308cm" svg:height="0.563cm" draw:transform="rotate (1.56241874638532) translate (9.096375cm 1.83268055555556cm)"><draw:text-box><text:p><text:span text:style-name="T3">Nodo 1</text:span></text:p></draw:text-box></draw:frame><draw:frame text:anchor-type="paragraph" draw:z-index="202" draw:name="Marco de texto 87" draw:style-name="gr11" draw:text-style-name="P12" svg:width="1.308cm" svg:height="0.563cm" draw:transform="rotate (1.56241874638532) translate (11.2853611111111cm 1.83268055555556cm)"><draw:text-box><text:p><text:span text:style-name="T3">NULL</text:span></text:p></draw:text-box></draw:frame><draw:custom-shape text:anchor-type="paragraph" draw:z-index="203" draw:name="Forma 15" draw:style-name="gr12" draw:text-style-name="P10" svg:width="6.545cm" svg:height="1.505cm" svg:x="-1.886cm" svg:y="3.254cm"><text:p/><draw:enhanced-geometry svg:viewBox="0 0 21600 21600" draw:type="rectangle" draw:enhanced-path="M 0 0 L 21600 0 21600 21600 0 21600 0 0 Z N"/></draw:custom-shape><draw:line text:anchor-type="paragraph" draw:z-index="204" draw:name="Línea vertical 92" draw:style-name="gr7" draw:text-style-name="P5" svg:x1="-1.33cm" svg:y1="3.254cm" svg:x2="-1.33cm" svg:y2="4.759cm"><text:p/></draw:line><draw:line text:anchor-type="paragraph" draw:z-index="205" draw:name="Línea vertical 93" draw:style-name="gr7" draw:text-style-name="P5" svg:x1="-0.076cm" svg:y1="3.254cm" svg:x2="-0.076cm" svg:y2="4.759cm"><text:p/></draw:line><draw:line text:anchor-type="paragraph" draw:z-index="206" draw:name="Línea vertical 94" draw:style-name="gr7" draw:text-style-name="P5" svg:x1="0.564cm" svg:y1="3.254cm" svg:x2="0.564cm" svg:y2="4.759cm"><text:p/></draw:line><draw:line text:anchor-type="paragraph" draw:z-index="207" draw:name="Línea vertical 95" draw:style-name="gr7" draw:text-style-name="P5" svg:x1="2.096cm" svg:y1="3.254cm" svg:x2="2.096cm" svg:y2="4.759cm"><text:p/></draw:line><draw:line text:anchor-type="paragraph" draw:z-index="208" draw:name="Línea vertical 96" draw:style-name="gr7" draw:text-style-name="P5" svg:x1="2.625cm" svg:y1="3.254cm" svg:x2="2.625cm" svg:y2="4.759cm"><text:p/></draw:line><draw:line text:anchor-type="paragraph" draw:z-index="209" draw:name="Línea vertical 97" draw:style-name="gr7" draw:text-style-name="P5" svg:x1="4.24cm" svg:y1="3.254cm" svg:x2="4.24cm" svg:y2="4.759cm"><text:p/></draw:line><draw:line text:anchor-type="paragraph" draw:z-index="210" draw:name="Línea vertical 98" draw:style-name="gr7" draw:text-style-name="P5" svg:x1="4.658cm" svg:y1="3.254cm" svg:x2="4.658cm" svg:y2="4.759cm"><text:p/></draw:line><draw:frame text:anchor-type="paragraph" draw:z-index="211" draw:name="Marco de texto 88" draw:style-name="gr11" draw:text-style-name="P12" svg:width="1.308cm" svg:height="0.563cm" draw:transform="rotate (1.56241874638532) translate (-1.88559722222222cm 4.56141666666667cm)"><draw:text-box><text:p><text:span text:style-name="T3">NULL</text:span></text:p></draw:text-box></draw:frame><draw:frame text:anchor-type="paragraph" draw:z-index="212" draw:name="Marco de texto 89" draw:style-name="gr11" draw:text-style-name="P12" svg:width="1.308cm" svg:height="0.563cm" draw:transform="rotate (1.56241874638532) translate (-0.0758472222222222cm 4.56141666666667cm)"><draw:text-box><text:p><text:span text:style-name="T3">NULL</text:span></text:p></draw:text-box></draw:frame><draw:frame text:anchor-type="paragraph" draw:z-index="213" draw:name="Marco de texto 90" draw:style-name="gr11" draw:text-style-name="P12" svg:width="1.308cm" svg:height="0.563cm" draw:transform="rotate (1.56241874638532) translate (2.05140277777778cm 4.56141666666667cm)"><draw:text-box><text:p><text:span text:style-name="T3">NULL</text:span></text:p></draw:text-box></draw:frame><draw:frame text:anchor-type="paragraph" draw:z-index="214" draw:name="Marco de texto 91" draw:style-name="gr11" draw:text-style-name="P12" svg:width="1.308cm" svg:height="0.563cm" draw:transform="rotate (1.56241874638532) translate (4.24038888888889cm 4.56141666666667cm)"><draw:text-box><text:p><text:span text:style-name="T3">NULL</text:span></text:p></draw:text-box></draw:frame><draw:custom-shape text:anchor-type="paragraph" draw:z-index="215" draw:name="Forma 16" draw:style-name="gr12" draw:text-style-name="P10" svg:width="6.545cm" svg:height="1.505cm" svg:x="12.233cm" svg:y="3.2cm"><text:p/><draw:enhanced-geometry svg:viewBox="0 0 21600 21600" draw:type="rectangle" draw:enhanced-path="M 0 0 L 21600 0 21600 21600 0 21600 0 0 Z N"/></draw:custom-shape><draw:line text:anchor-type="paragraph" draw:z-index="216" draw:name="Línea vertical 99" draw:style-name="gr7" draw:text-style-name="P5" svg:x1="12.788cm" svg:y1="3.2cm" svg:x2="12.788cm" svg:y2="4.705cm"><text:p/></draw:line><draw:line text:anchor-type="paragraph" draw:z-index="217" draw:name="Línea vertical 100" draw:style-name="gr7" draw:text-style-name="P5" svg:x1="14.042cm" svg:y1="3.2cm" svg:x2="14.042cm" svg:y2="4.705cm"><text:p/></draw:line><draw:line text:anchor-type="paragraph" draw:z-index="218" draw:name="Línea vertical 101" draw:style-name="gr7" draw:text-style-name="P5" svg:x1="14.683cm" svg:y1="3.2cm" svg:x2="14.683cm" svg:y2="4.705cm"><text:p/></draw:line><draw:line text:anchor-type="paragraph" draw:z-index="219" draw:name="Línea vertical 102" draw:style-name="gr7" draw:text-style-name="P5" svg:x1="16.214cm" svg:y1="3.2cm" svg:x2="16.214cm" svg:y2="4.705cm"><text:p/></draw:line><draw:line text:anchor-type="paragraph" draw:z-index="220" draw:name="Línea vertical 103" draw:style-name="gr7" draw:text-style-name="P5" svg:x1="16.743cm" svg:y1="3.2cm" svg:x2="16.743cm" svg:y2="4.705cm"><text:p/></draw:line><draw:line text:anchor-type="paragraph" draw:z-index="221" draw:name="Línea vertical 104" draw:style-name="gr7" draw:text-style-name="P5" svg:x1="18.359cm" svg:y1="3.2cm" svg:x2="18.359cm" svg:y2="4.705cm"><text:p/></draw:line><draw:line text:anchor-type="paragraph" draw:z-index="222" draw:name="Línea vertical 105" draw:style-name="gr7" draw:text-style-name="P5" svg:x1="18.777cm" svg:y1="3.2cm" svg:x2="18.777cm" svg:y2="4.705cm"><text:p/></draw:line><draw:frame text:anchor-type="paragraph" draw:z-index="223" draw:name="Marco de texto 92" draw:style-name="gr11" draw:text-style-name="P12" svg:width="1.308cm" svg:height="0.563cm" draw:transform="rotate (1.56241874638532) translate (12.2325694444444cm 4.50673611111111cm)"><draw:text-box><text:p><text:span text:style-name="T3">NULL</text:span></text:p></draw:text-box></draw:frame><draw:frame text:anchor-type="paragraph" draw:z-index="224" draw:name="Marco de texto 93" draw:style-name="gr11" draw:text-style-name="P12" svg:width="1.308cm" svg:height="0.563cm" draw:transform="rotate (1.56241874638532) translate (14.0423194444444cm 4.50673611111111cm)"><draw:text-box><text:p><text:span text:style-name="T3">NULL</text:span></text:p></draw:text-box></draw:frame><draw:frame text:anchor-type="paragraph" draw:z-index="225" draw:name="Marco de texto 94" draw:style-name="gr11" draw:text-style-name="P12" svg:width="1.308cm" svg:height="0.563cm" draw:transform="rotate (1.56241874638532) translate (16.1695694444444cm 4.50673611111111cm)"><draw:text-box><text:p><text:span text:style-name="T3">NULL</text:span></text:p></draw:text-box></draw:frame><draw:frame text:anchor-type="paragraph" draw:z-index="226" draw:name="Marco de texto 95" draw:style-name="gr11" draw:text-style-name="P12" svg:width="1.308cm" svg:height="0.563cm" draw:transform="rotate (1.56241874638532) translate (18.3585555555556cm 4.50673611111111cm)"><draw:text-box><text:p><text:span text:style-name="T3">NULL</text:span></text:p></draw:text-box></draw:frame><draw:frame text:anchor-type="paragraph" draw:z-index="227" draw:name="Marco de texto 96" draw:style-name="gr10" draw:text-style-name="P7" svg:width="0.641cm" svg:height="0.809cm" svg:x="5.854cm" svg:y="1.035cm"><draw:text-box><text:p>28</text:p></draw:text-box></draw:frame><draw:frame text:anchor-type="paragraph" draw:z-index="228" draw:name="Marco de texto 97" draw:style-name="gr18" draw:text-style-name="P7" svg:width="1.114cm" svg:height="0.92cm" svg:x="6.107cm" svg:y="3.84cm"><draw:text-box><text:p>32</text:p></draw:text-box></draw:frame><draw:frame text:anchor-type="paragraph" draw:z-index="229" draw:name="Marco de texto 98" draw:style-name="gr2" draw:text-style-name="P7" svg:width="0.835cm" svg:height="0.726cm" svg:x="7.918cm" svg:y="1.113cm"><draw:text-box><text:p>35</text:p></draw:text-box></draw:frame><draw:frame text:anchor-type="paragraph" draw:z-index="230" draw:name="Marco de texto 99" draw:style-name="gr2" draw:text-style-name="P11" svg:width="0.835cm" svg:height="0.726cm" svg:x="14.907cm" svg:y="3.731cm"><draw:text-box><text:p><text:span text:style-name="T2">40</text:span></text:p></draw:text-box></draw:frame><draw:frame text:anchor-type="paragraph" draw:z-index="231" draw:name="Marco de texto 100" draw:style-name="gr2" draw:text-style-name="P7" svg:width="2.117cm" svg:height="0.726cm" svg:x="7.583cm" svg:y="2.143cm"><draw:text-box><text:p>Nodo 2</text:p></draw:text-box></draw:frame><draw:line text:anchor-type="paragraph" draw:z-index="232" draw:name="Línea 8" draw:style-name="gr1" draw:text-style-name="P5" svg:x1="5.41cm" svg:y1="2.03cm" svg:x2="3.962cm" svg:y2="3.097cm"><text:p/></draw:line><draw:line text:anchor-type="paragraph" draw:z-index="233" draw:name="Línea 9" draw:style-name="gr1" draw:text-style-name="P5" svg:x1="7.136cm" svg:y1="2.03cm" svg:x2="6.69cm" svg:y2="3.254cm"><text:p/></draw:line><draw:frame text:anchor-type="paragraph" draw:z-index="234" draw:name="Marco de texto 101" draw:style-name="gr16" draw:text-style-name="P7" svg:width="0.948cm" svg:height="0.668cm" svg:x="2.96cm" svg:y="3.769cm"><draw:text-box><text:p>26</text:p></draw:text-box></draw:frame><draw:frame text:anchor-type="paragraph" draw:z-index="235" draw:name="Marco de texto 102" draw:style-name="gr17" draw:text-style-name="P7" svg:width="0.556cm" svg:height="0.643cm" svg:x="13.042cm" svg:y="3.738cm"><draw:text-box><text:p>37</text:p></draw:text-box></draw:frame><draw:custom-shape text:anchor-type="paragraph" draw:z-index="236" draw:name="Forma 17" draw:style-name="gr12" draw:text-style-name="P10" svg:width="6.545cm" svg:height="1.505cm" svg:x="5.41cm" svg:y="3.254cm"><text:p/><draw:enhanced-geometry svg:viewBox="0 0 21600 21600" draw:type="rectangle" draw:enhanced-path="M 0 0 L 21600 0 21600 21600 0 21600 0 0 Z N"/></draw:custom-shape><draw:line text:anchor-type="paragraph" draw:z-index="237" draw:name="Línea vertical 106" draw:style-name="gr7" draw:text-style-name="P5" svg:x1="5.965cm" svg:y1="3.254cm" svg:x2="5.965cm" svg:y2="4.759cm"><text:p/></draw:line><draw:line text:anchor-type="paragraph" draw:z-index="238" draw:name="Línea vertical 107" draw:style-name="gr7" draw:text-style-name="P5" svg:x1="7.22cm" svg:y1="3.254cm" svg:x2="7.22cm" svg:y2="4.759cm"><text:p/></draw:line><draw:line text:anchor-type="paragraph" draw:z-index="239" draw:name="Línea vertical 108" draw:style-name="gr7" draw:text-style-name="P5" svg:x1="7.86cm" svg:y1="3.254cm" svg:x2="7.86cm" svg:y2="4.759cm"><text:p/></draw:line><draw:line text:anchor-type="paragraph" draw:z-index="240" draw:name="Línea vertical 109" draw:style-name="gr7" draw:text-style-name="P5" svg:x1="9.391cm" svg:y1="3.254cm" svg:x2="9.391cm" svg:y2="4.759cm"><text:p/></draw:line><draw:line text:anchor-type="paragraph" draw:z-index="241" draw:name="Línea vertical 110" draw:style-name="gr7" draw:text-style-name="P5" svg:x1="9.92cm" svg:y1="3.254cm" svg:x2="9.92cm" svg:y2="4.759cm"><text:p/></draw:line><draw:line text:anchor-type="paragraph" draw:z-index="242" draw:name="Línea vertical 111" draw:style-name="gr7" draw:text-style-name="P5" svg:x1="11.536cm" svg:y1="3.254cm" svg:x2="11.536cm" svg:y2="4.759cm"><text:p/></draw:line><draw:line text:anchor-type="paragraph" draw:z-index="243" draw:name="Línea vertical 112" draw:style-name="gr7" draw:text-style-name="P5" svg:x1="11.954cm" svg:y1="3.254cm" svg:x2="11.954cm" svg:y2="4.759cm"><text:p/></draw:line><draw:frame text:anchor-type="paragraph" draw:z-index="244" draw:name="Marco de texto 103" draw:style-name="gr11" draw:text-style-name="P12" svg:width="1.308cm" svg:height="0.563cm" draw:transform="rotate (1.56241874638532) translate (5.40984722222222cm 4.56141666666667cm)"><draw:text-box><text:p><text:span text:style-name="T3">NULL</text:span></text:p></draw:text-box></draw:frame><draw:frame text:anchor-type="paragraph" draw:z-index="245" draw:name="Marco de texto 104" draw:style-name="gr11" draw:text-style-name="P12" svg:width="1.308cm" svg:height="0.563cm" draw:transform="rotate (1.56241874638532) translate (7.21959722222222cm 4.56141666666667cm)"><draw:text-box><text:p><text:span text:style-name="T3">NULL</text:span></text:p></draw:text-box></draw:frame><draw:frame text:anchor-type="paragraph" draw:z-index="246" draw:name="Marco de texto 105" draw:style-name="gr11" draw:text-style-name="P12" svg:width="1.308cm" svg:height="0.563cm" draw:transform="rotate (1.56241874638532) translate (9.34684722222222cm 4.56141666666667cm)"><draw:text-box><text:p><text:span text:style-name="T3">NULL</text:span></text:p></draw:text-box></draw:frame><draw:line text:anchor-type="paragraph" draw:z-index="247" draw:name="Línea 10" draw:style-name="gr1" draw:text-style-name="P5" svg:x1="9.447cm" svg:y1="2.03cm" svg:x2="13.597cm" svg:y2="3.199cm"><text:p/></draw:line><draw:frame text:anchor-type="paragraph" draw:z-index="248" draw:name="Marco de texto 106" draw:style-name="gr16" draw:text-style-name="P7" svg:width="0.948cm" svg:height="0.668cm" svg:x="0.9cm" svg:y="3.771cm"><draw:text-box><text:p>25</text:p></draw:text-box></draw:frame><draw:frame text:anchor-type="paragraph" draw:z-index="249" draw:name="Marco de texto 107" draw:style-name="gr16" draw:text-style-name="P7" svg:width="0.948cm" svg:height="0.668cm" svg:x="6.107cm" svg:y="3.715cm"><draw:text-box><text:p>32</text:p></draw:text-box></draw:frame><draw:frame text:anchor-type="paragraph" draw:z-index="250" draw:name="Marco de texto 108" draw:style-name="gr16" draw:text-style-name="P7" svg:width="0.948cm" svg:height="0.668cm" svg:x="-1.023cm" svg:y="3.687cm"><draw:text-box><text:p>23</text:p></draw:text-box></draw:frame><draw:frame text:anchor-type="paragraph" draw:z-index="251" draw:name="Marco de texto 109" draw:style-name="gr2" draw:text-style-name="P7" svg:width="3.483cm" svg:height="0.726cm" svg:x="14.711cm" svg:y="4.854cm"><draw:text-box><text:p>Nodo 1</text:p></draw:text-box></draw:frame><draw:frame text:anchor-type="paragraph" draw:z-index="252" draw:name="Marco de texto 110" draw:style-name="gr2" draw:text-style-name="P7" svg:width="3.483cm" svg:height="0.726cm" svg:x="0.034cm" svg:y="5.015cm"><draw:text-box><text:p>Nodo 0</text:p></draw:text-box></draw:frame><draw:frame text:anchor-type="paragraph" draw:z-index="253" draw:name="Marco de texto 111" draw:style-name="gr2" draw:text-style-name="P7" svg:width="3.483cm" svg:height="0.726cm" svg:x="7.664cm" svg:y="4.9cm"><draw:text-box><text:p>Nodo 3</text:p></draw:text-box></draw:frame><draw:frame text:anchor-type="paragraph" draw:z-index="254" draw:name="Marco de texto 112" draw:style-name="gr15" draw:text-style-name="P7" svg:width="17.825cm" svg:height="1.087cm" svg:x="0.229cm" svg:y="6.391cm"><draw:text-box><text:p>6) Agrego el 21 (overflow en Nodo 0) divido y promociono</text:p></draw:text-box></draw:frame><draw:custom-shape text:anchor-type="paragraph" draw:z-index="255" draw:name="Forma 18" draw:style-name="gr12" draw:text-style-name="P10" svg:width="6.545cm" svg:height="1.505cm" svg:x="4.937cm" svg:y="7.153cm"><text:p/><draw:enhanced-geometry svg:viewBox="0 0 21600 21600" draw:type="rectangle" draw:enhanced-path="M 0 0 L 21600 0 21600 21600 0 21600 0 0 Z N"/></draw:custom-shape><draw:line text:anchor-type="paragraph" draw:z-index="256" draw:name="Línea vertical 113" draw:style-name="gr7" draw:text-style-name="P5" svg:x1="5.493cm" svg:y1="7.153cm" svg:x2="5.493cm" svg:y2="8.658cm"><text:p/></draw:line><draw:line text:anchor-type="paragraph" draw:z-index="257" draw:name="Línea vertical 114" draw:style-name="gr7" draw:text-style-name="P5" svg:x1="6.747cm" svg:y1="7.153cm" svg:x2="6.747cm" svg:y2="8.658cm"><text:p/></draw:line><draw:line text:anchor-type="paragraph" draw:z-index="258" draw:name="Línea vertical 115" draw:style-name="gr7" draw:text-style-name="P5" svg:x1="7.387cm" svg:y1="7.153cm" svg:x2="7.387cm" svg:y2="8.658cm"><text:p/></draw:line><draw:line text:anchor-type="paragraph" draw:z-index="259" draw:name="Línea vertical 116" draw:style-name="gr7" draw:text-style-name="P5" svg:x1="8.918cm" svg:y1="7.153cm" svg:x2="8.918cm" svg:y2="8.658cm"><text:p/></draw:line><draw:line text:anchor-type="paragraph" draw:z-index="260" draw:name="Línea vertical 117" draw:style-name="gr7" draw:text-style-name="P5" svg:x1="9.447cm" svg:y1="7.153cm" svg:x2="9.447cm" svg:y2="8.658cm"><text:p/></draw:line><draw:line text:anchor-type="paragraph" draw:z-index="261" draw:name="Línea vertical 118" draw:style-name="gr7" draw:text-style-name="P5" svg:x1="11.063cm" svg:y1="7.153cm" svg:x2="11.063cm" svg:y2="8.658cm"><text:p/></draw:line><draw:line text:anchor-type="paragraph" draw:z-index="262" draw:name="Línea vertical 119" draw:style-name="gr7" draw:text-style-name="P5" svg:x1="11.481cm" svg:y1="7.153cm" svg:x2="11.481cm" svg:y2="8.658cm"><text:p/></draw:line><draw:frame text:anchor-type="paragraph" draw:z-index="263" draw:name="Marco de texto 113" draw:style-name="gr11" draw:text-style-name="P12" svg:width="1.308cm" svg:height="0.563cm" draw:transform="rotate (1.56241874638532) translate (4.937125cm 8.45961111111111cm)"><draw:text-box><text:p><text:span text:style-name="T3">Nodo 0</text:span></text:p></draw:text-box></draw:frame><draw:frame text:anchor-type="paragraph" draw:z-index="264" draw:name="Marco de texto 114" draw:style-name="gr11" draw:text-style-name="P12" svg:width="1.308cm" svg:height="0.563cm" draw:transform="rotate (1.56241874638532) translate (6.746875cm 8.45961111111111cm)"><draw:text-box><text:p><text:span text:style-name="T3">Nodo 4</text:span></text:p></draw:text-box></draw:frame><draw:frame text:anchor-type="paragraph" draw:z-index="265" draw:name="Marco de texto 115" draw:style-name="gr11" draw:text-style-name="P12" svg:width="1.308cm" svg:height="0.563cm" draw:transform="rotate (1.56241874638532) translate (8.874125cm 8.45961111111111cm)"><draw:text-box><text:p><text:span text:style-name="T3">Nodo 3</text:span></text:p></draw:text-box></draw:frame><draw:frame text:anchor-type="paragraph" draw:z-index="266" draw:name="Marco de texto 116" draw:style-name="gr11" draw:text-style-name="P12" svg:width="1.308cm" svg:height="0.563cm" draw:transform="rotate (1.56241874638532) translate (11.0631111111111cm 8.45961111111111cm)"><draw:text-box><text:p><text:span text:style-name="T3">Nodo 1</text:span></text:p></draw:text-box></draw:frame><draw:custom-shape text:anchor-type="paragraph" draw:z-index="267" draw:name="Forma 19" draw:style-name="gr8" draw:text-style-name="P10" svg:width="3.315cm" svg:height="0.757cm" svg:x="-2.108cm" svg:y="9.881cm"><text:p/><draw:enhanced-geometry svg:viewBox="0 0 21600 21600" draw:type="rectangle" draw:enhanced-path="M 0 0 L 21600 0 21600 21600 0 21600 0 0 Z N"/></draw:custom-shape><draw:line text:anchor-type="paragraph" draw:z-index="268" draw:name="Línea vertical 120" draw:style-name="gr7" draw:text-style-name="P5" svg:x1="-1.704cm" svg:y1="9.879cm" svg:x2="-1.704cm" svg:y2="10.638cm"><text:p/></draw:line><draw:line text:anchor-type="paragraph" draw:z-index="269" draw:name="Línea vertical 121" draw:style-name="gr7" draw:text-style-name="P5" svg:x1="-1.072cm" svg:y1="9.879cm" svg:x2="-1.072cm" svg:y2="10.638cm"><text:p/></draw:line><draw:line text:anchor-type="paragraph" draw:z-index="270" draw:name="Línea vertical 122" draw:style-name="gr7" draw:text-style-name="P5" svg:x1="-0.749cm" svg:y1="9.879cm" svg:x2="-0.749cm" svg:y2="10.638cm"><text:p/></draw:line><draw:line text:anchor-type="paragraph" draw:z-index="271" draw:name="Línea vertical 123" draw:style-name="gr7" draw:text-style-name="P5" svg:x1="0.022cm" svg:y1="9.879cm" svg:x2="0.022cm" svg:y2="10.638cm"><text:p/></draw:line><draw:line text:anchor-type="paragraph" draw:z-index="272" draw:name="Línea vertical 124" draw:style-name="gr7" draw:text-style-name="P5" svg:x1="0.289cm" svg:y1="9.879cm" svg:x2="0.289cm" svg:y2="10.638cm"><text:p/></draw:line><draw:line text:anchor-type="paragraph" draw:z-index="273" draw:name="Línea vertical 125" draw:style-name="gr7" draw:text-style-name="P5" svg:x1="1.104cm" svg:y1="9.879cm" svg:x2="1.104cm" svg:y2="10.638cm"><text:p/></draw:line><draw:line text:anchor-type="paragraph" draw:z-index="274" draw:name="Línea vertical 126" draw:style-name="gr7" draw:text-style-name="P5" svg:x1="1.315cm" svg:y1="9.879cm" svg:x2="1.315cm" svg:y2="10.638cm"><text:p/></draw:line><draw:frame text:anchor-type="paragraph" draw:z-index="275" draw:name="Marco de texto 117" draw:style-name="gr6" draw:text-style-name="P9" svg:width="0.761cm" svg:height="0.279cm" draw:transform="rotate (1.56381500978692) translate (1.10419444444444cm 10.6415416666667cm)"><draw:text-box><text:p text:style-name="P8"><text:span text:style-name="T1">NULL</text:span></text:p></draw:text-box></draw:frame><draw:frame text:anchor-type="paragraph" draw:z-index="276" draw:name="Marco de texto 125" draw:style-name="gr10" draw:text-style-name="P7" svg:width="0.641cm" svg:height="0.809cm" svg:x="7.777cm" svg:y="7.477cm"><draw:text-box><text:p>28</text:p></draw:text-box></draw:frame><draw:frame text:anchor-type="paragraph" draw:z-index="277" draw:name="Marco de texto 127" draw:style-name="gr2" draw:text-style-name="P7" svg:width="0.835cm" svg:height="0.726cm" svg:x="9.73cm" svg:y="7.477cm"><draw:text-box><text:p>35</text:p></draw:text-box></draw:frame><draw:frame text:anchor-type="paragraph" draw:z-index="278" draw:name="Marco de texto 129" draw:style-name="gr2" draw:text-style-name="P7" svg:width="2.117cm" svg:height="0.726cm" svg:x="7.361cm" svg:y="8.77cm"><draw:text-box><text:p>Nodo 2</text:p></draw:text-box></draw:frame><draw:frame text:anchor-type="paragraph" draw:z-index="279" draw:name="Marco de texto 137" draw:style-name="gr3" draw:text-style-name="P7" svg:width="0.477cm" svg:height="0.489cm" svg:x="3.198cm" svg:y="10.054cm"><draw:text-box><text:p>26</text:p></draw:text-box></draw:frame><draw:frame text:anchor-type="paragraph" draw:z-index="280" draw:name="Marco de texto 139" draw:style-name="gr2" draw:text-style-name="P7" svg:width="3.483cm" svg:height="0.726cm" svg:x="-1.39cm" svg:y="10.834cm"><draw:text-box><text:p>Nodo 0</text:p></draw:text-box></draw:frame><draw:line text:anchor-type="paragraph" draw:z-index="281" draw:name="Línea vertical 133" draw:style-name="gr7" draw:text-style-name="P5" svg:x1="19cm" svg:y1="9.992cm" svg:x2="19cm" svg:y2="11.174cm"><text:p/></draw:line><draw:line text:anchor-type="paragraph" draw:z-index="282" draw:name="Línea vertical 148" draw:style-name="gr7" draw:text-style-name="P5" svg:x1="-1.704cm" svg:y1="9.879cm" svg:x2="-1.704cm" svg:y2="10.638cm"><text:p/></draw:line><draw:line text:anchor-type="paragraph" draw:z-index="283" draw:name="Línea vertical 149" draw:style-name="gr7" draw:text-style-name="P5" svg:x1="-1.072cm" svg:y1="9.879cm" svg:x2="-1.072cm" svg:y2="10.638cm"><text:p/></draw:line><draw:line text:anchor-type="paragraph" draw:z-index="284" draw:name="Línea vertical 150" draw:style-name="gr7" draw:text-style-name="P5" svg:x1="-0.749cm" svg:y1="9.879cm" svg:x2="-0.749cm" svg:y2="10.638cm"><text:p/></draw:line><draw:line text:anchor-type="paragraph" draw:z-index="285" draw:name="Línea vertical 151" draw:style-name="gr7" draw:text-style-name="P5" svg:x1="0.022cm" svg:y1="9.879cm" svg:x2="0.022cm" svg:y2="10.638cm"><text:p/></draw:line><draw:line text:anchor-type="paragraph" draw:z-index="286" draw:name="Línea vertical 152" draw:style-name="gr7" draw:text-style-name="P5" svg:x1="0.289cm" svg:y1="9.879cm" svg:x2="0.289cm" svg:y2="10.638cm"><text:p/></draw:line><draw:line text:anchor-type="paragraph" draw:z-index="287" draw:name="Línea vertical 153" draw:style-name="gr7" draw:text-style-name="P5" svg:x1="1.104cm" svg:y1="9.879cm" svg:x2="1.104cm" svg:y2="10.638cm"><text:p/></draw:line><draw:line text:anchor-type="paragraph" draw:z-index="288" draw:name="Línea vertical 154" draw:style-name="gr7" draw:text-style-name="P5" svg:x1="1.315cm" svg:y1="9.879cm" svg:x2="1.315cm" svg:y2="10.638cm"><text:p/></draw:line><draw:frame text:anchor-type="paragraph" draw:z-index="289" draw:name="Marco de texto 150" draw:style-name="gr6" draw:text-style-name="P9" svg:width="0.761cm" svg:height="0.279cm" draw:transform="rotate (1.56381500978692) translate (-1.98790277777778cm 10.63625cm)"><draw:text-box><text:p text:style-name="P8"><text:span text:style-name="T1">NULL</text:span></text:p></draw:text-box></draw:frame><draw:frame text:anchor-type="paragraph" draw:z-index="290" draw:name="Marco de texto 151" draw:style-name="gr5" draw:text-style-name="P9" svg:width="0.66cm" svg:height="0.387cm" draw:transform="rotate (1.56276781223572) translate (0.0229305555555556cm 10.6239027777778cm)"><draw:text-box><text:p text:style-name="P8"><text:span text:style-name="T1">NULL</text:span></text:p></draw:text-box></draw:frame><draw:frame text:anchor-type="paragraph" draw:z-index="291" draw:name="Marco de texto 152" draw:style-name="gr4" draw:text-style-name="P9" svg:width="0.66cm" svg:height="0.285cm" draw:transform="rotate (1.56276781223572) translate (-1.07244444444444cm 10.541cm)"><draw:text-box><text:p text:style-name="P8"><text:span text:style-name="T1">NULL</text:span></text:p></draw:text-box></draw:frame><draw:frame text:anchor-type="paragraph" draw:z-index="292" draw:name="Marco de texto 154" draw:style-name="gr9" draw:text-style-name="P7" svg:width="0.479cm" svg:height="0.489cm" svg:x="-1.55cm" svg:y="10.054cm"><draw:text-box><text:p>21</text:p></draw:text-box></draw:frame><draw:line text:anchor-type="paragraph" draw:z-index="293" draw:name="Línea vertical 155" draw:style-name="gr7" draw:text-style-name="P5" svg:x1="3.198cm" svg:y1="9.879cm" svg:x2="3.198cm" svg:y2="10.638cm"><text:p/></draw:line><draw:line text:anchor-type="paragraph" draw:z-index="294" draw:name="Línea vertical 156" draw:style-name="gr7" draw:text-style-name="P5" svg:x1="3.83cm" svg:y1="9.879cm" svg:x2="3.83cm" svg:y2="10.638cm"><text:p/></draw:line><draw:line text:anchor-type="paragraph" draw:z-index="295" draw:name="Línea vertical 157" draw:style-name="gr7" draw:text-style-name="P5" svg:x1="4.153cm" svg:y1="9.879cm" svg:x2="4.153cm" svg:y2="10.638cm"><text:p/></draw:line><draw:line text:anchor-type="paragraph" draw:z-index="296" draw:name="Línea vertical 158" draw:style-name="gr7" draw:text-style-name="P5" svg:x1="4.924cm" svg:y1="9.879cm" svg:x2="4.924cm" svg:y2="10.638cm"><text:p/></draw:line><draw:line text:anchor-type="paragraph" draw:z-index="297" draw:name="Línea vertical 159" draw:style-name="gr7" draw:text-style-name="P5" svg:x1="5.191cm" svg:y1="9.879cm" svg:x2="5.191cm" svg:y2="10.638cm"><text:p/></draw:line><draw:line text:anchor-type="paragraph" draw:z-index="298" draw:name="Línea vertical 160" draw:style-name="gr7" draw:text-style-name="P5" svg:x1="6.006cm" svg:y1="9.879cm" svg:x2="6.006cm" svg:y2="10.638cm"><text:p/></draw:line><draw:line text:anchor-type="paragraph" draw:z-index="299" draw:name="Línea vertical 161" draw:style-name="gr7" draw:text-style-name="P5" svg:x1="6.216cm" svg:y1="9.879cm" svg:x2="6.216cm" svg:y2="10.638cm"><text:p/></draw:line><draw:frame text:anchor-type="paragraph" draw:z-index="300" draw:name="Marco de texto 156" draw:style-name="gr6" draw:text-style-name="P9" svg:width="0.761cm" svg:height="0.279cm" draw:transform="rotate (1.56381500978692) translate (6.00604166666667cm 10.6415416666667cm)"><draw:text-box><text:p text:style-name="P8"><text:span text:style-name="T1">NULL</text:span></text:p></draw:text-box></draw:frame><draw:line text:anchor-type="paragraph" draw:z-index="301" draw:name="Línea vertical 162" draw:style-name="gr7" draw:text-style-name="P5" svg:x1="3.198cm" svg:y1="9.879cm" svg:x2="3.198cm" svg:y2="10.638cm"><text:p/></draw:line><draw:line text:anchor-type="paragraph" draw:z-index="302" draw:name="Línea vertical 163" draw:style-name="gr7" draw:text-style-name="P5" svg:x1="3.83cm" svg:y1="9.879cm" svg:x2="3.83cm" svg:y2="10.638cm"><text:p/></draw:line><draw:line text:anchor-type="paragraph" draw:z-index="303" draw:name="Línea vertical 164" draw:style-name="gr7" draw:text-style-name="P5" svg:x1="4.153cm" svg:y1="9.879cm" svg:x2="4.153cm" svg:y2="10.638cm"><text:p/></draw:line><draw:line text:anchor-type="paragraph" draw:z-index="304" draw:name="Línea vertical 165" draw:style-name="gr7" draw:text-style-name="P5" svg:x1="4.924cm" svg:y1="9.879cm" svg:x2="4.924cm" svg:y2="10.638cm"><text:p/></draw:line><draw:line text:anchor-type="paragraph" draw:z-index="305" draw:name="Línea vertical 166" draw:style-name="gr7" draw:text-style-name="P5" svg:x1="5.191cm" svg:y1="9.879cm" svg:x2="5.191cm" svg:y2="10.638cm"><text:p/></draw:line><draw:line text:anchor-type="paragraph" draw:z-index="306" draw:name="Línea vertical 167" draw:style-name="gr7" draw:text-style-name="P5" svg:x1="6.006cm" svg:y1="9.879cm" svg:x2="6.006cm" svg:y2="10.638cm"><text:p/></draw:line><draw:line text:anchor-type="paragraph" draw:z-index="307" draw:name="Línea vertical 168" draw:style-name="gr7" draw:text-style-name="P5" svg:x1="6.216cm" svg:y1="9.879cm" svg:x2="6.216cm" svg:y2="10.638cm"><text:p/></draw:line><draw:frame text:anchor-type="paragraph" draw:z-index="308" draw:name="Marco de texto 159" draw:style-name="gr6" draw:text-style-name="P9" svg:width="0.761cm" svg:height="0.279cm" draw:transform="rotate (1.56381500978692) translate (2.91394444444444cm 10.63625cm)"><draw:text-box><text:p text:style-name="P8"><text:span text:style-name="T1">NULL</text:span></text:p></draw:text-box></draw:frame><draw:frame text:anchor-type="paragraph" draw:z-index="309" draw:name="Marco de texto 160" draw:style-name="gr5" draw:text-style-name="P9" svg:width="0.66cm" svg:height="0.387cm" draw:transform="rotate (1.56276781223572) translate (4.92477777777778cm 10.6239027777778cm)"><draw:text-box><text:p text:style-name="P8"><text:span text:style-name="T1">NULL</text:span></text:p></draw:text-box></draw:frame><draw:frame text:anchor-type="paragraph" draw:z-index="310" draw:name="Marco de texto 161" draw:style-name="gr4" draw:text-style-name="P9" svg:width="0.66cm" svg:height="0.285cm" draw:transform="rotate (1.56276781223572) translate (3.82940277777778cm 10.541cm)"><draw:text-box><text:p text:style-name="P8"><text:span text:style-name="T1">NULL</text:span></text:p></draw:text-box></draw:frame><draw:line text:anchor-type="paragraph" draw:z-index="311" draw:name="Línea vertical 169" draw:style-name="gr7" draw:text-style-name="P5" svg:x1="8.211cm" svg:y1="9.879cm" svg:x2="8.211cm" svg:y2="10.638cm"><text:p/></draw:line><draw:line text:anchor-type="paragraph" draw:z-index="312" draw:name="Línea vertical 170" draw:style-name="gr7" draw:text-style-name="P5" svg:x1="8.843cm" svg:y1="9.879cm" svg:x2="8.843cm" svg:y2="10.638cm"><text:p/></draw:line><draw:line text:anchor-type="paragraph" draw:z-index="313" draw:name="Línea vertical 171" draw:style-name="gr7" draw:text-style-name="P5" svg:x1="9.166cm" svg:y1="9.879cm" svg:x2="9.166cm" svg:y2="10.638cm"><text:p/></draw:line><draw:line text:anchor-type="paragraph" draw:z-index="314" draw:name="Línea vertical 172" draw:style-name="gr7" draw:text-style-name="P5" svg:x1="9.937cm" svg:y1="9.879cm" svg:x2="9.937cm" svg:y2="10.638cm"><text:p/></draw:line><draw:line text:anchor-type="paragraph" draw:z-index="315" draw:name="Línea vertical 173" draw:style-name="gr7" draw:text-style-name="P5" svg:x1="10.204cm" svg:y1="9.879cm" svg:x2="10.204cm" svg:y2="10.638cm"><text:p/></draw:line><draw:line text:anchor-type="paragraph" draw:z-index="316" draw:name="Línea vertical 174" draw:style-name="gr7" draw:text-style-name="P5" svg:x1="11.019cm" svg:y1="9.879cm" svg:x2="11.019cm" svg:y2="10.638cm"><text:p/></draw:line><draw:line text:anchor-type="paragraph" draw:z-index="317" draw:name="Línea vertical 175" draw:style-name="gr7" draw:text-style-name="P5" svg:x1="11.229cm" svg:y1="9.879cm" svg:x2="11.229cm" svg:y2="10.638cm"><text:p/></draw:line><draw:frame text:anchor-type="paragraph" draw:z-index="318" draw:name="Marco de texto 162" draw:style-name="gr6" draw:text-style-name="P9" svg:width="0.761cm" svg:height="0.279cm" draw:transform="rotate (1.56381500978692) translate (11.0190138888889cm 10.6415416666667cm)"><draw:text-box><text:p text:style-name="P8"><text:span text:style-name="T1">NULL</text:span></text:p></draw:text-box></draw:frame><draw:line text:anchor-type="paragraph" draw:z-index="319" draw:name="Línea vertical 176" draw:style-name="gr7" draw:text-style-name="P5" svg:x1="8.211cm" svg:y1="9.879cm" svg:x2="8.211cm" svg:y2="10.638cm"><text:p/></draw:line><draw:line text:anchor-type="paragraph" draw:z-index="320" draw:name="Línea vertical 177" draw:style-name="gr7" draw:text-style-name="P5" svg:x1="8.843cm" svg:y1="9.879cm" svg:x2="8.843cm" svg:y2="10.638cm"><text:p/></draw:line><draw:line text:anchor-type="paragraph" draw:z-index="321" draw:name="Línea vertical 178" draw:style-name="gr7" draw:text-style-name="P5" svg:x1="9.166cm" svg:y1="9.879cm" svg:x2="9.166cm" svg:y2="10.638cm"><text:p/></draw:line><draw:line text:anchor-type="paragraph" draw:z-index="322" draw:name="Línea vertical 179" draw:style-name="gr7" draw:text-style-name="P5" svg:x1="9.937cm" svg:y1="9.879cm" svg:x2="9.937cm" svg:y2="10.638cm"><text:p/></draw:line><draw:line text:anchor-type="paragraph" draw:z-index="323" draw:name="Línea vertical 180" draw:style-name="gr7" draw:text-style-name="P5" svg:x1="10.204cm" svg:y1="9.879cm" svg:x2="10.204cm" svg:y2="10.638cm"><text:p/></draw:line><draw:line text:anchor-type="paragraph" draw:z-index="324" draw:name="Línea vertical 181" draw:style-name="gr7" draw:text-style-name="P5" svg:x1="11.019cm" svg:y1="9.879cm" svg:x2="11.019cm" svg:y2="10.638cm"><text:p/></draw:line><draw:line text:anchor-type="paragraph" draw:z-index="325" draw:name="Línea vertical 182" draw:style-name="gr7" draw:text-style-name="P5" svg:x1="11.229cm" svg:y1="9.879cm" svg:x2="11.229cm" svg:y2="10.638cm"><text:p/></draw:line><draw:frame text:anchor-type="paragraph" draw:z-index="326" draw:name="Marco de texto 165" draw:style-name="gr6" draw:text-style-name="P9" svg:width="0.761cm" svg:height="0.279cm" draw:transform="rotate (1.56381500978692) translate (7.92691666666667cm 10.63625cm)"><draw:text-box><text:p text:style-name="P8"><text:span text:style-name="T1">NULL</text:span></text:p></draw:text-box></draw:frame><draw:frame text:anchor-type="paragraph" draw:z-index="327" draw:name="Marco de texto 166" draw:style-name="gr5" draw:text-style-name="P9" svg:width="0.66cm" svg:height="0.387cm" draw:transform="rotate (1.56276781223572) translate (9.93775cm 10.6239027777778cm)"><draw:text-box><text:p text:style-name="P8"><text:span text:style-name="T1">NULL</text:span></text:p></draw:text-box></draw:frame><draw:frame text:anchor-type="paragraph" draw:z-index="328" draw:name="Marco de texto 167" draw:style-name="gr4" draw:text-style-name="P9" svg:width="0.66cm" svg:height="0.285cm" draw:transform="rotate (1.56276781223572) translate (8.842375cm 10.541cm)"><draw:text-box><text:p text:style-name="P8"><text:span text:style-name="T1">NULL</text:span></text:p></draw:text-box></draw:frame><draw:line text:anchor-type="paragraph" draw:z-index="329" draw:name="Línea vertical 183" draw:style-name="gr7" draw:text-style-name="P5" svg:x1="13.726cm" svg:y1="9.853cm" svg:x2="13.726cm" svg:y2="10.612cm"><text:p/></draw:line><draw:line text:anchor-type="paragraph" draw:z-index="330" draw:name="Línea vertical 184" draw:style-name="gr7" draw:text-style-name="P5" svg:x1="14.358cm" svg:y1="9.853cm" svg:x2="14.358cm" svg:y2="10.612cm"><text:p/></draw:line><draw:line text:anchor-type="paragraph" draw:z-index="331" draw:name="Línea vertical 185" draw:style-name="gr7" draw:text-style-name="P5" svg:x1="14.681cm" svg:y1="9.853cm" svg:x2="14.681cm" svg:y2="10.612cm"><text:p/></draw:line><draw:line text:anchor-type="paragraph" draw:z-index="332" draw:name="Línea vertical 186" draw:style-name="gr7" draw:text-style-name="P5" svg:x1="15.453cm" svg:y1="9.853cm" svg:x2="15.453cm" svg:y2="10.612cm"><text:p/></draw:line><draw:line text:anchor-type="paragraph" draw:z-index="333" draw:name="Línea vertical 187" draw:style-name="gr7" draw:text-style-name="P5" svg:x1="15.72cm" svg:y1="9.853cm" svg:x2="15.72cm" svg:y2="10.612cm"><text:p/></draw:line><draw:line text:anchor-type="paragraph" draw:z-index="334" draw:name="Línea vertical 188" draw:style-name="gr7" draw:text-style-name="P5" svg:x1="16.535cm" svg:y1="9.853cm" svg:x2="16.535cm" svg:y2="10.612cm"><text:p/></draw:line><draw:line text:anchor-type="paragraph" draw:z-index="335" draw:name="Línea vertical 189" draw:style-name="gr7" draw:text-style-name="P5" svg:x1="16.745cm" svg:y1="9.853cm" svg:x2="16.745cm" svg:y2="10.612cm"><text:p/></draw:line><draw:frame text:anchor-type="paragraph" draw:z-index="336" draw:name="Marco de texto 168" draw:style-name="gr6" draw:text-style-name="P9" svg:width="0.761cm" svg:height="0.279cm" draw:transform="rotate (1.56381500978692) translate (16.5346944444444cm 10.6150833333333cm)"><draw:text-box><text:p text:style-name="P8"><text:span text:style-name="T1">NULL</text:span></text:p></draw:text-box></draw:frame><draw:line text:anchor-type="paragraph" draw:z-index="337" draw:name="Línea vertical 190" draw:style-name="gr7" draw:text-style-name="P5" svg:x1="13.726cm" svg:y1="9.853cm" svg:x2="13.726cm" svg:y2="10.612cm"><text:p/></draw:line><draw:line text:anchor-type="paragraph" draw:z-index="338" draw:name="Línea vertical 191" draw:style-name="gr7" draw:text-style-name="P5" svg:x1="14.358cm" svg:y1="9.853cm" svg:x2="14.358cm" svg:y2="10.612cm"><text:p/></draw:line><draw:line text:anchor-type="paragraph" draw:z-index="339" draw:name="Línea vertical 192" draw:style-name="gr7" draw:text-style-name="P5" svg:x1="14.681cm" svg:y1="9.853cm" svg:x2="14.681cm" svg:y2="10.612cm"><text:p/></draw:line><draw:line text:anchor-type="paragraph" draw:z-index="340" draw:name="Línea vertical 193" draw:style-name="gr7" draw:text-style-name="P5" svg:x1="15.453cm" svg:y1="9.853cm" svg:x2="15.453cm" svg:y2="10.612cm"><text:p/></draw:line><draw:line text:anchor-type="paragraph" draw:z-index="341" draw:name="Línea vertical 194" draw:style-name="gr7" draw:text-style-name="P5" svg:x1="15.72cm" svg:y1="9.853cm" svg:x2="15.72cm" svg:y2="10.612cm"><text:p/></draw:line><draw:line text:anchor-type="paragraph" draw:z-index="342" draw:name="Línea vertical 195" draw:style-name="gr7" draw:text-style-name="P5" svg:x1="16.535cm" svg:y1="9.853cm" svg:x2="16.535cm" svg:y2="10.612cm"><text:p/></draw:line><draw:line text:anchor-type="paragraph" draw:z-index="343" draw:name="Línea vertical 196" draw:style-name="gr7" draw:text-style-name="P5" svg:x1="16.745cm" svg:y1="9.853cm" svg:x2="16.745cm" svg:y2="10.612cm"><text:p/></draw:line><draw:frame text:anchor-type="paragraph" draw:z-index="344" draw:name="Marco de texto 171" draw:style-name="gr6" draw:text-style-name="P9" svg:width="0.761cm" svg:height="0.279cm" draw:transform="rotate (1.56381500978692) translate (13.4425972222222cm 10.6097916666667cm)"><draw:text-box><text:p text:style-name="P8"><text:span text:style-name="T1">NULL</text:span></text:p></draw:text-box></draw:frame><draw:frame text:anchor-type="paragraph" draw:z-index="345" draw:name="Marco de texto 172" draw:style-name="gr5" draw:text-style-name="P9" svg:width="0.66cm" svg:height="0.387cm" draw:transform="rotate (1.56276781223572) translate (15.4534305555556cm 10.5974444444444cm)"><draw:text-box><text:p text:style-name="P8"><text:span text:style-name="T1">NULL</text:span></text:p></draw:text-box></draw:frame><draw:frame text:anchor-type="paragraph" draw:z-index="346" draw:name="Marco de texto 173" draw:style-name="gr4" draw:text-style-name="P9" svg:width="0.66cm" svg:height="0.285cm" draw:transform="rotate (1.56276781223572) translate (14.3580555555556cm 10.5145416666667cm)"><draw:text-box><text:p text:style-name="P8"><text:span text:style-name="T1">NULL</text:span></text:p></draw:text-box></draw:frame><draw:custom-shape text:anchor-type="paragraph" draw:z-index="3" draw:name="Forma 20" draw:style-name="gr8" draw:text-style-name="P10" svg:width="3.315cm" svg:height="0.757cm" svg:x="2.794cm" svg:y="9.876cm"><text:p/><draw:enhanced-geometry svg:viewBox="0 0 21600 21600" draw:type="rectangle" draw:enhanced-path="M 0 0 L 21600 0 21600 21600 0 21600 0 0 Z N"/></draw:custom-shape><draw:custom-shape text:anchor-type="paragraph" draw:z-index="2" draw:name="Forma 21" draw:style-name="gr8" draw:text-style-name="P10" svg:width="3.315cm" svg:height="0.757cm" svg:x="7.989cm" svg:y="9.887cm"><text:p/><draw:enhanced-geometry svg:viewBox="0 0 21600 21600" draw:type="rectangle" draw:enhanced-path="M 0 0 L 21600 0 21600 21600 0 21600 0 0 Z N"/></draw:custom-shape><draw:custom-shape text:anchor-type="paragraph" draw:z-index="1" draw:name="Forma 22" draw:style-name="gr8" draw:text-style-name="P10" svg:width="3.315cm" svg:height="0.757cm" svg:x="13.397cm" svg:y="9.85cm"><text:p/><draw:enhanced-geometry svg:viewBox="0 0 21600 21600" draw:type="rectangle" draw:enhanced-path="M 0 0 L 21600 0 21600 21600 0 21600 0 0 Z N"/></draw:custom-shape><draw:frame text:anchor-type="paragraph" draw:z-index="347" draw:name="Marco de texto 120" draw:style-name="gr3" draw:text-style-name="P7" svg:width="0.477cm" svg:height="0.489cm" svg:x="-0.633cm" svg:y="9.996cm"><draw:text-box><text:p>23</text:p></draw:text-box></draw:frame><draw:frame text:anchor-type="paragraph" draw:z-index="348" draw:name="Marco de texto 121" draw:style-name="gr3" draw:text-style-name="P7" svg:width="0.477cm" svg:height="0.489cm" svg:x="8.366cm" svg:y="10.054cm"><draw:text-box><text:p>32</text:p></draw:text-box></draw:frame><draw:frame text:anchor-type="paragraph" draw:z-index="349" draw:name="Marco de texto 123" draw:style-name="gr3" draw:text-style-name="P7" svg:width="0.477cm" svg:height="0.489cm" svg:x="13.727cm" svg:y="10.028cm"><draw:text-box><text:p>37</text:p></draw:text-box></draw:frame><draw:frame text:anchor-type="paragraph" draw:z-index="350" draw:name="Marco de texto 122" draw:style-name="gr3" draw:text-style-name="P7" svg:width="0.477cm" svg:height="0.489cm" svg:x="14.84cm" svg:y="10.118cm"><draw:text-box><text:p>40</text:p></draw:text-box></draw:frame><draw:frame text:anchor-type="paragraph" draw:z-index="351" draw:name="Marco de texto 124" draw:style-name="gr10" draw:text-style-name="P7" svg:width="0.641cm" svg:height="0.809cm" svg:x="5.856cm" svg:y="7.477cm"><draw:text-box><text:p>25</text:p></draw:text-box></draw:frame><draw:line text:anchor-type="paragraph" draw:z-index="352" draw:name="Línea 11" draw:style-name="gr1" draw:text-style-name="P5" svg:x1="4.937cm" svg:y1="8.657cm" svg:x2="-0.3cm" svg:y2="9.881cm"><text:p/></draw:line><draw:line text:anchor-type="paragraph" draw:z-index="353" draw:name="Línea 12" draw:style-name="gr1" draw:text-style-name="P5" svg:x1="6.941cm" svg:y1="8.657cm" svg:x2="4.546cm" svg:y2="9.876cm"><text:p/></draw:line><draw:line text:anchor-type="paragraph" draw:z-index="354" draw:name="Línea 13" draw:style-name="gr1" draw:text-style-name="P5" svg:x1="9.225cm" svg:y1="8.657cm" svg:x2="10.329cm" svg:y2="9.886cm"><text:p/></draw:line><draw:line text:anchor-type="paragraph" draw:z-index="355" draw:name="Línea 14" draw:style-name="gr1" draw:text-style-name="P5" svg:x1="11.303cm" svg:y1="8.657cm" svg:x2="14.935cm" svg:y2="9.849cm"><text:p/></draw:line><draw:frame text:anchor-type="paragraph" draw:z-index="356" draw:name="Marco de texto 119" draw:style-name="gr2" draw:text-style-name="P7" svg:width="3.483cm" svg:height="0.726cm" svg:x="2.926cm" svg:y="10.807cm"><draw:text-box><text:p>Nodo 4</text:p></draw:text-box></draw:frame><draw:frame text:anchor-type="paragraph" draw:z-index="357" draw:name="Marco de texto 126" draw:style-name="gr2" draw:text-style-name="P7" svg:width="3.483cm" svg:height="0.726cm" svg:x="8.274cm" svg:y="10.888cm"><draw:text-box><text:p>Nodo 3</text:p></draw:text-box></draw:frame><draw:frame text:anchor-type="paragraph" draw:z-index="358" draw:name="Marco de texto 130" draw:style-name="gr2" draw:text-style-name="P7" svg:width="3.483cm" svg:height="0.726cm" svg:x="14.042cm" svg:y="10.721cm"><draw:text-box><text:p>Nodo 1</text:p></draw:text-box></draw:frame><draw:frame text:anchor-type="paragraph" draw:z-index="359" draw:name="Marco de texto 118" draw:style-name="gr14" draw:text-style-name="P13" svg:width="10.75cm" svg:height="0.92cm" svg:x="0.118cm" svg:y="12.197cm"><draw:text-box><text:p>7) Agrego el 36 (no genera inconvenientes).</text:p></draw:text-box></draw:frame><draw:custom-shape text:anchor-type="paragraph" draw:z-index="360" draw:name="Forma 23" draw:style-name="gr8" draw:text-style-name="P10" svg:width="3.315cm" svg:height="0.757cm" svg:x="13.397cm" svg:y="9.85cm"><text:p/><draw:enhanced-geometry svg:viewBox="0 0 21600 21600" draw:type="rectangle" draw:enhanced-path="M 0 0 L 21600 0 21600 21600 0 21600 0 0 Z N"/></draw:custom-shape><draw:custom-shape text:anchor-type="paragraph" draw:z-index="361" draw:name="Forma 24" draw:style-name="gr8" draw:text-style-name="P10" svg:width="3.315cm" svg:height="0.757cm" svg:x="7.989cm" svg:y="9.887cm"><text:p/><draw:enhanced-geometry svg:viewBox="0 0 21600 21600" draw:type="rectangle" draw:enhanced-path="M 0 0 L 21600 0 21600 21600 0 21600 0 0 Z N"/></draw:custom-shape><draw:custom-shape text:anchor-type="paragraph" draw:z-index="362" draw:name="Forma 25" draw:style-name="gr8" draw:text-style-name="P10" svg:width="3.315cm" svg:height="0.757cm" svg:x="2.794cm" svg:y="9.876cm"><text:p/><draw:enhanced-geometry svg:viewBox="0 0 21600 21600" draw:type="rectangle" draw:enhanced-path="M 0 0 L 21600 0 21600 21600 0 21600 0 0 Z N"/></draw:custom-shape><draw:custom-shape text:anchor-type="paragraph" draw:z-index="363" draw:name="Forma 26" draw:style-name="gr12" draw:text-style-name="P10" svg:width="6.545cm" svg:height="1.505cm" svg:x="4.937cm" svg:y="7.153cm"><text:p/><draw:enhanced-geometry svg:viewBox="0 0 21600 21600" draw:type="rectangle" draw:enhanced-path="M 0 0 L 21600 0 21600 21600 0 21600 0 0 Z N"/></draw:custom-shape><draw:line text:anchor-type="paragraph" draw:z-index="364" draw:name="Línea vertical 127" draw:style-name="gr7" draw:text-style-name="P5" svg:x1="5.493cm" svg:y1="7.153cm" svg:x2="5.493cm" svg:y2="8.658cm"><text:p/></draw:line><draw:line text:anchor-type="paragraph" draw:z-index="365" draw:name="Línea vertical 128" draw:style-name="gr7" draw:text-style-name="P5" svg:x1="6.747cm" svg:y1="7.153cm" svg:x2="6.747cm" svg:y2="8.658cm"><text:p/></draw:line><draw:line text:anchor-type="paragraph" draw:z-index="366" draw:name="Línea vertical 129" draw:style-name="gr7" draw:text-style-name="P5" svg:x1="7.387cm" svg:y1="7.153cm" svg:x2="7.387cm" svg:y2="8.658cm"><text:p/></draw:line><draw:line text:anchor-type="paragraph" draw:z-index="367" draw:name="Línea vertical 130" draw:style-name="gr7" draw:text-style-name="P5" svg:x1="8.918cm" svg:y1="7.153cm" svg:x2="8.918cm" svg:y2="8.658cm"><text:p/></draw:line><draw:line text:anchor-type="paragraph" draw:z-index="368" draw:name="Línea vertical 131" draw:style-name="gr7" draw:text-style-name="P5" svg:x1="9.447cm" svg:y1="7.153cm" svg:x2="9.447cm" svg:y2="8.658cm"><text:p/></draw:line><draw:line text:anchor-type="paragraph" draw:z-index="369" draw:name="Línea vertical 132" draw:style-name="gr7" draw:text-style-name="P5" svg:x1="11.063cm" svg:y1="7.153cm" svg:x2="11.063cm" svg:y2="8.658cm"><text:p/></draw:line><draw:line text:anchor-type="paragraph" draw:z-index="370" draw:name="Línea vertical 134" draw:style-name="gr7" draw:text-style-name="P5" svg:x1="11.481cm" svg:y1="7.153cm" svg:x2="11.481cm" svg:y2="8.658cm"><text:p/></draw:line><draw:frame text:anchor-type="paragraph" draw:z-index="371" draw:name="Marco de texto 128" draw:style-name="gr11" draw:text-style-name="P12" svg:width="1.308cm" svg:height="0.563cm" draw:transform="rotate (1.56241874638532) translate (4.937125cm 8.45961111111111cm)"><draw:text-box><text:p><text:span text:style-name="T3">Nodo 0</text:span></text:p></draw:text-box></draw:frame><draw:frame text:anchor-type="paragraph" draw:z-index="372" draw:name="Marco de texto 131" draw:style-name="gr11" draw:text-style-name="P12" svg:width="1.308cm" svg:height="0.563cm" draw:transform="rotate (1.56241874638532) translate (6.746875cm 8.45961111111111cm)"><draw:text-box><text:p><text:span text:style-name="T3">Nodo 4</text:span></text:p></draw:text-box></draw:frame><draw:frame text:anchor-type="paragraph" draw:z-index="373" draw:name="Marco de texto 132" draw:style-name="gr11" draw:text-style-name="P12" svg:width="1.308cm" svg:height="0.563cm" draw:transform="rotate (1.56241874638532) translate (8.874125cm 8.45961111111111cm)"><draw:text-box><text:p><text:span text:style-name="T3">Nodo 3</text:span></text:p></draw:text-box></draw:frame><draw:frame text:anchor-type="paragraph" draw:z-index="374" draw:name="Marco de texto 133" draw:style-name="gr11" draw:text-style-name="P12" svg:width="1.308cm" svg:height="0.563cm" draw:transform="rotate (1.56241874638532) translate (11.0631111111111cm 8.45961111111111cm)"><draw:text-box><text:p><text:span text:style-name="T3">Nodo 1</text:span></text:p></draw:text-box></draw:frame><draw:line text:anchor-type="paragraph" draw:z-index="375" draw:name="Línea vertical 135" draw:style-name="gr7" draw:text-style-name="P5" svg:x1="-1.704cm" svg:y1="9.879cm" svg:x2="-1.704cm" svg:y2="10.638cm"><text:p/></draw:line><draw:line text:anchor-type="paragraph" draw:z-index="376" draw:name="Línea vertical 136" draw:style-name="gr7" draw:text-style-name="P5" svg:x1="-1.072cm" svg:y1="9.879cm" svg:x2="-1.072cm" svg:y2="10.638cm"><text:p/></draw:line><draw:line text:anchor-type="paragraph" draw:z-index="377" draw:name="Línea vertical 137" draw:style-name="gr7" draw:text-style-name="P5" svg:x1="-0.749cm" svg:y1="9.879cm" svg:x2="-0.749cm" svg:y2="10.638cm"><text:p/></draw:line><draw:line text:anchor-type="paragraph" draw:z-index="378" draw:name="Línea vertical 138" draw:style-name="gr7" draw:text-style-name="P5" svg:x1="0.022cm" svg:y1="9.879cm" svg:x2="0.022cm" svg:y2="10.638cm"><text:p/></draw:line><draw:line text:anchor-type="paragraph" draw:z-index="379" draw:name="Línea vertical 139" draw:style-name="gr7" draw:text-style-name="P5" svg:x1="0.289cm" svg:y1="9.879cm" svg:x2="0.289cm" svg:y2="10.638cm"><text:p/></draw:line><draw:line text:anchor-type="paragraph" draw:z-index="380" draw:name="Línea vertical 140" draw:style-name="gr7" draw:text-style-name="P5" svg:x1="1.104cm" svg:y1="9.879cm" svg:x2="1.104cm" svg:y2="10.638cm"><text:p/></draw:line><draw:line text:anchor-type="paragraph" draw:z-index="381" draw:name="Línea vertical 141" draw:style-name="gr7" draw:text-style-name="P5" svg:x1="1.315cm" svg:y1="9.879cm" svg:x2="1.315cm" svg:y2="10.638cm"><text:p/></draw:line><draw:frame text:anchor-type="paragraph" draw:z-index="382" draw:name="Marco de texto 134" draw:style-name="gr6" draw:text-style-name="P9" svg:width="0.761cm" svg:height="0.279cm" draw:transform="rotate (1.56381500978692) translate (1.10419444444444cm 10.6415416666667cm)"><draw:text-box><text:p text:style-name="P8"><text:span text:style-name="T1">NULL</text:span></text:p></draw:text-box></draw:frame><draw:frame text:anchor-type="paragraph" draw:z-index="383" draw:name="Marco de texto 135" draw:style-name="gr10" draw:text-style-name="P7" svg:width="0.641cm" svg:height="0.809cm" svg:x="7.777cm" svg:y="7.477cm"><draw:text-box><text:p>28</text:p></draw:text-box></draw:frame><draw:frame text:anchor-type="paragraph" draw:z-index="384" draw:name="Marco de texto 136" draw:style-name="gr2" draw:text-style-name="P7" svg:width="0.835cm" svg:height="0.726cm" svg:x="9.73cm" svg:y="7.477cm"><draw:text-box><text:p>35</text:p></draw:text-box></draw:frame><draw:frame text:anchor-type="paragraph" draw:z-index="385" draw:name="Marco de texto 138" draw:style-name="gr2" draw:text-style-name="P7" svg:width="2.117cm" svg:height="0.726cm" svg:x="7.361cm" svg:y="8.77cm"><draw:text-box><text:p>Nodo 2</text:p></draw:text-box></draw:frame><draw:frame text:anchor-type="paragraph" draw:z-index="386" draw:name="Marco de texto 140" draw:style-name="gr3" draw:text-style-name="P7" svg:width="0.477cm" svg:height="0.489cm" svg:x="3.198cm" svg:y="10.054cm"><draw:text-box><text:p>26</text:p></draw:text-box></draw:frame><draw:frame text:anchor-type="paragraph" draw:z-index="387" draw:name="Marco de texto 141" draw:style-name="gr2" draw:text-style-name="P7" svg:width="3.483cm" svg:height="0.726cm" svg:x="-1.39cm" svg:y="10.834cm"><draw:text-box><text:p>Nodo 0</text:p></draw:text-box></draw:frame><draw:line text:anchor-type="paragraph" draw:z-index="388" draw:name="Línea vertical 142" draw:style-name="gr7" draw:text-style-name="P5" svg:x1="-1.704cm" svg:y1="9.879cm" svg:x2="-1.704cm" svg:y2="10.638cm"><text:p/></draw:line><draw:line text:anchor-type="paragraph" draw:z-index="389" draw:name="Línea vertical 143" draw:style-name="gr7" draw:text-style-name="P5" svg:x1="-1.072cm" svg:y1="9.879cm" svg:x2="-1.072cm" svg:y2="10.638cm"><text:p/></draw:line><draw:line text:anchor-type="paragraph" draw:z-index="390" draw:name="Línea vertical 144" draw:style-name="gr7" draw:text-style-name="P5" svg:x1="-0.749cm" svg:y1="9.879cm" svg:x2="-0.749cm" svg:y2="10.638cm"><text:p/></draw:line><draw:line text:anchor-type="paragraph" draw:z-index="391" draw:name="Línea vertical 145" draw:style-name="gr7" draw:text-style-name="P5" svg:x1="0.022cm" svg:y1="9.879cm" svg:x2="0.022cm" svg:y2="10.638cm"><text:p/></draw:line><draw:line text:anchor-type="paragraph" draw:z-index="392" draw:name="Línea vertical 146" draw:style-name="gr7" draw:text-style-name="P5" svg:x1="0.289cm" svg:y1="9.879cm" svg:x2="0.289cm" svg:y2="10.638cm"><text:p/></draw:line><draw:line text:anchor-type="paragraph" draw:z-index="393" draw:name="Línea vertical 147" draw:style-name="gr7" draw:text-style-name="P5" svg:x1="1.104cm" svg:y1="9.879cm" svg:x2="1.104cm" svg:y2="10.638cm"><text:p/></draw:line><draw:line text:anchor-type="paragraph" draw:z-index="394" draw:name="Línea vertical 197" draw:style-name="gr7" draw:text-style-name="P5" svg:x1="1.315cm" svg:y1="9.879cm" svg:x2="1.315cm" svg:y2="10.638cm"><text:p/></draw:line><draw:frame text:anchor-type="paragraph" draw:z-index="395" draw:name="Marco de texto 142" draw:style-name="gr5" draw:text-style-name="P9" svg:width="0.66cm" svg:height="0.387cm" draw:transform="rotate (1.56276781223572) translate (0.0229305555555556cm 10.6239027777778cm)"><draw:text-box><text:p text:style-name="P8"><text:span text:style-name="T1">NULL</text:span></text:p></draw:text-box></draw:frame><draw:frame text:anchor-type="paragraph" draw:z-index="396" draw:name="Marco de texto 143" draw:style-name="gr4" draw:text-style-name="P9" svg:width="0.66cm" svg:height="0.285cm" draw:transform="rotate (1.56276781223572) translate (-1.07244444444444cm 10.541cm)"><draw:text-box><text:p text:style-name="P8"><text:span text:style-name="T1">NULL</text:span></text:p></draw:text-box></draw:frame><draw:frame text:anchor-type="paragraph" draw:z-index="397" draw:name="Marco de texto 144" draw:style-name="gr9" draw:text-style-name="P7" svg:width="0.479cm" svg:height="0.489cm" svg:x="-1.55cm" svg:y="10.054cm"><draw:text-box><text:p>21</text:p></draw:text-box></draw:frame><draw:line text:anchor-type="paragraph" draw:z-index="398" draw:name="Línea vertical 198" draw:style-name="gr7" draw:text-style-name="P5" svg:x1="3.198cm" svg:y1="9.879cm" svg:x2="3.198cm" svg:y2="10.638cm"><text:p/></draw:line><draw:line text:anchor-type="paragraph" draw:z-index="399" draw:name="Línea vertical 199" draw:style-name="gr7" draw:text-style-name="P5" svg:x1="3.83cm" svg:y1="9.879cm" svg:x2="3.83cm" svg:y2="10.638cm"><text:p/></draw:line><draw:line text:anchor-type="paragraph" draw:z-index="400" draw:name="Línea vertical 200" draw:style-name="gr7" draw:text-style-name="P5" svg:x1="4.153cm" svg:y1="9.879cm" svg:x2="4.153cm" svg:y2="10.638cm"><text:p/></draw:line><draw:line text:anchor-type="paragraph" draw:z-index="401" draw:name="Línea vertical 201" draw:style-name="gr7" draw:text-style-name="P5" svg:x1="4.924cm" svg:y1="9.879cm" svg:x2="4.924cm" svg:y2="10.638cm"><text:p/></draw:line><draw:line text:anchor-type="paragraph" draw:z-index="402" draw:name="Línea vertical 202" draw:style-name="gr7" draw:text-style-name="P5" svg:x1="5.191cm" svg:y1="9.879cm" svg:x2="5.191cm" svg:y2="10.638cm"><text:p/></draw:line><draw:line text:anchor-type="paragraph" draw:z-index="403" draw:name="Línea vertical 203" draw:style-name="gr7" draw:text-style-name="P5" svg:x1="6.006cm" svg:y1="9.879cm" svg:x2="6.006cm" svg:y2="10.638cm"><text:p/></draw:line><draw:line text:anchor-type="paragraph" draw:z-index="404" draw:name="Línea vertical 204" draw:style-name="gr7" draw:text-style-name="P5" svg:x1="6.216cm" svg:y1="9.879cm" svg:x2="6.216cm" svg:y2="10.638cm"><text:p/></draw:line><draw:frame text:anchor-type="paragraph" draw:z-index="405" draw:name="Marco de texto 145" draw:style-name="gr6" draw:text-style-name="P9" svg:width="0.761cm" svg:height="0.279cm" draw:transform="rotate (1.56381500978692) translate (6.00604166666667cm 10.6415416666667cm)"><draw:text-box><text:p text:style-name="P8"><text:span text:style-name="T1">NULL</text:span></text:p></draw:text-box></draw:frame><draw:line text:anchor-type="paragraph" draw:z-index="406" draw:name="Línea vertical 205" draw:style-name="gr7" draw:text-style-name="P5" svg:x1="3.198cm" svg:y1="9.879cm" svg:x2="3.198cm" svg:y2="10.638cm"><text:p/></draw:line><draw:line text:anchor-type="paragraph" draw:z-index="407" draw:name="Línea vertical 206" draw:style-name="gr7" draw:text-style-name="P5" svg:x1="3.83cm" svg:y1="9.879cm" svg:x2="3.83cm" svg:y2="10.638cm"><text:p/></draw:line><draw:line text:anchor-type="paragraph" draw:z-index="408" draw:name="Línea vertical 207" draw:style-name="gr7" draw:text-style-name="P5" svg:x1="4.153cm" svg:y1="9.879cm" svg:x2="4.153cm" svg:y2="10.638cm"><text:p/></draw:line><draw:line text:anchor-type="paragraph" draw:z-index="409" draw:name="Línea vertical 208" draw:style-name="gr7" draw:text-style-name="P5" svg:x1="4.924cm" svg:y1="9.879cm" svg:x2="4.924cm" svg:y2="10.638cm"><text:p/></draw:line><draw:line text:anchor-type="paragraph" draw:z-index="410" draw:name="Línea vertical 209" draw:style-name="gr7" draw:text-style-name="P5" svg:x1="5.191cm" svg:y1="9.879cm" svg:x2="5.191cm" svg:y2="10.638cm"><text:p/></draw:line><draw:line text:anchor-type="paragraph" draw:z-index="411" draw:name="Línea vertical 210" draw:style-name="gr7" draw:text-style-name="P5" svg:x1="6.006cm" svg:y1="9.879cm" svg:x2="6.006cm" svg:y2="10.638cm"><text:p/></draw:line><draw:line text:anchor-type="paragraph" draw:z-index="412" draw:name="Línea vertical 211" draw:style-name="gr7" draw:text-style-name="P5" svg:x1="6.216cm" svg:y1="9.879cm" svg:x2="6.216cm" svg:y2="10.638cm"><text:p/></draw:line><draw:frame text:anchor-type="paragraph" draw:z-index="413" draw:name="Marco de texto 146" draw:style-name="gr6" draw:text-style-name="P9" svg:width="0.761cm" svg:height="0.279cm" draw:transform="rotate (1.56381500978692) translate (2.91394444444444cm 10.63625cm)"><draw:text-box><text:p text:style-name="P8"><text:span text:style-name="T1">NULL</text:span></text:p></draw:text-box></draw:frame><draw:frame text:anchor-type="paragraph" draw:z-index="414" draw:name="Marco de texto 147" draw:style-name="gr5" draw:text-style-name="P9" svg:width="0.66cm" svg:height="0.387cm" draw:transform="rotate (1.56276781223572) translate (4.92477777777778cm 10.6239027777778cm)"><draw:text-box><text:p text:style-name="P8"><text:span text:style-name="T1">NULL</text:span></text:p></draw:text-box></draw:frame><draw:frame text:anchor-type="paragraph" draw:z-index="415" draw:name="Marco de texto 148" draw:style-name="gr4" draw:text-style-name="P9" svg:width="0.66cm" svg:height="0.285cm" draw:transform="rotate (1.56276781223572) translate (3.82940277777778cm 10.541cm)"><draw:text-box><text:p text:style-name="P8"><text:span text:style-name="T1">NULL</text:span></text:p></draw:text-box></draw:frame><draw:line text:anchor-type="paragraph" draw:z-index="416" draw:name="Línea vertical 212" draw:style-name="gr7" draw:text-style-name="P5" svg:x1="8.211cm" svg:y1="9.879cm" svg:x2="8.211cm" svg:y2="10.638cm"><text:p/></draw:line><draw:line text:anchor-type="paragraph" draw:z-index="417" draw:name="Línea vertical 213" draw:style-name="gr7" draw:text-style-name="P5" svg:x1="8.843cm" svg:y1="9.879cm" svg:x2="8.843cm" svg:y2="10.638cm"><text:p/></draw:line><draw:line text:anchor-type="paragraph" draw:z-index="418" draw:name="Línea vertical 214" draw:style-name="gr7" draw:text-style-name="P5" svg:x1="9.166cm" svg:y1="9.879cm" svg:x2="9.166cm" svg:y2="10.638cm"><text:p/></draw:line><draw:line text:anchor-type="paragraph" draw:z-index="419" draw:name="Línea vertical 215" draw:style-name="gr7" draw:text-style-name="P5" svg:x1="9.937cm" svg:y1="9.879cm" svg:x2="9.937cm" svg:y2="10.638cm"><text:p/></draw:line><draw:line text:anchor-type="paragraph" draw:z-index="420" draw:name="Línea vertical 216" draw:style-name="gr7" draw:text-style-name="P5" svg:x1="10.204cm" svg:y1="9.879cm" svg:x2="10.204cm" svg:y2="10.638cm"><text:p/></draw:line><draw:line text:anchor-type="paragraph" draw:z-index="421" draw:name="Línea vertical 217" draw:style-name="gr7" draw:text-style-name="P5" svg:x1="11.019cm" svg:y1="9.879cm" svg:x2="11.019cm" svg:y2="10.638cm"><text:p/></draw:line><draw:line text:anchor-type="paragraph" draw:z-index="422" draw:name="Línea vertical 218" draw:style-name="gr7" draw:text-style-name="P5" svg:x1="11.229cm" svg:y1="9.879cm" svg:x2="11.229cm" svg:y2="10.638cm"><text:p/></draw:line><draw:frame text:anchor-type="paragraph" draw:z-index="423" draw:name="Marco de texto 149" draw:style-name="gr6" draw:text-style-name="P9" svg:width="0.761cm" svg:height="0.279cm" draw:transform="rotate (1.56381500978692) translate (11.0190138888889cm 10.6415416666667cm)"><draw:text-box><text:p text:style-name="P8"><text:span text:style-name="T1">NULL</text:span></text:p></draw:text-box></draw:frame><draw:line text:anchor-type="paragraph" draw:z-index="424" draw:name="Línea vertical 219" draw:style-name="gr7" draw:text-style-name="P5" svg:x1="8.211cm" svg:y1="9.879cm" svg:x2="8.211cm" svg:y2="10.638cm"><text:p/></draw:line><draw:line text:anchor-type="paragraph" draw:z-index="425" draw:name="Línea vertical 220" draw:style-name="gr7" draw:text-style-name="P5" svg:x1="8.843cm" svg:y1="9.879cm" svg:x2="8.843cm" svg:y2="10.638cm"><text:p/></draw:line><draw:line text:anchor-type="paragraph" draw:z-index="426" draw:name="Línea vertical 221" draw:style-name="gr7" draw:text-style-name="P5" svg:x1="9.166cm" svg:y1="9.879cm" svg:x2="9.166cm" svg:y2="10.638cm"><text:p/></draw:line><draw:line text:anchor-type="paragraph" draw:z-index="427" draw:name="Línea vertical 222" draw:style-name="gr7" draw:text-style-name="P5" svg:x1="9.937cm" svg:y1="9.879cm" svg:x2="9.937cm" svg:y2="10.638cm"><text:p/></draw:line><draw:line text:anchor-type="paragraph" draw:z-index="428" draw:name="Línea vertical 223" draw:style-name="gr7" draw:text-style-name="P5" svg:x1="10.204cm" svg:y1="9.879cm" svg:x2="10.204cm" svg:y2="10.638cm"><text:p/></draw:line><draw:line text:anchor-type="paragraph" draw:z-index="429" draw:name="Línea vertical 224" draw:style-name="gr7" draw:text-style-name="P5" svg:x1="11.019cm" svg:y1="9.879cm" svg:x2="11.019cm" svg:y2="10.638cm"><text:p/></draw:line><draw:line text:anchor-type="paragraph" draw:z-index="430" draw:name="Línea vertical 225" draw:style-name="gr7" draw:text-style-name="P5" svg:x1="11.229cm" svg:y1="9.879cm" svg:x2="11.229cm" svg:y2="10.638cm"><text:p/></draw:line><draw:frame text:anchor-type="paragraph" draw:z-index="431" draw:name="Marco de texto 153" draw:style-name="gr6" draw:text-style-name="P9" svg:width="0.761cm" svg:height="0.279cm" draw:transform="rotate (1.56381500978692) translate (7.92691666666667cm 10.63625cm)"><draw:text-box><text:p text:style-name="P8"><text:span text:style-name="T1">NULL</text:span></text:p></draw:text-box></draw:frame><draw:frame text:anchor-type="paragraph" draw:z-index="432" draw:name="Marco de texto 155" draw:style-name="gr5" draw:text-style-name="P9" svg:width="0.66cm" svg:height="0.387cm" draw:transform="rotate (1.56276781223572) translate (9.93775cm 10.6239027777778cm)"><draw:text-box><text:p text:style-name="P8"><text:span text:style-name="T1">NULL</text:span></text:p></draw:text-box></draw:frame><draw:frame text:anchor-type="paragraph" draw:z-index="433" draw:name="Marco de texto 157" draw:style-name="gr4" draw:text-style-name="P9" svg:width="0.66cm" svg:height="0.285cm" draw:transform="rotate (1.56276781223572) translate (8.842375cm 10.541cm)"><draw:text-box><text:p text:style-name="P8"><text:span text:style-name="T1">NULL</text:span></text:p></draw:text-box></draw:frame><draw:line text:anchor-type="paragraph" draw:z-index="434" draw:name="Línea vertical 226" draw:style-name="gr7" draw:text-style-name="P5" svg:x1="13.726cm" svg:y1="9.853cm" svg:x2="13.726cm" svg:y2="10.612cm"><text:p/></draw:line><draw:line text:anchor-type="paragraph" draw:z-index="435" draw:name="Línea vertical 227" draw:style-name="gr7" draw:text-style-name="P5" svg:x1="14.358cm" svg:y1="9.853cm" svg:x2="14.358cm" svg:y2="10.612cm"><text:p/></draw:line><draw:line text:anchor-type="paragraph" draw:z-index="436" draw:name="Línea vertical 228" draw:style-name="gr7" draw:text-style-name="P5" svg:x1="14.681cm" svg:y1="9.853cm" svg:x2="14.681cm" svg:y2="10.612cm"><text:p/></draw:line><draw:line text:anchor-type="paragraph" draw:z-index="437" draw:name="Línea vertical 229" draw:style-name="gr7" draw:text-style-name="P5" svg:x1="15.453cm" svg:y1="9.853cm" svg:x2="15.453cm" svg:y2="10.612cm"><text:p/></draw:line><draw:line text:anchor-type="paragraph" draw:z-index="438" draw:name="Línea vertical 230" draw:style-name="gr7" draw:text-style-name="P5" svg:x1="15.72cm" svg:y1="9.853cm" svg:x2="15.72cm" svg:y2="10.612cm"><text:p/></draw:line><draw:line text:anchor-type="paragraph" draw:z-index="439" draw:name="Línea vertical 231" draw:style-name="gr7" draw:text-style-name="P5" svg:x1="16.535cm" svg:y1="9.853cm" svg:x2="16.535cm" svg:y2="10.612cm"><text:p/></draw:line><draw:line text:anchor-type="paragraph" draw:z-index="440" draw:name="Línea vertical 232" draw:style-name="gr7" draw:text-style-name="P5" svg:x1="16.745cm" svg:y1="9.853cm" svg:x2="16.745cm" svg:y2="10.612cm"><text:p/></draw:line><draw:frame text:anchor-type="paragraph" draw:z-index="441" draw:name="Marco de texto 158" draw:style-name="gr6" draw:text-style-name="P9" svg:width="0.761cm" svg:height="0.279cm" draw:transform="rotate (1.56381500978692) translate (16.5346944444444cm 10.6150833333333cm)"><draw:text-box><text:p text:style-name="P8"><text:span text:style-name="T1">NULL</text:span></text:p></draw:text-box></draw:frame><draw:line text:anchor-type="paragraph" draw:z-index="442" draw:name="Línea vertical 233" draw:style-name="gr7" draw:text-style-name="P5" svg:x1="13.726cm" svg:y1="9.853cm" svg:x2="13.726cm" svg:y2="10.612cm"><text:p/></draw:line><draw:line text:anchor-type="paragraph" draw:z-index="443" draw:name="Línea vertical 234" draw:style-name="gr7" draw:text-style-name="P5" svg:x1="14.358cm" svg:y1="9.853cm" svg:x2="14.358cm" svg:y2="10.612cm"><text:p/></draw:line><draw:line text:anchor-type="paragraph" draw:z-index="444" draw:name="Línea vertical 235" draw:style-name="gr7" draw:text-style-name="P5" svg:x1="14.681cm" svg:y1="9.853cm" svg:x2="14.681cm" svg:y2="10.612cm"><text:p/></draw:line><draw:line text:anchor-type="paragraph" draw:z-index="445" draw:name="Línea vertical 236" draw:style-name="gr7" draw:text-style-name="P5" svg:x1="15.453cm" svg:y1="9.853cm" svg:x2="15.453cm" svg:y2="10.612cm"><text:p/></draw:line><draw:line text:anchor-type="paragraph" draw:z-index="446" draw:name="Línea vertical 237" draw:style-name="gr7" draw:text-style-name="P5" svg:x1="15.72cm" svg:y1="9.853cm" svg:x2="15.72cm" svg:y2="10.612cm"><text:p/></draw:line><draw:line text:anchor-type="paragraph" draw:z-index="447" draw:name="Línea vertical 238" draw:style-name="gr7" draw:text-style-name="P5" svg:x1="16.535cm" svg:y1="9.853cm" svg:x2="16.535cm" svg:y2="10.612cm"><text:p/></draw:line><draw:line text:anchor-type="paragraph" draw:z-index="448" draw:name="Línea vertical 239" draw:style-name="gr7" draw:text-style-name="P5" svg:x1="16.745cm" svg:y1="9.853cm" svg:x2="16.745cm" svg:y2="10.612cm"><text:p/></draw:line><draw:frame text:anchor-type="paragraph" draw:z-index="449" draw:name="Marco de texto 163" draw:style-name="gr6" draw:text-style-name="P9" svg:width="0.761cm" svg:height="0.279cm" draw:transform="rotate (1.56381500978692) translate (13.4425972222222cm 10.6097916666667cm)"><draw:text-box><text:p text:style-name="P8"><text:span text:style-name="T1">NULL</text:span></text:p></draw:text-box></draw:frame><draw:frame text:anchor-type="paragraph" draw:z-index="450" draw:name="Marco de texto 164" draw:style-name="gr5" draw:text-style-name="P9" svg:width="0.66cm" svg:height="0.387cm" draw:transform="rotate (1.56276781223572) translate (15.4534305555556cm 10.5974444444444cm)"><draw:text-box><text:p text:style-name="P8"><text:span text:style-name="T1">NULL</text:span></text:p></draw:text-box></draw:frame><draw:frame text:anchor-type="paragraph" draw:z-index="451" draw:name="Marco de texto 169" draw:style-name="gr4" draw:text-style-name="P9" svg:width="0.66cm" svg:height="0.285cm" draw:transform="rotate (1.56276781223572) translate (14.3580555555556cm 10.5145416666667cm)"><draw:text-box><text:p text:style-name="P8"><text:span text:style-name="T1">NULL</text:span></text:p></draw:text-box></draw:frame><draw:frame text:anchor-type="paragraph" draw:z-index="452" draw:name="Marco de texto 170" draw:style-name="gr3" draw:text-style-name="P7" svg:width="0.477cm" svg:height="0.489cm" svg:x="-0.633cm" svg:y="9.996cm"><draw:text-box><text:p>23</text:p></draw:text-box></draw:frame><draw:frame text:anchor-type="paragraph" draw:z-index="453" draw:name="Marco de texto 174" draw:style-name="gr3" draw:text-style-name="P7" svg:width="0.477cm" svg:height="0.489cm" svg:x="8.366cm" svg:y="10.054cm"><draw:text-box><text:p>32</text:p></draw:text-box></draw:frame><draw:frame text:anchor-type="paragraph" draw:z-index="454" draw:name="Marco de texto 175" draw:style-name="gr3" draw:text-style-name="P7" svg:width="0.477cm" svg:height="0.489cm" svg:x="13.727cm" svg:y="10.028cm"><draw:text-box><text:p>37</text:p></draw:text-box></draw:frame><draw:frame text:anchor-type="paragraph" draw:z-index="455" draw:name="Marco de texto 176" draw:style-name="gr3" draw:text-style-name="P7" svg:width="0.477cm" svg:height="0.489cm" svg:x="14.84cm" svg:y="10.118cm"><draw:text-box><text:p>40</text:p></draw:text-box></draw:frame><draw:frame text:anchor-type="paragraph" draw:z-index="456" draw:name="Marco de texto 177" draw:style-name="gr10" draw:text-style-name="P7" svg:width="0.641cm" svg:height="0.809cm" svg:x="5.856cm" svg:y="7.477cm"><draw:text-box><text:p>25</text:p></draw:text-box></draw:frame><draw:line text:anchor-type="paragraph" draw:z-index="457" draw:name="Línea 15" draw:style-name="gr1" draw:text-style-name="P5" svg:x1="4.937cm" svg:y1="8.657cm" svg:x2="-0.3cm" svg:y2="9.881cm"><text:p/></draw:line><draw:line text:anchor-type="paragraph" draw:z-index="458" draw:name="Línea 16" draw:style-name="gr1" draw:text-style-name="P5" svg:x1="6.941cm" svg:y1="8.657cm" svg:x2="4.546cm" svg:y2="9.876cm"><text:p/></draw:line><draw:line text:anchor-type="paragraph" draw:z-index="459" draw:name="Línea 17" draw:style-name="gr1" draw:text-style-name="P5" svg:x1="9.225cm" svg:y1="8.657cm" svg:x2="10.329cm" svg:y2="9.886cm"><text:p/></draw:line><draw:line text:anchor-type="paragraph" draw:z-index="460" draw:name="Línea 18" draw:style-name="gr1" draw:text-style-name="P5" svg:x1="11.303cm" svg:y1="8.657cm" svg:x2="14.935cm" svg:y2="9.849cm"><text:p/></draw:line><draw:frame text:anchor-type="paragraph" draw:z-index="461" draw:name="Marco de texto 178" draw:style-name="gr2" draw:text-style-name="P7" svg:width="3.483cm" svg:height="0.726cm" svg:x="2.926cm" svg:y="10.807cm"><draw:text-box><text:p>Nodo 4</text:p></draw:text-box></draw:frame><draw:frame text:anchor-type="paragraph" draw:z-index="462" draw:name="Marco de texto 179" draw:style-name="gr2" draw:text-style-name="P7" svg:width="3.483cm" svg:height="0.726cm" svg:x="8.274cm" svg:y="10.888cm"><draw:text-box><text:p>Nodo 3</text:p></draw:text-box></draw:frame><draw:frame text:anchor-type="paragraph" draw:z-index="463" draw:name="Marco de texto 180" draw:style-name="gr2" draw:text-style-name="P7" svg:width="3.483cm" svg:height="0.726cm" svg:x="14.042cm" svg:y="10.721cm"><draw:text-box><text:p>Nodo 1</text:p></draw:text-box></draw:frame><draw:custom-shape text:anchor-type="paragraph" draw:z-index="464" draw:name="Forma 27" draw:style-name="gr8" draw:text-style-name="P10" svg:width="3.315cm" svg:height="0.757cm" svg:x="13.73cm" svg:y="16.006cm"><text:p/><draw:enhanced-geometry svg:viewBox="0 0 21600 21600" draw:type="rectangle" draw:enhanced-path="M 0 0 L 21600 0 21600 21600 0 21600 0 0 Z N"/></draw:custom-shape><draw:custom-shape text:anchor-type="paragraph" draw:z-index="465" draw:name="Forma 28" draw:style-name="gr8" draw:text-style-name="P10" svg:width="3.315cm" svg:height="0.757cm" svg:x="8.322cm" svg:y="16.043cm"><text:p/><draw:enhanced-geometry svg:viewBox="0 0 21600 21600" draw:type="rectangle" draw:enhanced-path="M 0 0 L 21600 0 21600 21600 0 21600 0 0 Z N"/></draw:custom-shape><draw:custom-shape text:anchor-type="paragraph" draw:z-index="466" draw:name="Forma 29" draw:style-name="gr8" draw:text-style-name="P10" svg:width="3.315cm" svg:height="0.757cm" svg:x="3.127cm" svg:y="16.032cm"><text:p/><draw:enhanced-geometry svg:viewBox="0 0 21600 21600" draw:type="rectangle" draw:enhanced-path="M 0 0 L 21600 0 21600 21600 0 21600 0 0 Z N"/></draw:custom-shape><draw:custom-shape text:anchor-type="paragraph" draw:z-index="467" draw:name="Forma 30" draw:style-name="gr12" draw:text-style-name="P10" svg:width="6.545cm" svg:height="1.505cm" svg:x="5.271cm" svg:y="13.309cm"><text:p/><draw:enhanced-geometry svg:viewBox="0 0 21600 21600" draw:type="rectangle" draw:enhanced-path="M 0 0 L 21600 0 21600 21600 0 21600 0 0 Z N"/></draw:custom-shape><draw:line text:anchor-type="paragraph" draw:z-index="468" draw:name="Línea vertical 240" draw:style-name="gr7" draw:text-style-name="P5" svg:x1="5.826cm" svg:y1="13.309cm" svg:x2="5.826cm" svg:y2="14.814cm"><text:p/></draw:line><draw:line text:anchor-type="paragraph" draw:z-index="469" draw:name="Línea vertical 241" draw:style-name="gr7" draw:text-style-name="P5" svg:x1="7.08cm" svg:y1="13.309cm" svg:x2="7.08cm" svg:y2="14.814cm"><text:p/></draw:line><draw:line text:anchor-type="paragraph" draw:z-index="470" draw:name="Línea vertical 242" draw:style-name="gr7" draw:text-style-name="P5" svg:x1="7.72cm" svg:y1="13.309cm" svg:x2="7.72cm" svg:y2="14.814cm"><text:p/></draw:line><draw:line text:anchor-type="paragraph" draw:z-index="471" draw:name="Línea vertical 243" draw:style-name="gr7" draw:text-style-name="P5" svg:x1="9.251cm" svg:y1="13.309cm" svg:x2="9.251cm" svg:y2="14.814cm"><text:p/></draw:line><draw:line text:anchor-type="paragraph" draw:z-index="472" draw:name="Línea vertical 244" draw:style-name="gr7" draw:text-style-name="P5" svg:x1="9.78cm" svg:y1="13.309cm" svg:x2="9.78cm" svg:y2="14.814cm"><text:p/></draw:line><draw:line text:anchor-type="paragraph" draw:z-index="473" draw:name="Línea vertical 245" draw:style-name="gr7" draw:text-style-name="P5" svg:x1="11.396cm" svg:y1="13.309cm" svg:x2="11.396cm" svg:y2="14.814cm"><text:p/></draw:line><draw:line text:anchor-type="paragraph" draw:z-index="474" draw:name="Línea vertical 246" draw:style-name="gr7" draw:text-style-name="P5" svg:x1="11.814cm" svg:y1="13.309cm" svg:x2="11.814cm" svg:y2="14.814cm"><text:p/></draw:line><draw:frame text:anchor-type="paragraph" draw:z-index="475" draw:name="Marco de texto 181" draw:style-name="gr11" draw:text-style-name="P12" svg:width="1.308cm" svg:height="0.563cm" draw:transform="rotate (1.56241874638532) translate (5.2705cm 14.6155833333333cm)"><draw:text-box><text:p><text:span text:style-name="T3">Nodo 0</text:span></text:p></draw:text-box></draw:frame><draw:frame text:anchor-type="paragraph" draw:z-index="476" draw:name="Marco de texto 182" draw:style-name="gr11" draw:text-style-name="P12" svg:width="1.308cm" svg:height="0.563cm" draw:transform="rotate (1.56241874638532) translate (7.08025cm 14.6155833333333cm)"><draw:text-box><text:p><text:span text:style-name="T3">Nodo 4</text:span></text:p></draw:text-box></draw:frame><draw:frame text:anchor-type="paragraph" draw:z-index="477" draw:name="Marco de texto 183" draw:style-name="gr11" draw:text-style-name="P12" svg:width="1.308cm" svg:height="0.563cm" draw:transform="rotate (1.56241874638532) translate (9.2075cm 14.6155833333333cm)"><draw:text-box><text:p><text:span text:style-name="T3">Nodo 3</text:span></text:p></draw:text-box></draw:frame><draw:frame text:anchor-type="paragraph" draw:z-index="478" draw:name="Marco de texto 184" draw:style-name="gr11" draw:text-style-name="P12" svg:width="1.308cm" svg:height="0.563cm" draw:transform="rotate (1.56241874638532) translate (11.3964861111111cm 14.6155833333333cm)"><draw:text-box><text:p><text:span text:style-name="T3">Nodo 1</text:span></text:p></draw:text-box></draw:frame><draw:line text:anchor-type="paragraph" draw:z-index="479" draw:name="Línea vertical 247" draw:style-name="gr7" draw:text-style-name="P5" svg:x1="-1.371cm" svg:y1="16.035cm" svg:x2="-1.371cm" svg:y2="16.794cm"><text:p/></draw:line><draw:line text:anchor-type="paragraph" draw:z-index="480" draw:name="Línea vertical 248" draw:style-name="gr7" draw:text-style-name="P5" svg:x1="-0.739cm" svg:y1="16.035cm" svg:x2="-0.739cm" svg:y2="16.794cm"><text:p/></draw:line><draw:line text:anchor-type="paragraph" draw:z-index="481" draw:name="Línea vertical 249" draw:style-name="gr7" draw:text-style-name="P5" svg:x1="-0.416cm" svg:y1="16.035cm" svg:x2="-0.416cm" svg:y2="16.794cm"><text:p/></draw:line><draw:line text:anchor-type="paragraph" draw:z-index="482" draw:name="Línea vertical 250" draw:style-name="gr7" draw:text-style-name="P5" svg:x1="0.356cm" svg:y1="16.035cm" svg:x2="0.356cm" svg:y2="16.794cm"><text:p/></draw:line><draw:line text:anchor-type="paragraph" draw:z-index="483" draw:name="Línea vertical 251" draw:style-name="gr7" draw:text-style-name="P5" svg:x1="0.623cm" svg:y1="16.035cm" svg:x2="0.623cm" svg:y2="16.794cm"><text:p/></draw:line><draw:line text:anchor-type="paragraph" draw:z-index="484" draw:name="Línea vertical 252" draw:style-name="gr7" draw:text-style-name="P5" svg:x1="1.437cm" svg:y1="16.035cm" svg:x2="1.437cm" svg:y2="16.794cm"><text:p/></draw:line><draw:line text:anchor-type="paragraph" draw:z-index="485" draw:name="Línea vertical 253" draw:style-name="gr7" draw:text-style-name="P5" svg:x1="1.648cm" svg:y1="16.035cm" svg:x2="1.648cm" svg:y2="16.794cm"><text:p/></draw:line><draw:frame text:anchor-type="paragraph" draw:z-index="486" draw:name="Marco de texto 185" draw:style-name="gr6" draw:text-style-name="P9" svg:width="0.761cm" svg:height="0.279cm" draw:transform="rotate (1.56381500978692) translate (1.43756944444444cm 16.7975138888889cm)"><draw:text-box><text:p text:style-name="P8"><text:span text:style-name="T1">NULL</text:span></text:p></draw:text-box></draw:frame><draw:frame text:anchor-type="paragraph" draw:z-index="487" draw:name="Marco de texto 186" draw:style-name="gr10" draw:text-style-name="P7" svg:width="0.641cm" svg:height="0.809cm" svg:x="8.11cm" svg:y="13.633cm"><draw:text-box><text:p>28</text:p></draw:text-box></draw:frame><draw:frame text:anchor-type="paragraph" draw:z-index="488" draw:name="Marco de texto 187" draw:style-name="gr2" draw:text-style-name="P7" svg:width="0.835cm" svg:height="0.726cm" svg:x="10.063cm" svg:y="13.633cm"><draw:text-box><text:p>35</text:p></draw:text-box></draw:frame><draw:frame text:anchor-type="paragraph" draw:z-index="489" draw:name="Marco de texto 188" draw:style-name="gr2" draw:text-style-name="P7" svg:width="2.117cm" svg:height="0.726cm" svg:x="7.694cm" svg:y="14.926cm"><draw:text-box><text:p>Nodo 2</text:p></draw:text-box></draw:frame><draw:frame text:anchor-type="paragraph" draw:z-index="490" draw:name="Marco de texto 189" draw:style-name="gr3" draw:text-style-name="P7" svg:width="0.477cm" svg:height="0.489cm" svg:x="3.531cm" svg:y="16.21cm"><draw:text-box><text:p>26</text:p></draw:text-box></draw:frame><draw:frame text:anchor-type="paragraph" draw:z-index="491" draw:name="Marco de texto 190" draw:style-name="gr2" draw:text-style-name="P7" svg:width="3.483cm" svg:height="0.726cm" svg:x="-1.057cm" svg:y="16.99cm"><draw:text-box><text:p>Nodo 0</text:p></draw:text-box></draw:frame><draw:line text:anchor-type="paragraph" draw:z-index="492" draw:name="Línea vertical 254" draw:style-name="gr7" draw:text-style-name="P5" svg:x1="-1.371cm" svg:y1="16.035cm" svg:x2="-1.371cm" svg:y2="16.794cm"><text:p/></draw:line><draw:line text:anchor-type="paragraph" draw:z-index="493" draw:name="Línea vertical 255" draw:style-name="gr7" draw:text-style-name="P5" svg:x1="-0.739cm" svg:y1="16.035cm" svg:x2="-0.739cm" svg:y2="16.794cm"><text:p/></draw:line><draw:line text:anchor-type="paragraph" draw:z-index="494" draw:name="Línea vertical 256" draw:style-name="gr7" draw:text-style-name="P5" svg:x1="-0.416cm" svg:y1="16.035cm" svg:x2="-0.416cm" svg:y2="16.794cm"><text:p/></draw:line><draw:line text:anchor-type="paragraph" draw:z-index="495" draw:name="Línea vertical 257" draw:style-name="gr7" draw:text-style-name="P5" svg:x1="0.356cm" svg:y1="16.035cm" svg:x2="0.356cm" svg:y2="16.794cm"><text:p/></draw:line><draw:line text:anchor-type="paragraph" draw:z-index="496" draw:name="Línea vertical 258" draw:style-name="gr7" draw:text-style-name="P5" svg:x1="0.623cm" svg:y1="16.035cm" svg:x2="0.623cm" svg:y2="16.794cm"><text:p/></draw:line><draw:line text:anchor-type="paragraph" draw:z-index="497" draw:name="Línea vertical 259" draw:style-name="gr7" draw:text-style-name="P5" svg:x1="1.437cm" svg:y1="16.035cm" svg:x2="1.437cm" svg:y2="16.794cm"><text:p/></draw:line><draw:line text:anchor-type="paragraph" draw:z-index="498" draw:name="Línea vertical 260" draw:style-name="gr7" draw:text-style-name="P5" svg:x1="1.648cm" svg:y1="16.035cm" svg:x2="1.648cm" svg:y2="16.794cm"><text:p/></draw:line><draw:frame text:anchor-type="paragraph" draw:z-index="499" draw:name="Marco de texto 191" draw:style-name="gr5" draw:text-style-name="P9" svg:width="0.66cm" svg:height="0.387cm" draw:transform="rotate (1.56276781223572) translate (0.356305555555556cm 16.779875cm)"><draw:text-box><text:p text:style-name="P8"><text:span text:style-name="T1">NULL</text:span></text:p></draw:text-box></draw:frame><draw:frame text:anchor-type="paragraph" draw:z-index="500" draw:name="Marco de texto 192" draw:style-name="gr4" draw:text-style-name="P9" svg:width="0.66cm" svg:height="0.285cm" draw:transform="rotate (1.56276781223572) translate (-0.739069444444444cm 16.6969722222222cm)"><draw:text-box><text:p text:style-name="P8"><text:span text:style-name="T1">NULL</text:span></text:p></draw:text-box></draw:frame><draw:frame text:anchor-type="paragraph" draw:z-index="501" draw:name="Marco de texto 193" draw:style-name="gr9" draw:text-style-name="P7" svg:width="0.479cm" svg:height="0.489cm" svg:x="-1.217cm" svg:y="16.21cm"><draw:text-box><text:p>21</text:p></draw:text-box></draw:frame><draw:line text:anchor-type="paragraph" draw:z-index="502" draw:name="Línea vertical 261" draw:style-name="gr7" draw:text-style-name="P5" svg:x1="3.531cm" svg:y1="16.035cm" svg:x2="3.531cm" svg:y2="16.794cm"><text:p/></draw:line><draw:line text:anchor-type="paragraph" draw:z-index="503" draw:name="Línea vertical 262" draw:style-name="gr7" draw:text-style-name="P5" svg:x1="4.163cm" svg:y1="16.035cm" svg:x2="4.163cm" svg:y2="16.794cm"><text:p/></draw:line><draw:line text:anchor-type="paragraph" draw:z-index="504" draw:name="Línea vertical 263" draw:style-name="gr7" draw:text-style-name="P5" svg:x1="4.486cm" svg:y1="16.035cm" svg:x2="4.486cm" svg:y2="16.794cm"><text:p/></draw:line><draw:line text:anchor-type="paragraph" draw:z-index="505" draw:name="Línea vertical 264" draw:style-name="gr7" draw:text-style-name="P5" svg:x1="5.258cm" svg:y1="16.035cm" svg:x2="5.258cm" svg:y2="16.794cm"><text:p/></draw:line><draw:line text:anchor-type="paragraph" draw:z-index="506" draw:name="Línea vertical 265" draw:style-name="gr7" draw:text-style-name="P5" svg:x1="5.525cm" svg:y1="16.035cm" svg:x2="5.525cm" svg:y2="16.794cm"><text:p/></draw:line><draw:line text:anchor-type="paragraph" draw:z-index="507" draw:name="Línea vertical 266" draw:style-name="gr7" draw:text-style-name="P5" svg:x1="6.339cm" svg:y1="16.035cm" svg:x2="6.339cm" svg:y2="16.794cm"><text:p/></draw:line><draw:line text:anchor-type="paragraph" draw:z-index="508" draw:name="Línea vertical 267" draw:style-name="gr7" draw:text-style-name="P5" svg:x1="6.55cm" svg:y1="16.035cm" svg:x2="6.55cm" svg:y2="16.794cm"><text:p/></draw:line><draw:frame text:anchor-type="paragraph" draw:z-index="509" draw:name="Marco de texto 194" draw:style-name="gr6" draw:text-style-name="P9" svg:width="0.761cm" svg:height="0.279cm" draw:transform="rotate (1.56381500978692) translate (6.33941666666667cm 16.7975138888889cm)"><draw:text-box><text:p text:style-name="P8"><text:span text:style-name="T1">NULL</text:span></text:p></draw:text-box></draw:frame><draw:line text:anchor-type="paragraph" draw:z-index="510" draw:name="Línea vertical 268" draw:style-name="gr7" draw:text-style-name="P5" svg:x1="3.531cm" svg:y1="16.035cm" svg:x2="3.531cm" svg:y2="16.794cm"><text:p/></draw:line><draw:line text:anchor-type="paragraph" draw:z-index="511" draw:name="Línea vertical 269" draw:style-name="gr7" draw:text-style-name="P5" svg:x1="4.163cm" svg:y1="16.035cm" svg:x2="4.163cm" svg:y2="16.794cm"><text:p/></draw:line><draw:line text:anchor-type="paragraph" draw:z-index="512" draw:name="Línea vertical 270" draw:style-name="gr7" draw:text-style-name="P5" svg:x1="4.486cm" svg:y1="16.035cm" svg:x2="4.486cm" svg:y2="16.794cm"><text:p/></draw:line><draw:line text:anchor-type="paragraph" draw:z-index="513" draw:name="Línea vertical 271" draw:style-name="gr7" draw:text-style-name="P5" svg:x1="5.258cm" svg:y1="16.035cm" svg:x2="5.258cm" svg:y2="16.794cm"><text:p/></draw:line><draw:line text:anchor-type="paragraph" draw:z-index="514" draw:name="Línea vertical 272" draw:style-name="gr7" draw:text-style-name="P5" svg:x1="5.525cm" svg:y1="16.035cm" svg:x2="5.525cm" svg:y2="16.794cm"><text:p/></draw:line><draw:line text:anchor-type="paragraph" draw:z-index="515" draw:name="Línea vertical 273" draw:style-name="gr7" draw:text-style-name="P5" svg:x1="6.339cm" svg:y1="16.035cm" svg:x2="6.339cm" svg:y2="16.794cm"><text:p/></draw:line><draw:line text:anchor-type="paragraph" draw:z-index="516" draw:name="Línea vertical 274" draw:style-name="gr7" draw:text-style-name="P5" svg:x1="6.55cm" svg:y1="16.035cm" svg:x2="6.55cm" svg:y2="16.794cm"><text:p/></draw:line><draw:frame text:anchor-type="paragraph" draw:z-index="517" draw:name="Marco de texto 195" draw:style-name="gr6" draw:text-style-name="P9" svg:width="0.761cm" svg:height="0.279cm" draw:transform="rotate (1.56381500978692) translate (3.24731944444444cm 16.7922222222222cm)"><draw:text-box><text:p text:style-name="P8"><text:span text:style-name="T1">NULL</text:span></text:p></draw:text-box></draw:frame><draw:frame text:anchor-type="paragraph" draw:z-index="518" draw:name="Marco de texto 196" draw:style-name="gr5" draw:text-style-name="P9" svg:width="0.66cm" svg:height="0.387cm" draw:transform="rotate (1.56276781223572) translate (5.25815277777778cm 16.779875cm)"><draw:text-box><text:p text:style-name="P8"><text:span text:style-name="T1">NULL</text:span></text:p></draw:text-box></draw:frame><draw:frame text:anchor-type="paragraph" draw:z-index="519" draw:name="Marco de texto 197" draw:style-name="gr4" draw:text-style-name="P9" svg:width="0.66cm" svg:height="0.285cm" draw:transform="rotate (1.56276781223572) translate (4.16277777777778cm 16.6969722222222cm)"><draw:text-box><text:p text:style-name="P8"><text:span text:style-name="T1">NULL</text:span></text:p></draw:text-box></draw:frame><draw:line text:anchor-type="paragraph" draw:z-index="520" draw:name="Línea vertical 275" draw:style-name="gr7" draw:text-style-name="P5" svg:x1="8.544cm" svg:y1="16.035cm" svg:x2="8.544cm" svg:y2="16.794cm"><text:p/></draw:line><draw:line text:anchor-type="paragraph" draw:z-index="521" draw:name="Línea vertical 276" draw:style-name="gr7" draw:text-style-name="P5" svg:x1="9.176cm" svg:y1="16.035cm" svg:x2="9.176cm" svg:y2="16.794cm"><text:p/></draw:line><draw:line text:anchor-type="paragraph" draw:z-index="522" draw:name="Línea vertical 277" draw:style-name="gr7" draw:text-style-name="P5" svg:x1="9.499cm" svg:y1="16.035cm" svg:x2="9.499cm" svg:y2="16.794cm"><text:p/></draw:line><draw:line text:anchor-type="paragraph" draw:z-index="523" draw:name="Línea vertical 278" draw:style-name="gr7" draw:text-style-name="P5" svg:x1="10.271cm" svg:y1="16.035cm" svg:x2="10.271cm" svg:y2="16.794cm"><text:p/></draw:line><draw:line text:anchor-type="paragraph" draw:z-index="524" draw:name="Línea vertical 279" draw:style-name="gr7" draw:text-style-name="P5" svg:x1="10.538cm" svg:y1="16.035cm" svg:x2="10.538cm" svg:y2="16.794cm"><text:p/></draw:line><draw:line text:anchor-type="paragraph" draw:z-index="525" draw:name="Línea vertical 280" draw:style-name="gr7" draw:text-style-name="P5" svg:x1="11.352cm" svg:y1="16.035cm" svg:x2="11.352cm" svg:y2="16.794cm"><text:p/></draw:line><draw:line text:anchor-type="paragraph" draw:z-index="526" draw:name="Línea vertical 281" draw:style-name="gr7" draw:text-style-name="P5" svg:x1="11.563cm" svg:y1="16.035cm" svg:x2="11.563cm" svg:y2="16.794cm"><text:p/></draw:line><draw:frame text:anchor-type="paragraph" draw:z-index="527" draw:name="Marco de texto 198" draw:style-name="gr6" draw:text-style-name="P9" svg:width="0.761cm" svg:height="0.279cm" draw:transform="rotate (1.56381500978692) translate (11.3523888888889cm 16.7975138888889cm)"><draw:text-box><text:p text:style-name="P8"><text:span text:style-name="T1">NULL</text:span></text:p></draw:text-box></draw:frame><draw:line text:anchor-type="paragraph" draw:z-index="528" draw:name="Línea vertical 282" draw:style-name="gr7" draw:text-style-name="P5" svg:x1="8.544cm" svg:y1="16.035cm" svg:x2="8.544cm" svg:y2="16.794cm"><text:p/></draw:line><draw:line text:anchor-type="paragraph" draw:z-index="529" draw:name="Línea vertical 283" draw:style-name="gr7" draw:text-style-name="P5" svg:x1="9.176cm" svg:y1="16.035cm" svg:x2="9.176cm" svg:y2="16.794cm"><text:p/></draw:line><draw:line text:anchor-type="paragraph" draw:z-index="530" draw:name="Línea vertical 284" draw:style-name="gr7" draw:text-style-name="P5" svg:x1="9.499cm" svg:y1="16.035cm" svg:x2="9.499cm" svg:y2="16.794cm"><text:p/></draw:line><draw:line text:anchor-type="paragraph" draw:z-index="531" draw:name="Línea vertical 285" draw:style-name="gr7" draw:text-style-name="P5" svg:x1="10.271cm" svg:y1="16.035cm" svg:x2="10.271cm" svg:y2="16.794cm"><text:p/></draw:line><draw:line text:anchor-type="paragraph" draw:z-index="532" draw:name="Línea vertical 286" draw:style-name="gr7" draw:text-style-name="P5" svg:x1="10.538cm" svg:y1="16.035cm" svg:x2="10.538cm" svg:y2="16.794cm"><text:p/></draw:line><draw:line text:anchor-type="paragraph" draw:z-index="533" draw:name="Línea vertical 287" draw:style-name="gr7" draw:text-style-name="P5" svg:x1="11.352cm" svg:y1="16.035cm" svg:x2="11.352cm" svg:y2="16.794cm"><text:p/></draw:line><draw:line text:anchor-type="paragraph" draw:z-index="534" draw:name="Línea vertical 288" draw:style-name="gr7" draw:text-style-name="P5" svg:x1="11.563cm" svg:y1="16.035cm" svg:x2="11.563cm" svg:y2="16.794cm"><text:p/></draw:line><draw:frame text:anchor-type="paragraph" draw:z-index="535" draw:name="Marco de texto 199" draw:style-name="gr6" draw:text-style-name="P9" svg:width="0.761cm" svg:height="0.279cm" draw:transform="rotate (1.56381500978692) translate (8.26029166666667cm 16.7922222222222cm)"><draw:text-box><text:p text:style-name="P8"><text:span text:style-name="T1">NULL</text:span></text:p></draw:text-box></draw:frame><draw:frame text:anchor-type="paragraph" draw:z-index="536" draw:name="Marco de texto 200" draw:style-name="gr5" draw:text-style-name="P9" svg:width="0.66cm" svg:height="0.387cm" draw:transform="rotate (1.56276781223572) translate (10.271125cm 16.779875cm)"><draw:text-box><text:p text:style-name="P8"><text:span text:style-name="T1">NULL</text:span></text:p></draw:text-box></draw:frame><draw:frame text:anchor-type="paragraph" draw:z-index="537" draw:name="Marco de texto 201" draw:style-name="gr4" draw:text-style-name="P9" svg:width="0.66cm" svg:height="0.285cm" draw:transform="rotate (1.56276781223572) translate (9.17575cm 16.6969722222222cm)"><draw:text-box><text:p text:style-name="P8"><text:span text:style-name="T1">NULL</text:span></text:p></draw:text-box></draw:frame><draw:line text:anchor-type="paragraph" draw:z-index="538" draw:name="Línea vertical 289" draw:style-name="gr7" draw:text-style-name="P5" svg:x1="14.06cm" svg:y1="16.009cm" svg:x2="14.06cm" svg:y2="16.768cm"><text:p/></draw:line><draw:line text:anchor-type="paragraph" draw:z-index="539" draw:name="Línea vertical 290" draw:style-name="gr7" draw:text-style-name="P5" svg:x1="14.692cm" svg:y1="16.009cm" svg:x2="14.692cm" svg:y2="16.768cm"><text:p/></draw:line><draw:line text:anchor-type="paragraph" draw:z-index="540" draw:name="Línea vertical 291" draw:style-name="gr7" draw:text-style-name="P5" svg:x1="15.015cm" svg:y1="16.009cm" svg:x2="15.015cm" svg:y2="16.768cm"><text:p/></draw:line><draw:line text:anchor-type="paragraph" draw:z-index="541" draw:name="Línea vertical 292" draw:style-name="gr7" draw:text-style-name="P5" svg:x1="15.786cm" svg:y1="16.009cm" svg:x2="15.786cm" svg:y2="16.768cm"><text:p/></draw:line><draw:line text:anchor-type="paragraph" draw:z-index="542" draw:name="Línea vertical 293" draw:style-name="gr7" draw:text-style-name="P5" svg:x1="16.053cm" svg:y1="16.009cm" svg:x2="16.053cm" svg:y2="16.768cm"><text:p/></draw:line><draw:line text:anchor-type="paragraph" draw:z-index="543" draw:name="Línea vertical 294" draw:style-name="gr7" draw:text-style-name="P5" svg:x1="16.868cm" svg:y1="16.009cm" svg:x2="16.868cm" svg:y2="16.768cm"><text:p/></draw:line><draw:line text:anchor-type="paragraph" draw:z-index="544" draw:name="Línea vertical 295" draw:style-name="gr7" draw:text-style-name="P5" svg:x1="17.078cm" svg:y1="16.009cm" svg:x2="17.078cm" svg:y2="16.768cm"><text:p/></draw:line><draw:frame text:anchor-type="paragraph" draw:z-index="545" draw:name="Marco de texto 202" draw:style-name="gr6" draw:text-style-name="P9" svg:width="0.761cm" svg:height="0.279cm" draw:transform="rotate (1.56381500978692) translate (16.8680694444444cm 16.7710555555556cm)"><draw:text-box><text:p text:style-name="P8"><text:span text:style-name="T1">NULL</text:span></text:p></draw:text-box></draw:frame><draw:line text:anchor-type="paragraph" draw:z-index="546" draw:name="Línea vertical 296" draw:style-name="gr7" draw:text-style-name="P5" svg:x1="14.06cm" svg:y1="16.009cm" svg:x2="14.06cm" svg:y2="16.768cm"><text:p/></draw:line><draw:line text:anchor-type="paragraph" draw:z-index="547" draw:name="Línea vertical 297" draw:style-name="gr7" draw:text-style-name="P5" svg:x1="14.692cm" svg:y1="16.009cm" svg:x2="14.692cm" svg:y2="16.768cm"><text:p/></draw:line><draw:line text:anchor-type="paragraph" draw:z-index="548" draw:name="Línea vertical 298" draw:style-name="gr7" draw:text-style-name="P5" svg:x1="15.015cm" svg:y1="16.009cm" svg:x2="15.015cm" svg:y2="16.768cm"><text:p/></draw:line><draw:line text:anchor-type="paragraph" draw:z-index="549" draw:name="Línea vertical 299" draw:style-name="gr7" draw:text-style-name="P5" svg:x1="15.786cm" svg:y1="16.009cm" svg:x2="15.786cm" svg:y2="16.768cm"><text:p/></draw:line><draw:line text:anchor-type="paragraph" draw:z-index="550" draw:name="Línea vertical 300" draw:style-name="gr7" draw:text-style-name="P5" svg:x1="16.053cm" svg:y1="16.009cm" svg:x2="16.053cm" svg:y2="16.768cm"><text:p/></draw:line><draw:line text:anchor-type="paragraph" draw:z-index="551" draw:name="Línea vertical 301" draw:style-name="gr7" draw:text-style-name="P5" svg:x1="16.868cm" svg:y1="16.009cm" svg:x2="16.868cm" svg:y2="16.768cm"><text:p/></draw:line><draw:line text:anchor-type="paragraph" draw:z-index="552" draw:name="Línea vertical 302" draw:style-name="gr7" draw:text-style-name="P5" svg:x1="17.078cm" svg:y1="16.009cm" svg:x2="17.078cm" svg:y2="16.768cm"><text:p/></draw:line><draw:frame text:anchor-type="paragraph" draw:z-index="553" draw:name="Marco de texto 203" draw:style-name="gr6" draw:text-style-name="P9" svg:width="0.761cm" svg:height="0.279cm" draw:transform="rotate (1.56381500978692) translate (13.7759722222222cm 16.7657638888889cm)"><draw:text-box><text:p text:style-name="P8"><text:span text:style-name="T1">NULL</text:span></text:p></draw:text-box></draw:frame><draw:frame text:anchor-type="paragraph" draw:z-index="554" draw:name="Marco de texto 204" draw:style-name="gr5" draw:text-style-name="P9" svg:width="0.66cm" svg:height="0.387cm" draw:transform="rotate (1.56276781223572) translate (15.7868055555556cm 16.7534166666667cm)"><draw:text-box><text:p text:style-name="P8"><text:span text:style-name="T1">NULL</text:span></text:p></draw:text-box></draw:frame><draw:frame text:anchor-type="paragraph" draw:z-index="555" draw:name="Marco de texto 205" draw:style-name="gr4" draw:text-style-name="P9" svg:width="0.66cm" svg:height="0.285cm" draw:transform="rotate (1.56276781223572) translate (14.6914305555556cm 16.6705138888889cm)"><draw:text-box><text:p text:style-name="P8"><text:span text:style-name="T1">NULL</text:span></text:p></draw:text-box></draw:frame><draw:frame text:anchor-type="paragraph" draw:z-index="556" draw:name="Marco de texto 206" draw:style-name="gr3" draw:text-style-name="P7" svg:width="0.477cm" svg:height="0.489cm" svg:x="-0.3cm" svg:y="16.152cm"><draw:text-box><text:p>23</text:p></draw:text-box></draw:frame><draw:frame text:anchor-type="paragraph" draw:z-index="557" draw:name="Marco de texto 207" draw:style-name="gr3" draw:text-style-name="P7" svg:width="0.477cm" svg:height="0.489cm" svg:x="8.7cm" svg:y="16.21cm"><draw:text-box><text:p>32</text:p></draw:text-box></draw:frame><draw:frame text:anchor-type="paragraph" draw:z-index="558" draw:name="Marco de texto 208" draw:style-name="gr3" draw:text-style-name="P7" svg:width="0.477cm" svg:height="0.489cm" svg:x="14.06cm" svg:y="16.184cm"><draw:text-box><text:p>37</text:p></draw:text-box></draw:frame><draw:frame text:anchor-type="paragraph" draw:z-index="559" draw:name="Marco de texto 209" draw:style-name="gr3" draw:text-style-name="P7" svg:width="0.477cm" svg:height="0.489cm" svg:x="15.173cm" svg:y="16.274cm"><draw:text-box><text:p>40</text:p></draw:text-box></draw:frame><draw:frame text:anchor-type="paragraph" draw:z-index="560" draw:name="Marco de texto 210" draw:style-name="gr10" draw:text-style-name="P7" svg:width="0.641cm" svg:height="0.809cm" svg:x="6.189cm" svg:y="13.633cm"><draw:text-box><text:p>25</text:p></draw:text-box></draw:frame><draw:line text:anchor-type="paragraph" draw:z-index="561" draw:name="Línea 19" draw:style-name="gr1" draw:text-style-name="P5" svg:x1="5.271cm" svg:y1="14.813cm" svg:x2="0.034cm" svg:y2="16.037cm"><text:p/></draw:line><draw:line text:anchor-type="paragraph" draw:z-index="562" draw:name="Línea 20" draw:style-name="gr1" draw:text-style-name="P5" svg:x1="7.274cm" svg:y1="14.813cm" svg:x2="4.879cm" svg:y2="16.032cm"><text:p/></draw:line><draw:line text:anchor-type="paragraph" draw:z-index="563" draw:name="Línea 21" draw:style-name="gr1" draw:text-style-name="P5" svg:x1="9.559cm" svg:y1="14.813cm" svg:x2="10.663cm" svg:y2="16.042cm"><text:p/></draw:line><draw:line text:anchor-type="paragraph" draw:z-index="564" draw:name="Línea 22" draw:style-name="gr1" draw:text-style-name="P5" svg:x1="11.636cm" svg:y1="14.813cm" svg:x2="15.268cm" svg:y2="16.005cm"><text:p/></draw:line><draw:frame text:anchor-type="paragraph" draw:z-index="565" draw:name="Marco de texto 211" draw:style-name="gr2" draw:text-style-name="P7" svg:width="3.483cm" svg:height="0.726cm" svg:x="3.26cm" svg:y="16.963cm"><draw:text-box><text:p>Nodo 4</text:p></draw:text-box></draw:frame><draw:frame text:anchor-type="paragraph" draw:z-index="566" draw:name="Marco de texto 212" draw:style-name="gr2" draw:text-style-name="P7" svg:width="3.483cm" svg:height="0.726cm" svg:x="8.608cm" svg:y="17.044cm"><draw:text-box><text:p>Nodo 3</text:p></draw:text-box></draw:frame><draw:frame text:anchor-type="paragraph" draw:z-index="567" draw:name="Marco de texto 213" draw:style-name="gr2" draw:text-style-name="P7" svg:width="3.483cm" svg:height="0.726cm" svg:x="14.376cm" svg:y="16.877cm"><draw:text-box><text:p>Nodo 1</text:p></draw:text-box></draw:frame><draw:custom-shape text:anchor-type="paragraph" draw:z-index="568" draw:name="Forma 31" draw:style-name="gr8" draw:text-style-name="P10" svg:width="3.315cm" svg:height="0.757cm" svg:x="13.73cm" svg:y="16.006cm"><text:p/><draw:enhanced-geometry svg:viewBox="0 0 21600 21600" draw:type="rectangle" draw:enhanced-path="M 0 0 L 21600 0 21600 21600 0 21600 0 0 Z N"/></draw:custom-shape><draw:custom-shape text:anchor-type="paragraph" draw:z-index="569" draw:name="Forma 32" draw:style-name="gr8" draw:text-style-name="P10" svg:width="3.315cm" svg:height="0.757cm" svg:x="8.322cm" svg:y="16.043cm"><text:p/><draw:enhanced-geometry svg:viewBox="0 0 21600 21600" draw:type="rectangle" draw:enhanced-path="M 0 0 L 21600 0 21600 21600 0 21600 0 0 Z N"/></draw:custom-shape><draw:custom-shape text:anchor-type="paragraph" draw:z-index="570" draw:name="Forma 33" draw:style-name="gr8" draw:text-style-name="P10" svg:width="3.315cm" svg:height="0.757cm" svg:x="3.127cm" svg:y="16.032cm"><text:p/><draw:enhanced-geometry svg:viewBox="0 0 21600 21600" draw:type="rectangle" draw:enhanced-path="M 0 0 L 21600 0 21600 21600 0 21600 0 0 Z N"/></draw:custom-shape><draw:custom-shape text:anchor-type="paragraph" draw:z-index="571" draw:name="Forma 34" draw:style-name="gr12" draw:text-style-name="P10" svg:width="6.545cm" svg:height="1.505cm" svg:x="5.271cm" svg:y="13.309cm"><text:p/><draw:enhanced-geometry svg:viewBox="0 0 21600 21600" draw:type="rectangle" draw:enhanced-path="M 0 0 L 21600 0 21600 21600 0 21600 0 0 Z N"/></draw:custom-shape><draw:line text:anchor-type="paragraph" draw:z-index="572" draw:name="Línea vertical 303" draw:style-name="gr7" draw:text-style-name="P5" svg:x1="5.826cm" svg:y1="13.309cm" svg:x2="5.826cm" svg:y2="14.814cm"><text:p/></draw:line><draw:line text:anchor-type="paragraph" draw:z-index="573" draw:name="Línea vertical 304" draw:style-name="gr7" draw:text-style-name="P5" svg:x1="7.08cm" svg:y1="13.309cm" svg:x2="7.08cm" svg:y2="14.814cm"><text:p/></draw:line><draw:line text:anchor-type="paragraph" draw:z-index="574" draw:name="Línea vertical 305" draw:style-name="gr7" draw:text-style-name="P5" svg:x1="7.72cm" svg:y1="13.309cm" svg:x2="7.72cm" svg:y2="14.814cm"><text:p/></draw:line><draw:line text:anchor-type="paragraph" draw:z-index="575" draw:name="Línea vertical 306" draw:style-name="gr7" draw:text-style-name="P5" svg:x1="9.251cm" svg:y1="13.309cm" svg:x2="9.251cm" svg:y2="14.814cm"><text:p/></draw:line><draw:line text:anchor-type="paragraph" draw:z-index="576" draw:name="Línea vertical 307" draw:style-name="gr7" draw:text-style-name="P5" svg:x1="9.78cm" svg:y1="13.309cm" svg:x2="9.78cm" svg:y2="14.814cm"><text:p/></draw:line><draw:line text:anchor-type="paragraph" draw:z-index="577" draw:name="Línea vertical 308" draw:style-name="gr7" draw:text-style-name="P5" svg:x1="11.396cm" svg:y1="13.309cm" svg:x2="11.396cm" svg:y2="14.814cm"><text:p/></draw:line><draw:line text:anchor-type="paragraph" draw:z-index="578" draw:name="Línea vertical 309" draw:style-name="gr7" draw:text-style-name="P5" svg:x1="11.814cm" svg:y1="13.309cm" svg:x2="11.814cm" svg:y2="14.814cm"><text:p/></draw:line><draw:frame text:anchor-type="paragraph" draw:z-index="579" draw:name="Marco de texto 214" draw:style-name="gr11" draw:text-style-name="P12" svg:width="1.308cm" svg:height="0.563cm" draw:transform="rotate (1.56241874638532) translate (5.2705cm 14.6155833333333cm)"><draw:text-box><text:p><text:span text:style-name="T3">Nodo 0</text:span></text:p></draw:text-box></draw:frame><draw:frame text:anchor-type="paragraph" draw:z-index="580" draw:name="Marco de texto 215" draw:style-name="gr11" draw:text-style-name="P12" svg:width="1.308cm" svg:height="0.563cm" draw:transform="rotate (1.56241874638532) translate (7.08025cm 14.6155833333333cm)"><draw:text-box><text:p><text:span text:style-name="T3">Nodo 4</text:span></text:p></draw:text-box></draw:frame><draw:frame text:anchor-type="paragraph" draw:z-index="581" draw:name="Marco de texto 216" draw:style-name="gr11" draw:text-style-name="P12" svg:width="1.308cm" svg:height="0.563cm" draw:transform="rotate (1.56241874638532) translate (9.2075cm 14.6155833333333cm)"><draw:text-box><text:p><text:span text:style-name="T3">Nodo 3</text:span></text:p></draw:text-box></draw:frame><draw:frame text:anchor-type="paragraph" draw:z-index="582" draw:name="Marco de texto 217" draw:style-name="gr11" draw:text-style-name="P12" svg:width="1.308cm" svg:height="0.563cm" draw:transform="rotate (1.56241874638532) translate (11.3964861111111cm 14.6155833333333cm)"><draw:text-box><text:p><text:span text:style-name="T3">Nodo 1</text:span></text:p></draw:text-box></draw:frame><draw:line text:anchor-type="paragraph" draw:z-index="583" draw:name="Línea vertical 310" draw:style-name="gr7" draw:text-style-name="P5" svg:x1="-1.371cm" svg:y1="16.035cm" svg:x2="-1.371cm" svg:y2="16.794cm"><text:p/></draw:line><draw:line text:anchor-type="paragraph" draw:z-index="584" draw:name="Línea vertical 311" draw:style-name="gr7" draw:text-style-name="P5" svg:x1="-0.739cm" svg:y1="16.035cm" svg:x2="-0.739cm" svg:y2="16.794cm"><text:p/></draw:line><draw:line text:anchor-type="paragraph" draw:z-index="585" draw:name="Línea vertical 312" draw:style-name="gr7" draw:text-style-name="P5" svg:x1="-0.416cm" svg:y1="16.035cm" svg:x2="-0.416cm" svg:y2="16.794cm"><text:p/></draw:line><draw:line text:anchor-type="paragraph" draw:z-index="586" draw:name="Línea vertical 313" draw:style-name="gr7" draw:text-style-name="P5" svg:x1="0.356cm" svg:y1="16.035cm" svg:x2="0.356cm" svg:y2="16.794cm"><text:p/></draw:line><draw:line text:anchor-type="paragraph" draw:z-index="587" draw:name="Línea vertical 314" draw:style-name="gr7" draw:text-style-name="P5" svg:x1="0.623cm" svg:y1="16.035cm" svg:x2="0.623cm" svg:y2="16.794cm"><text:p/></draw:line><draw:line text:anchor-type="paragraph" draw:z-index="588" draw:name="Línea vertical 315" draw:style-name="gr7" draw:text-style-name="P5" svg:x1="1.437cm" svg:y1="16.035cm" svg:x2="1.437cm" svg:y2="16.794cm"><text:p/></draw:line><draw:line text:anchor-type="paragraph" draw:z-index="589" draw:name="Línea vertical 316" draw:style-name="gr7" draw:text-style-name="P5" svg:x1="1.648cm" svg:y1="16.035cm" svg:x2="1.648cm" svg:y2="16.794cm"><text:p/></draw:line><draw:frame text:anchor-type="paragraph" draw:z-index="590" draw:name="Marco de texto 218" draw:style-name="gr6" draw:text-style-name="P9" svg:width="0.761cm" svg:height="0.279cm" draw:transform="rotate (1.56381500978692) translate (1.43756944444444cm 16.7975138888889cm)"><draw:text-box><text:p text:style-name="P8"><text:span text:style-name="T1">NULL</text:span></text:p></draw:text-box></draw:frame><draw:frame text:anchor-type="paragraph" draw:z-index="591" draw:name="Marco de texto 219" draw:style-name="gr10" draw:text-style-name="P7" svg:width="0.641cm" svg:height="0.809cm" svg:x="8.11cm" svg:y="13.633cm"><draw:text-box><text:p>28</text:p></draw:text-box></draw:frame><draw:frame text:anchor-type="paragraph" draw:z-index="592" draw:name="Marco de texto 220" draw:style-name="gr2" draw:text-style-name="P7" svg:width="0.835cm" svg:height="0.726cm" svg:x="10.063cm" svg:y="13.633cm"><draw:text-box><text:p>35</text:p></draw:text-box></draw:frame><draw:frame text:anchor-type="paragraph" draw:z-index="593" draw:name="Marco de texto 221" draw:style-name="gr2" draw:text-style-name="P7" svg:width="2.117cm" svg:height="0.726cm" svg:x="7.694cm" svg:y="14.926cm"><draw:text-box><text:p>Nodo 2</text:p></draw:text-box></draw:frame><draw:frame text:anchor-type="paragraph" draw:z-index="594" draw:name="Marco de texto 222" draw:style-name="gr3" draw:text-style-name="P7" svg:width="0.477cm" svg:height="0.489cm" svg:x="3.531cm" svg:y="16.21cm"><draw:text-box><text:p>26</text:p></draw:text-box></draw:frame><draw:frame text:anchor-type="paragraph" draw:z-index="595" draw:name="Marco de texto 223" draw:style-name="gr2" draw:text-style-name="P7" svg:width="3.483cm" svg:height="0.726cm" svg:x="-1.057cm" svg:y="16.99cm"><draw:text-box><text:p>Nodo 0</text:p></draw:text-box></draw:frame><draw:line text:anchor-type="paragraph" draw:z-index="596" draw:name="Línea vertical 317" draw:style-name="gr7" draw:text-style-name="P5" svg:x1="-1.371cm" svg:y1="16.035cm" svg:x2="-1.371cm" svg:y2="16.794cm"><text:p/></draw:line><draw:line text:anchor-type="paragraph" draw:z-index="597" draw:name="Línea vertical 318" draw:style-name="gr7" draw:text-style-name="P5" svg:x1="-0.739cm" svg:y1="16.035cm" svg:x2="-0.739cm" svg:y2="16.794cm"><text:p/></draw:line><draw:line text:anchor-type="paragraph" draw:z-index="598" draw:name="Línea vertical 319" draw:style-name="gr7" draw:text-style-name="P5" svg:x1="-0.416cm" svg:y1="16.035cm" svg:x2="-0.416cm" svg:y2="16.794cm"><text:p/></draw:line><draw:line text:anchor-type="paragraph" draw:z-index="599" draw:name="Línea vertical 320" draw:style-name="gr7" draw:text-style-name="P5" svg:x1="0.356cm" svg:y1="16.035cm" svg:x2="0.356cm" svg:y2="16.794cm"><text:p/></draw:line><draw:line text:anchor-type="paragraph" draw:z-index="600" draw:name="Línea vertical 321" draw:style-name="gr7" draw:text-style-name="P5" svg:x1="0.623cm" svg:y1="16.035cm" svg:x2="0.623cm" svg:y2="16.794cm"><text:p/></draw:line><draw:line text:anchor-type="paragraph" draw:z-index="601" draw:name="Línea vertical 322" draw:style-name="gr7" draw:text-style-name="P5" svg:x1="1.437cm" svg:y1="16.035cm" svg:x2="1.437cm" svg:y2="16.794cm"><text:p/></draw:line><draw:line text:anchor-type="paragraph" draw:z-index="602" draw:name="Línea vertical 323" draw:style-name="gr7" draw:text-style-name="P5" svg:x1="1.648cm" svg:y1="16.035cm" svg:x2="1.648cm" svg:y2="16.794cm"><text:p/></draw:line><draw:frame text:anchor-type="paragraph" draw:z-index="603" draw:name="Marco de texto 224" draw:style-name="gr5" draw:text-style-name="P9" svg:width="0.66cm" svg:height="0.387cm" draw:transform="rotate (1.56276781223572) translate (0.356305555555556cm 16.779875cm)"><draw:text-box><text:p text:style-name="P8"><text:span text:style-name="T1">NULL</text:span></text:p></draw:text-box></draw:frame><draw:frame text:anchor-type="paragraph" draw:z-index="604" draw:name="Marco de texto 225" draw:style-name="gr4" draw:text-style-name="P9" svg:width="0.66cm" svg:height="0.285cm" draw:transform="rotate (1.56276781223572) translate (-0.739069444444444cm 16.6969722222222cm)"><draw:text-box><text:p text:style-name="P8"><text:span text:style-name="T1">NULL</text:span></text:p></draw:text-box></draw:frame><draw:frame text:anchor-type="paragraph" draw:z-index="605" draw:name="Marco de texto 226" draw:style-name="gr9" draw:text-style-name="P7" svg:width="0.479cm" svg:height="0.489cm" svg:x="-1.217cm" svg:y="16.21cm"><draw:text-box><text:p>21</text:p></draw:text-box></draw:frame><draw:line text:anchor-type="paragraph" draw:z-index="606" draw:name="Línea vertical 324" draw:style-name="gr7" draw:text-style-name="P5" svg:x1="3.531cm" svg:y1="16.035cm" svg:x2="3.531cm" svg:y2="16.794cm"><text:p/></draw:line><draw:line text:anchor-type="paragraph" draw:z-index="607" draw:name="Línea vertical 325" draw:style-name="gr7" draw:text-style-name="P5" svg:x1="4.163cm" svg:y1="16.035cm" svg:x2="4.163cm" svg:y2="16.794cm"><text:p/></draw:line><draw:line text:anchor-type="paragraph" draw:z-index="608" draw:name="Línea vertical 326" draw:style-name="gr7" draw:text-style-name="P5" svg:x1="4.486cm" svg:y1="16.035cm" svg:x2="4.486cm" svg:y2="16.794cm"><text:p/></draw:line><draw:line text:anchor-type="paragraph" draw:z-index="609" draw:name="Línea vertical 327" draw:style-name="gr7" draw:text-style-name="P5" svg:x1="5.258cm" svg:y1="16.035cm" svg:x2="5.258cm" svg:y2="16.794cm"><text:p/></draw:line><draw:line text:anchor-type="paragraph" draw:z-index="610" draw:name="Línea vertical 328" draw:style-name="gr7" draw:text-style-name="P5" svg:x1="5.525cm" svg:y1="16.035cm" svg:x2="5.525cm" svg:y2="16.794cm"><text:p/></draw:line><draw:line text:anchor-type="paragraph" draw:z-index="611" draw:name="Línea vertical 329" draw:style-name="gr7" draw:text-style-name="P5" svg:x1="6.339cm" svg:y1="16.035cm" svg:x2="6.339cm" svg:y2="16.794cm"><text:p/></draw:line><draw:line text:anchor-type="paragraph" draw:z-index="612" draw:name="Línea vertical 330" draw:style-name="gr7" draw:text-style-name="P5" svg:x1="6.55cm" svg:y1="16.035cm" svg:x2="6.55cm" svg:y2="16.794cm"><text:p/></draw:line><draw:frame text:anchor-type="paragraph" draw:z-index="613" draw:name="Marco de texto 227" draw:style-name="gr6" draw:text-style-name="P9" svg:width="0.761cm" svg:height="0.279cm" draw:transform="rotate (1.56381500978692) translate (6.33941666666667cm 16.7975138888889cm)"><draw:text-box><text:p text:style-name="P8"><text:span text:style-name="T1">NULL</text:span></text:p></draw:text-box></draw:frame><draw:line text:anchor-type="paragraph" draw:z-index="614" draw:name="Línea vertical 331" draw:style-name="gr7" draw:text-style-name="P5" svg:x1="3.531cm" svg:y1="16.035cm" svg:x2="3.531cm" svg:y2="16.794cm"><text:p/></draw:line><draw:line text:anchor-type="paragraph" draw:z-index="615" draw:name="Línea vertical 332" draw:style-name="gr7" draw:text-style-name="P5" svg:x1="4.163cm" svg:y1="16.035cm" svg:x2="4.163cm" svg:y2="16.794cm"><text:p/></draw:line><draw:line text:anchor-type="paragraph" draw:z-index="616" draw:name="Línea vertical 333" draw:style-name="gr7" draw:text-style-name="P5" svg:x1="4.486cm" svg:y1="16.035cm" svg:x2="4.486cm" svg:y2="16.794cm"><text:p/></draw:line><draw:line text:anchor-type="paragraph" draw:z-index="617" draw:name="Línea vertical 334" draw:style-name="gr7" draw:text-style-name="P5" svg:x1="5.258cm" svg:y1="16.035cm" svg:x2="5.258cm" svg:y2="16.794cm"><text:p/></draw:line><draw:line text:anchor-type="paragraph" draw:z-index="618" draw:name="Línea vertical 335" draw:style-name="gr7" draw:text-style-name="P5" svg:x1="5.525cm" svg:y1="16.035cm" svg:x2="5.525cm" svg:y2="16.794cm"><text:p/></draw:line><draw:line text:anchor-type="paragraph" draw:z-index="619" draw:name="Línea vertical 336" draw:style-name="gr7" draw:text-style-name="P5" svg:x1="6.339cm" svg:y1="16.035cm" svg:x2="6.339cm" svg:y2="16.794cm"><text:p/></draw:line><draw:line text:anchor-type="paragraph" draw:z-index="620" draw:name="Línea vertical 337" draw:style-name="gr7" draw:text-style-name="P5" svg:x1="6.55cm" svg:y1="16.035cm" svg:x2="6.55cm" svg:y2="16.794cm"><text:p/></draw:line><draw:frame text:anchor-type="paragraph" draw:z-index="621" draw:name="Marco de texto 228" draw:style-name="gr6" draw:text-style-name="P9" svg:width="0.761cm" svg:height="0.279cm" draw:transform="rotate (1.56381500978692) translate (3.24731944444444cm 16.7922222222222cm)"><draw:text-box><text:p text:style-name="P8"><text:span text:style-name="T1">NULL</text:span></text:p></draw:text-box></draw:frame><draw:frame text:anchor-type="paragraph" draw:z-index="622" draw:name="Marco de texto 229" draw:style-name="gr5" draw:text-style-name="P9" svg:width="0.66cm" svg:height="0.387cm" draw:transform="rotate (1.56276781223572) translate (5.25815277777778cm 16.779875cm)"><draw:text-box><text:p text:style-name="P8"><text:span text:style-name="T1">NULL</text:span></text:p></draw:text-box></draw:frame><draw:frame text:anchor-type="paragraph" draw:z-index="623" draw:name="Marco de texto 230" draw:style-name="gr4" draw:text-style-name="P9" svg:width="0.66cm" svg:height="0.285cm" draw:transform="rotate (1.56276781223572) translate (4.16277777777778cm 16.6969722222222cm)"><draw:text-box><text:p text:style-name="P8"><text:span text:style-name="T1">NULL</text:span></text:p></draw:text-box></draw:frame><draw:line text:anchor-type="paragraph" draw:z-index="624" draw:name="Línea vertical 338" draw:style-name="gr7" draw:text-style-name="P5" svg:x1="8.544cm" svg:y1="16.035cm" svg:x2="8.544cm" svg:y2="16.794cm"><text:p/></draw:line><draw:line text:anchor-type="paragraph" draw:z-index="625" draw:name="Línea vertical 339" draw:style-name="gr7" draw:text-style-name="P5" svg:x1="9.176cm" svg:y1="16.035cm" svg:x2="9.176cm" svg:y2="16.794cm"><text:p/></draw:line><draw:line text:anchor-type="paragraph" draw:z-index="626" draw:name="Línea vertical 340" draw:style-name="gr7" draw:text-style-name="P5" svg:x1="9.499cm" svg:y1="16.035cm" svg:x2="9.499cm" svg:y2="16.794cm"><text:p/></draw:line><draw:line text:anchor-type="paragraph" draw:z-index="627" draw:name="Línea vertical 341" draw:style-name="gr7" draw:text-style-name="P5" svg:x1="10.271cm" svg:y1="16.035cm" svg:x2="10.271cm" svg:y2="16.794cm"><text:p/></draw:line><draw:line text:anchor-type="paragraph" draw:z-index="628" draw:name="Línea vertical 342" draw:style-name="gr7" draw:text-style-name="P5" svg:x1="10.538cm" svg:y1="16.035cm" svg:x2="10.538cm" svg:y2="16.794cm"><text:p/></draw:line><draw:line text:anchor-type="paragraph" draw:z-index="629" draw:name="Línea vertical 343" draw:style-name="gr7" draw:text-style-name="P5" svg:x1="11.352cm" svg:y1="16.035cm" svg:x2="11.352cm" svg:y2="16.794cm"><text:p/></draw:line><draw:line text:anchor-type="paragraph" draw:z-index="630" draw:name="Línea vertical 344" draw:style-name="gr7" draw:text-style-name="P5" svg:x1="11.563cm" svg:y1="16.035cm" svg:x2="11.563cm" svg:y2="16.794cm"><text:p/></draw:line><draw:frame text:anchor-type="paragraph" draw:z-index="631" draw:name="Marco de texto 231" draw:style-name="gr6" draw:text-style-name="P9" svg:width="0.761cm" svg:height="0.279cm" draw:transform="rotate (1.56381500978692) translate (11.3523888888889cm 16.7975138888889cm)"><draw:text-box><text:p text:style-name="P8"><text:span text:style-name="T1">NULL</text:span></text:p></draw:text-box></draw:frame><draw:line text:anchor-type="paragraph" draw:z-index="632" draw:name="Línea vertical 345" draw:style-name="gr7" draw:text-style-name="P5" svg:x1="8.544cm" svg:y1="16.035cm" svg:x2="8.544cm" svg:y2="16.794cm"><text:p/></draw:line><draw:line text:anchor-type="paragraph" draw:z-index="633" draw:name="Línea vertical 346" draw:style-name="gr7" draw:text-style-name="P5" svg:x1="9.176cm" svg:y1="16.035cm" svg:x2="9.176cm" svg:y2="16.794cm"><text:p/></draw:line><draw:line text:anchor-type="paragraph" draw:z-index="634" draw:name="Línea vertical 347" draw:style-name="gr7" draw:text-style-name="P5" svg:x1="9.499cm" svg:y1="16.035cm" svg:x2="9.499cm" svg:y2="16.794cm"><text:p/></draw:line><draw:line text:anchor-type="paragraph" draw:z-index="635" draw:name="Línea vertical 348" draw:style-name="gr7" draw:text-style-name="P5" svg:x1="10.271cm" svg:y1="16.035cm" svg:x2="10.271cm" svg:y2="16.794cm"><text:p/></draw:line><draw:line text:anchor-type="paragraph" draw:z-index="636" draw:name="Línea vertical 349" draw:style-name="gr7" draw:text-style-name="P5" svg:x1="10.538cm" svg:y1="16.035cm" svg:x2="10.538cm" svg:y2="16.794cm"><text:p/></draw:line><draw:line text:anchor-type="paragraph" draw:z-index="637" draw:name="Línea vertical 350" draw:style-name="gr7" draw:text-style-name="P5" svg:x1="11.352cm" svg:y1="16.035cm" svg:x2="11.352cm" svg:y2="16.794cm"><text:p/></draw:line><draw:line text:anchor-type="paragraph" draw:z-index="638" draw:name="Línea vertical 351" draw:style-name="gr7" draw:text-style-name="P5" svg:x1="11.563cm" svg:y1="16.035cm" svg:x2="11.563cm" svg:y2="16.794cm"><text:p/></draw:line><draw:frame text:anchor-type="paragraph" draw:z-index="639" draw:name="Marco de texto 232" draw:style-name="gr6" draw:text-style-name="P9" svg:width="0.761cm" svg:height="0.279cm" draw:transform="rotate (1.56381500978692) translate (8.26029166666667cm 16.7922222222222cm)"><draw:text-box><text:p text:style-name="P8"><text:span text:style-name="T1">NULL</text:span></text:p></draw:text-box></draw:frame><draw:frame text:anchor-type="paragraph" draw:z-index="640" draw:name="Marco de texto 233" draw:style-name="gr5" draw:text-style-name="P9" svg:width="0.66cm" svg:height="0.387cm" draw:transform="rotate (1.56276781223572) translate (10.271125cm 16.779875cm)"><draw:text-box><text:p text:style-name="P8"><text:span text:style-name="T1">NULL</text:span></text:p></draw:text-box></draw:frame><draw:frame text:anchor-type="paragraph" draw:z-index="641" draw:name="Marco de texto 234" draw:style-name="gr4" draw:text-style-name="P9" svg:width="0.66cm" svg:height="0.285cm" draw:transform="rotate (1.56276781223572) translate (9.17575cm 16.6969722222222cm)"><draw:text-box><text:p text:style-name="P8"><text:span text:style-name="T1">NULL</text:span></text:p></draw:text-box></draw:frame><draw:line text:anchor-type="paragraph" draw:z-index="642" draw:name="Línea vertical 352" draw:style-name="gr7" draw:text-style-name="P5" svg:x1="14.06cm" svg:y1="16.009cm" svg:x2="14.06cm" svg:y2="16.768cm"><text:p/></draw:line><draw:line text:anchor-type="paragraph" draw:z-index="643" draw:name="Línea vertical 353" draw:style-name="gr7" draw:text-style-name="P5" svg:x1="14.692cm" svg:y1="16.009cm" svg:x2="14.692cm" svg:y2="16.768cm"><text:p/></draw:line><draw:line text:anchor-type="paragraph" draw:z-index="644" draw:name="Línea vertical 354" draw:style-name="gr7" draw:text-style-name="P5" svg:x1="15.015cm" svg:y1="16.009cm" svg:x2="15.015cm" svg:y2="16.768cm"><text:p/></draw:line><draw:line text:anchor-type="paragraph" draw:z-index="645" draw:name="Línea vertical 355" draw:style-name="gr7" draw:text-style-name="P5" svg:x1="15.786cm" svg:y1="16.009cm" svg:x2="15.786cm" svg:y2="16.768cm"><text:p/></draw:line><draw:line text:anchor-type="paragraph" draw:z-index="646" draw:name="Línea vertical 356" draw:style-name="gr7" draw:text-style-name="P5" svg:x1="16.053cm" svg:y1="16.009cm" svg:x2="16.053cm" svg:y2="16.768cm"><text:p/></draw:line><draw:line text:anchor-type="paragraph" draw:z-index="647" draw:name="Línea vertical 357" draw:style-name="gr7" draw:text-style-name="P5" svg:x1="16.868cm" svg:y1="16.009cm" svg:x2="16.868cm" svg:y2="16.768cm"><text:p/></draw:line><draw:line text:anchor-type="paragraph" draw:z-index="648" draw:name="Línea vertical 358" draw:style-name="gr7" draw:text-style-name="P5" svg:x1="17.078cm" svg:y1="16.009cm" svg:x2="17.078cm" svg:y2="16.768cm"><text:p/></draw:line><draw:frame text:anchor-type="paragraph" draw:z-index="649" draw:name="Marco de texto 235" draw:style-name="gr6" draw:text-style-name="P9" svg:width="0.761cm" svg:height="0.279cm" draw:transform="rotate (1.56381500978692) translate (16.8680694444444cm 16.7710555555556cm)"><draw:text-box><text:p text:style-name="P8"><text:span text:style-name="T1">NULL</text:span></text:p></draw:text-box></draw:frame><draw:line text:anchor-type="paragraph" draw:z-index="650" draw:name="Línea vertical 359" draw:style-name="gr7" draw:text-style-name="P5" svg:x1="14.06cm" svg:y1="16.009cm" svg:x2="14.06cm" svg:y2="16.768cm"><text:p/></draw:line><draw:line text:anchor-type="paragraph" draw:z-index="651" draw:name="Línea vertical 360" draw:style-name="gr7" draw:text-style-name="P5" svg:x1="14.692cm" svg:y1="16.009cm" svg:x2="14.692cm" svg:y2="16.768cm"><text:p/></draw:line><draw:line text:anchor-type="paragraph" draw:z-index="652" draw:name="Línea vertical 361" draw:style-name="gr7" draw:text-style-name="P5" svg:x1="15.015cm" svg:y1="16.009cm" svg:x2="15.015cm" svg:y2="16.768cm"><text:p/></draw:line><draw:line text:anchor-type="paragraph" draw:z-index="653" draw:name="Línea vertical 362" draw:style-name="gr7" draw:text-style-name="P5" svg:x1="15.786cm" svg:y1="16.009cm" svg:x2="15.786cm" svg:y2="16.768cm"><text:p/></draw:line><draw:line text:anchor-type="paragraph" draw:z-index="654" draw:name="Línea vertical 363" draw:style-name="gr7" draw:text-style-name="P5" svg:x1="16.053cm" svg:y1="16.009cm" svg:x2="16.053cm" svg:y2="16.768cm"><text:p/></draw:line><draw:line text:anchor-type="paragraph" draw:z-index="655" draw:name="Línea vertical 364" draw:style-name="gr7" draw:text-style-name="P5" svg:x1="16.868cm" svg:y1="16.009cm" svg:x2="16.868cm" svg:y2="16.768cm"><text:p/></draw:line><draw:line text:anchor-type="paragraph" draw:z-index="656" draw:name="Línea vertical 365" draw:style-name="gr7" draw:text-style-name="P5" svg:x1="17.078cm" svg:y1="16.009cm" svg:x2="17.078cm" svg:y2="16.768cm"><text:p/></draw:line><draw:frame text:anchor-type="paragraph" draw:z-index="657" draw:name="Marco de texto 236" draw:style-name="gr6" draw:text-style-name="P9" svg:width="0.761cm" svg:height="0.279cm" draw:transform="rotate (1.56381500978692) translate (13.7759722222222cm 16.7657638888889cm)"><draw:text-box><text:p text:style-name="P8"><text:span text:style-name="T1">NULL</text:span></text:p></draw:text-box></draw:frame><draw:frame text:anchor-type="paragraph" draw:z-index="658" draw:name="Marco de texto 237" draw:style-name="gr5" draw:text-style-name="P9" svg:width="0.66cm" svg:height="0.387cm" draw:transform="rotate (1.56276781223572) translate (15.7868055555556cm 16.7534166666667cm)"><draw:text-box><text:p text:style-name="P8"><text:span text:style-name="T1">NULL</text:span></text:p></draw:text-box></draw:frame><draw:frame text:anchor-type="paragraph" draw:z-index="659" draw:name="Marco de texto 238" draw:style-name="gr4" draw:text-style-name="P9" svg:width="0.66cm" svg:height="0.285cm" draw:transform="rotate (1.56276781223572) translate (14.6914305555556cm 16.6705138888889cm)"><draw:text-box><text:p text:style-name="P8"><text:span text:style-name="T1">NULL</text:span></text:p></draw:text-box></draw:frame><draw:frame text:anchor-type="paragraph" draw:z-index="660" draw:name="Marco de texto 239" draw:style-name="gr3" draw:text-style-name="P7" svg:width="0.477cm" svg:height="0.489cm" svg:x="-0.3cm" svg:y="16.152cm"><draw:text-box><text:p>23</text:p></draw:text-box></draw:frame><draw:frame text:anchor-type="paragraph" draw:z-index="661" draw:name="Marco de texto 240" draw:style-name="gr3" draw:text-style-name="P7" svg:width="0.477cm" svg:height="0.489cm" svg:x="8.7cm" svg:y="16.21cm"><draw:text-box><text:p>32</text:p></draw:text-box></draw:frame><draw:frame text:anchor-type="paragraph" draw:z-index="662" draw:name="Marco de texto 241" draw:style-name="gr3" draw:text-style-name="P7" svg:width="0.477cm" svg:height="0.489cm" svg:x="15.173cm" svg:y="16.155cm"><draw:text-box><text:p>37</text:p></draw:text-box></draw:frame><draw:frame text:anchor-type="paragraph" draw:z-index="663" draw:name="Marco de texto 242" draw:style-name="gr3" draw:text-style-name="P7" svg:width="0.477cm" svg:height="0.489cm" svg:x="16.178cm" svg:y="16.274cm"><draw:text-box><text:p>40</text:p></draw:text-box></draw:frame><draw:frame text:anchor-type="paragraph" draw:z-index="664" draw:name="Marco de texto 243" draw:style-name="gr10" draw:text-style-name="P7" svg:width="0.641cm" svg:height="0.809cm" svg:x="6.189cm" svg:y="13.633cm"><draw:text-box><text:p>25</text:p></draw:text-box></draw:frame><draw:line text:anchor-type="paragraph" draw:z-index="665" draw:name="Línea 23" draw:style-name="gr1" draw:text-style-name="P5" svg:x1="5.271cm" svg:y1="14.813cm" svg:x2="0.034cm" svg:y2="16.037cm"><text:p/></draw:line><draw:line text:anchor-type="paragraph" draw:z-index="666" draw:name="Línea 24" draw:style-name="gr1" draw:text-style-name="P5" svg:x1="7.274cm" svg:y1="14.813cm" svg:x2="4.879cm" svg:y2="16.032cm"><text:p/></draw:line><draw:line text:anchor-type="paragraph" draw:z-index="667" draw:name="Línea 25" draw:style-name="gr1" draw:text-style-name="P5" svg:x1="9.559cm" svg:y1="14.813cm" svg:x2="10.663cm" svg:y2="16.042cm"><text:p/></draw:line><draw:line text:anchor-type="paragraph" draw:z-index="668" draw:name="Línea 26" draw:style-name="gr1" draw:text-style-name="P5" svg:x1="11.636cm" svg:y1="14.813cm" svg:x2="15.268cm" svg:y2="16.005cm"><text:p/></draw:line><draw:frame text:anchor-type="paragraph" draw:z-index="669" draw:name="Marco de texto 244" draw:style-name="gr2" draw:text-style-name="P7" svg:width="3.483cm" svg:height="0.726cm" svg:x="3.26cm" svg:y="16.963cm"><draw:text-box><text:p>Nodo 4</text:p></draw:text-box></draw:frame><draw:frame text:anchor-type="paragraph" draw:z-index="670" draw:name="Marco de texto 245" draw:style-name="gr2" draw:text-style-name="P7" svg:width="3.483cm" svg:height="0.726cm" svg:x="8.608cm" svg:y="17.044cm"><draw:text-box><text:p>Nodo 3</text:p></draw:text-box></draw:frame><draw:frame text:anchor-type="paragraph" draw:z-index="671" draw:name="Marco de texto 246" draw:style-name="gr2" draw:text-style-name="P7" svg:width="3.483cm" svg:height="0.726cm" svg:x="14.376cm" svg:y="16.877cm"><draw:text-box><text:p>Nodo 1</text:p></draw:text-box></draw:frame><draw:custom-shape text:anchor-type="paragraph" draw:z-index="0" draw:name="Forma 35" draw:style-name="gr8" draw:text-style-name="P10" svg:width="3.315cm" svg:height="0.757cm" svg:x="-1.478cm" svg:y="16.037cm"><text:p/><draw:enhanced-geometry svg:viewBox="0 0 21600 21600" draw:type="rectangle" draw:enhanced-path="M 0 0 L 21600 0 21600 21600 0 21600 0 0 Z N"/></draw:custom-shape><draw:frame text:anchor-type="paragraph" draw:z-index="672" draw:name="Marco de texto 247" draw:style-name="gr3" draw:text-style-name="P7" svg:width="0.477cm" svg:height="0.489cm" svg:x="14.215cm" svg:y="16.184cm"><draw:text-box><text:p>36</text:p></draw:text-box></draw:frame><draw:frame text:anchor-type="paragraph" draw:z-index="673" draw:name="Marco de texto 248" draw:style-name="gr13" draw:text-style-name="P13" svg:width="17.433cm" svg:height="1.463cm" svg:x="0.035cm" svg:y="18.106cm"><draw:text-box><text:p>8) Agrego el 45(overflow en el nodo 1) divido y promociono. Al realizar esta acción, se genera overflow también en la raíz (nodo 2) entonces, también divido y promociono</text:p></draw:text-box></draw:frame><draw:custom-shape text:anchor-type="paragraph" draw:z-index="674" draw:name="Forma 39" draw:style-name="gr12" draw:text-style-name="P10" svg:width="6.545cm" svg:height="1.505cm" svg:x="5.299cm" svg:y="19.32cm"><text:p/><draw:enhanced-geometry svg:viewBox="0 0 21600 21600" draw:type="rectangle" draw:enhanced-path="M 0 0 L 21600 0 21600 21600 0 21600 0 0 Z N"/></draw:custom-shape><draw:line text:anchor-type="paragraph" draw:z-index="675" draw:name="Línea vertical 366" draw:style-name="gr7" draw:text-style-name="P5" svg:x1="5.855cm" svg:y1="19.32cm" svg:x2="5.855cm" svg:y2="20.825cm"><text:p/></draw:line><draw:line text:anchor-type="paragraph" draw:z-index="676" draw:name="Línea vertical 367" draw:style-name="gr7" draw:text-style-name="P5" svg:x1="7.109cm" svg:y1="19.32cm" svg:x2="7.109cm" svg:y2="20.825cm"><text:p/></draw:line><draw:line text:anchor-type="paragraph" draw:z-index="677" draw:name="Línea vertical 368" draw:style-name="gr7" draw:text-style-name="P5" svg:x1="7.749cm" svg:y1="19.32cm" svg:x2="7.749cm" svg:y2="20.825cm"><text:p/></draw:line><draw:line text:anchor-type="paragraph" draw:z-index="678" draw:name="Línea vertical 369" draw:style-name="gr7" draw:text-style-name="P5" svg:x1="9.28cm" svg:y1="19.32cm" svg:x2="9.28cm" svg:y2="20.825cm"><text:p/></draw:line><draw:line text:anchor-type="paragraph" draw:z-index="679" draw:name="Línea vertical 370" draw:style-name="gr7" draw:text-style-name="P5" svg:x1="9.809cm" svg:y1="19.32cm" svg:x2="9.809cm" svg:y2="20.825cm"><text:p/></draw:line><draw:line text:anchor-type="paragraph" draw:z-index="680" draw:name="Línea vertical 371" draw:style-name="gr7" draw:text-style-name="P5" svg:x1="11.425cm" svg:y1="19.32cm" svg:x2="11.425cm" svg:y2="20.825cm"><text:p/></draw:line><draw:line text:anchor-type="paragraph" draw:z-index="681" draw:name="Línea vertical 372" draw:style-name="gr7" draw:text-style-name="P5" svg:x1="11.843cm" svg:y1="19.32cm" svg:x2="11.843cm" svg:y2="20.825cm"><text:p/></draw:line><draw:frame text:anchor-type="paragraph" draw:z-index="682" draw:name="Marco de texto 249" draw:style-name="gr11" draw:text-style-name="P12" svg:width="1.308cm" svg:height="0.563cm" draw:transform="rotate (1.56241874638532) translate (5.29872222222222cm 20.6269166666667cm)"><draw:text-box><text:p><text:span text:style-name="T3">Nodo 0</text:span></text:p></draw:text-box></draw:frame><draw:frame text:anchor-type="paragraph" draw:z-index="683" draw:name="Marco de texto 250" draw:style-name="gr11" draw:text-style-name="P12" svg:width="1.308cm" svg:height="0.563cm" draw:transform="rotate (1.56241874638532) translate (7.10847222222222cm 20.6269166666667cm)"><draw:text-box><text:p><text:span text:style-name="T3">Nodo 4</text:span></text:p></draw:text-box></draw:frame><draw:frame text:anchor-type="paragraph" draw:z-index="684" draw:name="Marco de texto 251" draw:style-name="gr11" draw:text-style-name="P12" svg:width="1.308cm" svg:height="0.563cm" draw:transform="rotate (1.56241874638532) translate (9.23572222222222cm 20.6269166666667cm)"><draw:text-box><text:p><text:span text:style-name="T3">Nodo 3</text:span></text:p></draw:text-box></draw:frame><draw:frame text:anchor-type="paragraph" draw:z-index="685" draw:name="Marco de texto 252" draw:style-name="gr11" draw:text-style-name="P12" svg:width="1.308cm" svg:height="0.563cm" draw:transform="rotate (1.56241874638532) translate (11.4247083333333cm 20.6269166666667cm)"><draw:text-box><text:p><text:span text:style-name="T3">Nodo 1</text:span></text:p></draw:text-box></draw:frame><draw:frame text:anchor-type="paragraph" draw:z-index="686" draw:name="Marco de texto 254" draw:style-name="gr10" draw:text-style-name="P7" svg:width="0.641cm" svg:height="0.809cm" svg:x="8.139cm" svg:y="19.644cm"><draw:text-box><text:p>28</text:p></draw:text-box></draw:frame><draw:frame text:anchor-type="paragraph" draw:z-index="687" draw:name="Marco de texto 255" draw:style-name="gr2" draw:text-style-name="P7" svg:width="0.835cm" svg:height="0.726cm" svg:x="10.091cm" svg:y="19.644cm"><draw:text-box><text:p>35</text:p></draw:text-box></draw:frame><draw:frame text:anchor-type="paragraph" draw:z-index="688" draw:name="Marco de texto 256" draw:style-name="gr2" draw:text-style-name="P7" svg:width="2.117cm" svg:height="0.726cm" svg:x="7.722cm" svg:y="20.937cm"><draw:text-box><text:p>Nodo 7</text:p></draw:text-box></draw:frame><draw:frame text:anchor-type="paragraph" draw:z-index="689" draw:name="Marco de texto 279" draw:style-name="gr10" draw:text-style-name="P7" svg:width="0.641cm" svg:height="0.809cm" svg:x="6.218cm" svg:y="19.644cm"><draw:text-box><text:p>25</text:p></draw:text-box></draw:frame><draw:custom-shape text:anchor-type="paragraph" draw:z-index="690" draw:name="Forma 43" draw:style-name="gr12" draw:text-style-name="P10" svg:width="6.545cm" svg:height="1.505cm" svg:x="5.299cm" svg:y="19.32cm"><text:p/><draw:enhanced-geometry svg:viewBox="0 0 21600 21600" draw:type="rectangle" draw:enhanced-path="M 0 0 L 21600 0 21600 21600 0 21600 0 0 Z N"/></draw:custom-shape><draw:line text:anchor-type="paragraph" draw:z-index="691" draw:name="Línea vertical 429" draw:style-name="gr7" draw:text-style-name="P5" svg:x1="5.855cm" svg:y1="19.32cm" svg:x2="5.855cm" svg:y2="20.825cm"><text:p/></draw:line><draw:line text:anchor-type="paragraph" draw:z-index="692" draw:name="Línea vertical 430" draw:style-name="gr7" draw:text-style-name="P5" svg:x1="7.109cm" svg:y1="19.32cm" svg:x2="7.109cm" svg:y2="20.825cm"><text:p/></draw:line><draw:line text:anchor-type="paragraph" draw:z-index="693" draw:name="Línea vertical 431" draw:style-name="gr7" draw:text-style-name="P5" svg:x1="7.749cm" svg:y1="19.32cm" svg:x2="7.749cm" svg:y2="20.825cm"><text:p/></draw:line><draw:line text:anchor-type="paragraph" draw:z-index="694" draw:name="Línea vertical 432" draw:style-name="gr7" draw:text-style-name="P5" svg:x1="9.28cm" svg:y1="19.32cm" svg:x2="9.28cm" svg:y2="20.825cm"><text:p/></draw:line><draw:line text:anchor-type="paragraph" draw:z-index="695" draw:name="Línea vertical 433" draw:style-name="gr7" draw:text-style-name="P5" svg:x1="9.809cm" svg:y1="19.32cm" svg:x2="9.809cm" svg:y2="20.825cm"><text:p/></draw:line><draw:line text:anchor-type="paragraph" draw:z-index="696" draw:name="Línea vertical 434" draw:style-name="gr7" draw:text-style-name="P5" svg:x1="11.425cm" svg:y1="19.32cm" svg:x2="11.425cm" svg:y2="20.825cm"><text:p/></draw:line><draw:line text:anchor-type="paragraph" draw:z-index="697" draw:name="Línea vertical 435" draw:style-name="gr7" draw:text-style-name="P5" svg:x1="11.843cm" svg:y1="19.32cm" svg:x2="11.843cm" svg:y2="20.825cm"><text:p/></draw:line><draw:frame text:anchor-type="paragraph" draw:z-index="698" draw:name="Marco de texto 283" draw:style-name="gr11" draw:text-style-name="P12" svg:width="1.308cm" svg:height="0.563cm" draw:transform="rotate (1.56241874638532) translate (5.29872222222222cm 20.6269166666667cm)"><draw:text-box><text:p><text:span text:style-name="T3">Nodo 2</text:span></text:p></draw:text-box></draw:frame><draw:frame text:anchor-type="paragraph" draw:z-index="699" draw:name="Marco de texto 284" draw:style-name="gr11" draw:text-style-name="P12" svg:width="1.308cm" svg:height="0.563cm" draw:transform="rotate (1.56241874638532) translate (7.10847222222222cm 20.6269166666667cm)"><draw:text-box><text:p><text:span text:style-name="T3">Nodo 6</text:span></text:p></draw:text-box></draw:frame><draw:frame text:anchor-type="paragraph" draw:z-index="700" draw:name="Marco de texto 285" draw:style-name="gr11" draw:text-style-name="P12" svg:width="1.308cm" svg:height="0.563cm" draw:transform="rotate (1.56241874638532) translate (9.23572222222222cm 20.6269166666667cm)"><draw:text-box><text:p><text:span text:style-name="T3">NULL</text:span></text:p></draw:text-box></draw:frame><draw:frame text:anchor-type="paragraph" draw:z-index="701" draw:name="Marco de texto 286" draw:style-name="gr11" draw:text-style-name="P12" svg:width="1.308cm" svg:height="0.563cm" draw:transform="rotate (1.56241874638532) translate (11.4247083333333cm 20.6269166666667cm)"><draw:text-box><text:p><text:span text:style-name="T3">NULL</text:span></text:p></draw:text-box></draw:frame><draw:frame text:anchor-type="paragraph" draw:z-index="702" draw:name="Marco de texto 312" draw:style-name="gr10" draw:text-style-name="P7" svg:width="0.641cm" svg:height="0.809cm" svg:x="6.218cm" svg:y="19.644cm"><draw:text-box><text:p>35</text:p></draw:text-box></draw:frame><draw:frame text:anchor-type="paragraph" draw:z-index="703" draw:name="Marco de texto 315" draw:style-name="gr2" draw:text-style-name="P11" svg:width="1.927cm" svg:height="0.726cm" svg:x="16.399cm" svg:y="25.229cm"><draw:text-box><text:p><text:span text:style-name="T2">Nodo 5</text:span></text:p></draw:text-box></draw:frame><draw:custom-shape text:anchor-type="paragraph" draw:z-index="704" draw:name="Forma 45" draw:style-name="gr8" draw:text-style-name="P10" svg:width="3.315cm" svg:height="0.757cm" svg:x="-1.842cm" svg:y="24.509cm"><text:p/><draw:enhanced-geometry svg:viewBox="0 0 21600 21600" draw:type="rectangle" draw:enhanced-path="M 0 0 L 21600 0 21600 21600 0 21600 0 0 Z N"/></draw:custom-shape><draw:custom-shape text:anchor-type="paragraph" draw:z-index="705" draw:name="Forma 46" draw:style-name="gr8" draw:text-style-name="P10" svg:width="3.315cm" svg:height="0.757cm" svg:x="15.115cm" svg:y="24.472cm"><text:p/><draw:enhanced-geometry svg:viewBox="0 0 21600 21600" draw:type="rectangle" draw:enhanced-path="M 0 0 L 21600 0 21600 21600 0 21600 0 0 Z N"/></draw:custom-shape><draw:custom-shape text:anchor-type="paragraph" draw:z-index="706" draw:name="Forma 47" draw:style-name="gr8" draw:text-style-name="P10" svg:width="3.315cm" svg:height="0.757cm" svg:x="5.766cm" svg:y="24.52cm"><text:p/><draw:enhanced-geometry svg:viewBox="0 0 21600 21600" draw:type="rectangle" draw:enhanced-path="M 0 0 L 21600 0 21600 21600 0 21600 0 0 Z N"/></draw:custom-shape><draw:custom-shape text:anchor-type="paragraph" draw:z-index="707" draw:name="Forma 48" draw:style-name="gr8" draw:text-style-name="P10" svg:width="3.315cm" svg:height="0.757cm" svg:x="1.812cm" svg:y="24.499cm"><text:p/><draw:enhanced-geometry svg:viewBox="0 0 21600 21600" draw:type="rectangle" draw:enhanced-path="M 0 0 L 21600 0 21600 21600 0 21600 0 0 Z N"/></draw:custom-shape><draw:line text:anchor-type="paragraph" draw:z-index="708" draw:name="Línea vertical 492" draw:style-name="gr7" draw:text-style-name="P5" svg:x1="-1.546cm" svg:y1="24.502cm" svg:x2="-1.546cm" svg:y2="25.261cm"><text:p/></draw:line><draw:line text:anchor-type="paragraph" draw:z-index="709" draw:name="Línea vertical 493" draw:style-name="gr7" draw:text-style-name="P5" svg:x1="-0.913cm" svg:y1="24.502cm" svg:x2="-0.913cm" svg:y2="25.261cm"><text:p/></draw:line><draw:line text:anchor-type="paragraph" draw:z-index="710" draw:name="Línea vertical 494" draw:style-name="gr7" draw:text-style-name="P5" svg:x1="-0.59cm" svg:y1="24.502cm" svg:x2="-0.59cm" svg:y2="25.261cm"><text:p/></draw:line><draw:line text:anchor-type="paragraph" draw:z-index="711" draw:name="Línea vertical 495" draw:style-name="gr7" draw:text-style-name="P5" svg:x1="0.181cm" svg:y1="24.502cm" svg:x2="0.181cm" svg:y2="25.261cm"><text:p/></draw:line><draw:line text:anchor-type="paragraph" draw:z-index="712" draw:name="Línea vertical 496" draw:style-name="gr7" draw:text-style-name="P5" svg:x1="0.448cm" svg:y1="24.502cm" svg:x2="0.448cm" svg:y2="25.261cm"><text:p/></draw:line><draw:line text:anchor-type="paragraph" draw:z-index="713" draw:name="Línea vertical 497" draw:style-name="gr7" draw:text-style-name="P5" svg:x1="1.263cm" svg:y1="24.502cm" svg:x2="1.263cm" svg:y2="25.261cm"><text:p/></draw:line><draw:line text:anchor-type="paragraph" draw:z-index="714" draw:name="Línea vertical 498" draw:style-name="gr7" draw:text-style-name="P5" svg:x1="1.473cm" svg:y1="24.502cm" svg:x2="1.473cm" svg:y2="25.261cm"><text:p/></draw:line><draw:frame text:anchor-type="paragraph" draw:z-index="715" draw:name="Marco de texto 316" draw:style-name="gr6" draw:text-style-name="P9" svg:width="0.761cm" svg:height="0.279cm" draw:transform="rotate (1.56381500978692) translate (1.26294444444444cm 25.2641805555556cm)"><draw:text-box><text:p text:style-name="P8"><text:span text:style-name="T1">NULL</text:span></text:p></draw:text-box></draw:frame><draw:frame text:anchor-type="paragraph" draw:z-index="716" draw:name="Marco de texto 317" draw:style-name="gr3" draw:text-style-name="P7" svg:width="0.477cm" svg:height="0.489cm" svg:x="2.215cm" svg:y="24.677cm"><draw:text-box><text:p>26</text:p></draw:text-box></draw:frame><draw:line text:anchor-type="paragraph" draw:z-index="717" draw:name="Línea vertical 499" draw:style-name="gr7" draw:text-style-name="P5" svg:x1="-1.546cm" svg:y1="24.502cm" svg:x2="-1.546cm" svg:y2="25.261cm"><text:p/></draw:line><draw:line text:anchor-type="paragraph" draw:z-index="718" draw:name="Línea vertical 500" draw:style-name="gr7" draw:text-style-name="P5" svg:x1="-0.913cm" svg:y1="24.502cm" svg:x2="-0.913cm" svg:y2="25.261cm"><text:p/></draw:line><draw:line text:anchor-type="paragraph" draw:z-index="719" draw:name="Línea vertical 501" draw:style-name="gr7" draw:text-style-name="P5" svg:x1="-0.59cm" svg:y1="24.502cm" svg:x2="-0.59cm" svg:y2="25.261cm"><text:p/></draw:line><draw:line text:anchor-type="paragraph" draw:z-index="720" draw:name="Línea vertical 502" draw:style-name="gr7" draw:text-style-name="P5" svg:x1="0.181cm" svg:y1="24.502cm" svg:x2="0.181cm" svg:y2="25.261cm"><text:p/></draw:line><draw:line text:anchor-type="paragraph" draw:z-index="721" draw:name="Línea vertical 503" draw:style-name="gr7" draw:text-style-name="P5" svg:x1="0.448cm" svg:y1="24.502cm" svg:x2="0.448cm" svg:y2="25.261cm"><text:p/></draw:line><draw:line text:anchor-type="paragraph" draw:z-index="722" draw:name="Línea vertical 504" draw:style-name="gr7" draw:text-style-name="P5" svg:x1="1.263cm" svg:y1="24.502cm" svg:x2="1.263cm" svg:y2="25.261cm"><text:p/></draw:line><draw:line text:anchor-type="paragraph" draw:z-index="723" draw:name="Línea vertical 505" draw:style-name="gr7" draw:text-style-name="P5" svg:x1="1.473cm" svg:y1="24.502cm" svg:x2="1.473cm" svg:y2="25.261cm"><text:p/></draw:line><draw:frame text:anchor-type="paragraph" draw:z-index="724" draw:name="Marco de texto 319" draw:style-name="gr6" draw:text-style-name="P9" svg:width="0.761cm" svg:height="0.279cm" draw:transform="rotate (1.56381500978692) translate (-1.82915277777778cm 25.2588888888889cm)"><draw:text-box><text:p text:style-name="P8"><text:span text:style-name="T1">NULL</text:span></text:p></draw:text-box></draw:frame><draw:frame text:anchor-type="paragraph" draw:z-index="725" draw:name="Marco de texto 320" draw:style-name="gr5" draw:text-style-name="P9" svg:width="0.66cm" svg:height="0.387cm" draw:transform="rotate (1.56276781223572) translate (0.181680555555556cm 25.2465416666667cm)"><draw:text-box><text:p text:style-name="P8"><text:span text:style-name="T1">NULL</text:span></text:p></draw:text-box></draw:frame><draw:frame text:anchor-type="paragraph" draw:z-index="726" draw:name="Marco de texto 321" draw:style-name="gr4" draw:text-style-name="P9" svg:width="0.66cm" svg:height="0.285cm" draw:transform="rotate (1.56276781223572) translate (-0.913694444444444cm 25.1636388888889cm)"><draw:text-box><text:p text:style-name="P8"><text:span text:style-name="T1">NULL</text:span></text:p></draw:text-box></draw:frame><draw:frame text:anchor-type="paragraph" draw:z-index="727" draw:name="Marco de texto 322" draw:style-name="gr9" draw:text-style-name="P7" svg:width="0.479cm" svg:height="0.489cm" svg:x="-1.392cm" svg:y="24.677cm"><draw:text-box><text:p>21</text:p></draw:text-box></draw:frame><draw:line text:anchor-type="paragraph" draw:z-index="728" draw:name="Línea vertical 506" draw:style-name="gr7" draw:text-style-name="P5" svg:x1="2.215cm" svg:y1="24.502cm" svg:x2="2.215cm" svg:y2="25.261cm"><text:p/></draw:line><draw:line text:anchor-type="paragraph" draw:z-index="729" draw:name="Línea vertical 507" draw:style-name="gr7" draw:text-style-name="P5" svg:x1="2.847cm" svg:y1="24.502cm" svg:x2="2.847cm" svg:y2="25.261cm"><text:p/></draw:line><draw:line text:anchor-type="paragraph" draw:z-index="730" draw:name="Línea vertical 508" draw:style-name="gr7" draw:text-style-name="P5" svg:x1="3.17cm" svg:y1="24.502cm" svg:x2="3.17cm" svg:y2="25.261cm"><text:p/></draw:line><draw:line text:anchor-type="paragraph" draw:z-index="731" draw:name="Línea vertical 509" draw:style-name="gr7" draw:text-style-name="P5" svg:x1="3.942cm" svg:y1="24.502cm" svg:x2="3.942cm" svg:y2="25.261cm"><text:p/></draw:line><draw:line text:anchor-type="paragraph" draw:z-index="732" draw:name="Línea vertical 510" draw:style-name="gr7" draw:text-style-name="P5" svg:x1="4.209cm" svg:y1="24.502cm" svg:x2="4.209cm" svg:y2="25.261cm"><text:p/></draw:line><draw:line text:anchor-type="paragraph" draw:z-index="733" draw:name="Línea vertical 511" draw:style-name="gr7" draw:text-style-name="P5" svg:x1="5.023cm" svg:y1="24.502cm" svg:x2="5.023cm" svg:y2="25.261cm"><text:p/></draw:line><draw:line text:anchor-type="paragraph" draw:z-index="734" draw:name="Línea vertical 512" draw:style-name="gr7" draw:text-style-name="P5" svg:x1="5.234cm" svg:y1="24.502cm" svg:x2="5.234cm" svg:y2="25.261cm"><text:p/></draw:line><draw:frame text:anchor-type="paragraph" draw:z-index="735" draw:name="Marco de texto 323" draw:style-name="gr6" draw:text-style-name="P9" svg:width="0.761cm" svg:height="0.279cm" draw:transform="rotate (1.56381500978692) translate (5.02355555555556cm 25.2641805555556cm)"><draw:text-box><text:p text:style-name="P8"><text:span text:style-name="T1">NULL</text:span></text:p></draw:text-box></draw:frame><draw:line text:anchor-type="paragraph" draw:z-index="736" draw:name="Línea vertical 513" draw:style-name="gr7" draw:text-style-name="P5" svg:x1="2.215cm" svg:y1="24.502cm" svg:x2="2.215cm" svg:y2="25.261cm"><text:p/></draw:line><draw:line text:anchor-type="paragraph" draw:z-index="737" draw:name="Línea vertical 514" draw:style-name="gr7" draw:text-style-name="P5" svg:x1="2.847cm" svg:y1="24.502cm" svg:x2="2.847cm" svg:y2="25.261cm"><text:p/></draw:line><draw:line text:anchor-type="paragraph" draw:z-index="738" draw:name="Línea vertical 515" draw:style-name="gr7" draw:text-style-name="P5" svg:x1="3.17cm" svg:y1="24.502cm" svg:x2="3.17cm" svg:y2="25.261cm"><text:p/></draw:line><draw:line text:anchor-type="paragraph" draw:z-index="739" draw:name="Línea vertical 516" draw:style-name="gr7" draw:text-style-name="P5" svg:x1="3.942cm" svg:y1="24.502cm" svg:x2="3.942cm" svg:y2="25.261cm"><text:p/></draw:line><draw:line text:anchor-type="paragraph" draw:z-index="740" draw:name="Línea vertical 517" draw:style-name="gr7" draw:text-style-name="P5" svg:x1="4.209cm" svg:y1="24.502cm" svg:x2="4.209cm" svg:y2="25.261cm"><text:p/></draw:line><draw:line text:anchor-type="paragraph" draw:z-index="741" draw:name="Línea vertical 518" draw:style-name="gr7" draw:text-style-name="P5" svg:x1="5.023cm" svg:y1="24.502cm" svg:x2="5.023cm" svg:y2="25.261cm"><text:p/></draw:line><draw:line text:anchor-type="paragraph" draw:z-index="742" draw:name="Línea vertical 519" draw:style-name="gr7" draw:text-style-name="P5" svg:x1="5.234cm" svg:y1="24.502cm" svg:x2="5.234cm" svg:y2="25.261cm"><text:p/></draw:line><draw:frame text:anchor-type="paragraph" draw:z-index="743" draw:name="Marco de texto 324" draw:style-name="gr6" draw:text-style-name="P9" svg:width="0.761cm" svg:height="0.279cm" draw:transform="rotate (1.56381500978692) translate (1.93145833333333cm 25.2588888888889cm)"><draw:text-box><text:p text:style-name="P8"><text:span text:style-name="T1">NULL</text:span></text:p></draw:text-box></draw:frame><draw:frame text:anchor-type="paragraph" draw:z-index="744" draw:name="Marco de texto 325" draw:style-name="gr5" draw:text-style-name="P9" svg:width="0.66cm" svg:height="0.387cm" draw:transform="rotate (1.56276781223572) translate (3.94229166666667cm 25.2465416666667cm)"><draw:text-box><text:p text:style-name="P8"><text:span text:style-name="T1">NULL</text:span></text:p></draw:text-box></draw:frame><draw:frame text:anchor-type="paragraph" draw:z-index="745" draw:name="Marco de texto 326" draw:style-name="gr4" draw:text-style-name="P9" svg:width="0.66cm" svg:height="0.285cm" draw:transform="rotate (1.56276781223572) translate (2.84691666666667cm 25.1636388888889cm)"><draw:text-box><text:p text:style-name="P8"><text:span text:style-name="T1">NULL</text:span></text:p></draw:text-box></draw:frame><draw:line text:anchor-type="paragraph" draw:z-index="746" draw:name="Línea vertical 520" draw:style-name="gr7" draw:text-style-name="P5" svg:x1="5.988cm" svg:y1="24.512cm" svg:x2="5.988cm" svg:y2="25.271cm"><text:p/></draw:line><draw:line text:anchor-type="paragraph" draw:z-index="747" draw:name="Línea vertical 521" draw:style-name="gr7" draw:text-style-name="P5" svg:x1="6.62cm" svg:y1="24.512cm" svg:x2="6.62cm" svg:y2="25.271cm"><text:p/></draw:line><draw:line text:anchor-type="paragraph" draw:z-index="748" draw:name="Línea vertical 522" draw:style-name="gr7" draw:text-style-name="P5" svg:x1="6.943cm" svg:y1="24.512cm" svg:x2="6.943cm" svg:y2="25.271cm"><text:p/></draw:line><draw:line text:anchor-type="paragraph" draw:z-index="749" draw:name="Línea vertical 523" draw:style-name="gr7" draw:text-style-name="P5" svg:x1="7.715cm" svg:y1="24.512cm" svg:x2="7.715cm" svg:y2="25.271cm"><text:p/></draw:line><draw:line text:anchor-type="paragraph" draw:z-index="750" draw:name="Línea vertical 524" draw:style-name="gr7" draw:text-style-name="P5" svg:x1="7.982cm" svg:y1="24.512cm" svg:x2="7.982cm" svg:y2="25.271cm"><text:p/></draw:line><draw:line text:anchor-type="paragraph" draw:z-index="751" draw:name="Línea vertical 525" draw:style-name="gr7" draw:text-style-name="P5" svg:x1="8.796cm" svg:y1="24.512cm" svg:x2="8.796cm" svg:y2="25.271cm"><text:p/></draw:line><draw:line text:anchor-type="paragraph" draw:z-index="752" draw:name="Línea vertical 526" draw:style-name="gr7" draw:text-style-name="P5" svg:x1="9.007cm" svg:y1="24.512cm" svg:x2="9.007cm" svg:y2="25.271cm"><text:p/></draw:line><draw:frame text:anchor-type="paragraph" draw:z-index="753" draw:name="Marco de texto 327" draw:style-name="gr6" draw:text-style-name="P9" svg:width="0.761cm" svg:height="0.279cm" draw:transform="rotate (1.56381500978692) translate (8.79651388888889cm 25.2747638888889cm)"><draw:text-box><text:p text:style-name="P8"><text:span text:style-name="T1">NULL</text:span></text:p></draw:text-box></draw:frame><draw:line text:anchor-type="paragraph" draw:z-index="754" draw:name="Línea vertical 527" draw:style-name="gr7" draw:text-style-name="P5" svg:x1="5.988cm" svg:y1="24.512cm" svg:x2="5.988cm" svg:y2="25.271cm"><text:p/></draw:line><draw:line text:anchor-type="paragraph" draw:z-index="755" draw:name="Línea vertical 528" draw:style-name="gr7" draw:text-style-name="P5" svg:x1="6.62cm" svg:y1="24.512cm" svg:x2="6.62cm" svg:y2="25.271cm"><text:p/></draw:line><draw:line text:anchor-type="paragraph" draw:z-index="756" draw:name="Línea vertical 529" draw:style-name="gr7" draw:text-style-name="P5" svg:x1="6.943cm" svg:y1="24.512cm" svg:x2="6.943cm" svg:y2="25.271cm"><text:p/></draw:line><draw:line text:anchor-type="paragraph" draw:z-index="757" draw:name="Línea vertical 530" draw:style-name="gr7" draw:text-style-name="P5" svg:x1="7.715cm" svg:y1="24.512cm" svg:x2="7.715cm" svg:y2="25.271cm"><text:p/></draw:line><draw:line text:anchor-type="paragraph" draw:z-index="758" draw:name="Línea vertical 531" draw:style-name="gr7" draw:text-style-name="P5" svg:x1="7.982cm" svg:y1="24.512cm" svg:x2="7.982cm" svg:y2="25.271cm"><text:p/></draw:line><draw:line text:anchor-type="paragraph" draw:z-index="759" draw:name="Línea vertical 532" draw:style-name="gr7" draw:text-style-name="P5" svg:x1="8.796cm" svg:y1="24.512cm" svg:x2="8.796cm" svg:y2="25.271cm"><text:p/></draw:line><draw:line text:anchor-type="paragraph" draw:z-index="760" draw:name="Línea vertical 533" draw:style-name="gr7" draw:text-style-name="P5" svg:x1="9.007cm" svg:y1="24.512cm" svg:x2="9.007cm" svg:y2="25.271cm"><text:p/></draw:line><draw:frame text:anchor-type="paragraph" draw:z-index="761" draw:name="Marco de texto 328" draw:style-name="gr6" draw:text-style-name="P9" svg:width="0.761cm" svg:height="0.279cm" draw:transform="rotate (1.56381500978692) translate (5.70441666666667cm 25.2694722222222cm)"><draw:text-box><text:p text:style-name="P8"><text:span text:style-name="T1">NULL</text:span></text:p></draw:text-box></draw:frame><draw:frame text:anchor-type="paragraph" draw:z-index="762" draw:name="Marco de texto 329" draw:style-name="gr5" draw:text-style-name="P9" svg:width="0.66cm" svg:height="0.387cm" draw:transform="rotate (1.56276781223572) translate (7.71525cm 25.257125cm)"><draw:text-box><text:p text:style-name="P8"><text:span text:style-name="T1">NULL</text:span></text:p></draw:text-box></draw:frame><draw:frame text:anchor-type="paragraph" draw:z-index="763" draw:name="Marco de texto 330" draw:style-name="gr4" draw:text-style-name="P9" svg:width="0.66cm" svg:height="0.285cm" draw:transform="rotate (1.56276781223572) translate (6.619875cm 25.1742222222222cm)"><draw:text-box><text:p text:style-name="P8"><text:span text:style-name="T1">NULL</text:span></text:p></draw:text-box></draw:frame><draw:line text:anchor-type="paragraph" draw:z-index="764" draw:name="Línea vertical 534" draw:style-name="gr7" draw:text-style-name="P5" svg:x1="15.444cm" svg:y1="24.475cm" svg:x2="15.444cm" svg:y2="25.234cm"><text:p/></draw:line><draw:line text:anchor-type="paragraph" draw:z-index="765" draw:name="Línea vertical 535" draw:style-name="gr7" draw:text-style-name="P5" svg:x1="16.076cm" svg:y1="24.475cm" svg:x2="16.076cm" svg:y2="25.234cm"><text:p/></draw:line><draw:line text:anchor-type="paragraph" draw:z-index="766" draw:name="Línea vertical 536" draw:style-name="gr7" draw:text-style-name="P5" svg:x1="16.399cm" svg:y1="24.475cm" svg:x2="16.399cm" svg:y2="25.234cm"><text:p/></draw:line><draw:line text:anchor-type="paragraph" draw:z-index="767" draw:name="Línea vertical 537" draw:style-name="gr7" draw:text-style-name="P5" svg:x1="17.171cm" svg:y1="24.475cm" svg:x2="17.171cm" svg:y2="25.234cm"><text:p/></draw:line><draw:line text:anchor-type="paragraph" draw:z-index="768" draw:name="Línea vertical 538" draw:style-name="gr7" draw:text-style-name="P5" svg:x1="17.438cm" svg:y1="24.475cm" svg:x2="17.438cm" svg:y2="25.234cm"><text:p/></draw:line><draw:line text:anchor-type="paragraph" draw:z-index="769" draw:name="Línea vertical 539" draw:style-name="gr7" draw:text-style-name="P5" svg:x1="18.253cm" svg:y1="24.475cm" svg:x2="18.253cm" svg:y2="25.234cm"><text:p/></draw:line><draw:line text:anchor-type="paragraph" draw:z-index="770" draw:name="Línea vertical 540" draw:style-name="gr7" draw:text-style-name="P5" svg:x1="18.463cm" svg:y1="24.475cm" svg:x2="18.463cm" svg:y2="25.234cm"><text:p/></draw:line><draw:frame text:anchor-type="paragraph" draw:z-index="771" draw:name="Marco de texto 331" draw:style-name="gr6" draw:text-style-name="P9" svg:width="0.761cm" svg:height="0.279cm" draw:transform="rotate (1.56381500978692) translate (18.2527222222222cm 25.2377222222222cm)"><draw:text-box><text:p text:style-name="P8"><text:span text:style-name="T1">NULL</text:span></text:p></draw:text-box></draw:frame><draw:line text:anchor-type="paragraph" draw:z-index="772" draw:name="Línea vertical 541" draw:style-name="gr7" draw:text-style-name="P5" svg:x1="15.444cm" svg:y1="24.475cm" svg:x2="15.444cm" svg:y2="25.234cm"><text:p/></draw:line><draw:line text:anchor-type="paragraph" draw:z-index="773" draw:name="Línea vertical 542" draw:style-name="gr7" draw:text-style-name="P5" svg:x1="16.076cm" svg:y1="24.475cm" svg:x2="16.076cm" svg:y2="25.234cm"><text:p/></draw:line><draw:line text:anchor-type="paragraph" draw:z-index="774" draw:name="Línea vertical 543" draw:style-name="gr7" draw:text-style-name="P5" svg:x1="16.399cm" svg:y1="24.475cm" svg:x2="16.399cm" svg:y2="25.234cm"><text:p/></draw:line><draw:line text:anchor-type="paragraph" draw:z-index="775" draw:name="Línea vertical 544" draw:style-name="gr7" draw:text-style-name="P5" svg:x1="17.171cm" svg:y1="24.475cm" svg:x2="17.171cm" svg:y2="25.234cm"><text:p/></draw:line><draw:line text:anchor-type="paragraph" draw:z-index="776" draw:name="Línea vertical 545" draw:style-name="gr7" draw:text-style-name="P5" svg:x1="17.438cm" svg:y1="24.475cm" svg:x2="17.438cm" svg:y2="25.234cm"><text:p/></draw:line><draw:line text:anchor-type="paragraph" draw:z-index="777" draw:name="Línea vertical 546" draw:style-name="gr7" draw:text-style-name="P5" svg:x1="18.253cm" svg:y1="24.475cm" svg:x2="18.253cm" svg:y2="25.234cm"><text:p/></draw:line><draw:line text:anchor-type="paragraph" draw:z-index="778" draw:name="Línea vertical 547" draw:style-name="gr7" draw:text-style-name="P5" svg:x1="18.463cm" svg:y1="24.475cm" svg:x2="18.463cm" svg:y2="25.234cm"><text:p/></draw:line><draw:frame text:anchor-type="paragraph" draw:z-index="779" draw:name="Marco de texto 332" draw:style-name="gr6" draw:text-style-name="P9" svg:width="0.761cm" svg:height="0.279cm" draw:transform="rotate (1.56381500978692) translate (15.160625cm 25.2324305555556cm)"><draw:text-box><text:p text:style-name="P8"><text:span text:style-name="T1">NULL</text:span></text:p></draw:text-box></draw:frame><draw:frame text:anchor-type="paragraph" draw:z-index="780" draw:name="Marco de texto 333" draw:style-name="gr5" draw:text-style-name="P9" svg:width="0.66cm" svg:height="0.387cm" draw:transform="rotate (1.56276781223572) translate (17.1714583333333cm 25.2200833333333cm)"><draw:text-box><text:p text:style-name="P8"><text:span text:style-name="T1">NULL</text:span></text:p></draw:text-box></draw:frame><draw:frame text:anchor-type="paragraph" draw:z-index="781" draw:name="Marco de texto 334" draw:style-name="gr4" draw:text-style-name="P9" svg:width="0.66cm" svg:height="0.285cm" draw:transform="rotate (1.56276781223572) translate (16.0760833333333cm 25.1371805555556cm)"><draw:text-box><text:p text:style-name="P8"><text:span text:style-name="T1">NULL</text:span></text:p></draw:text-box></draw:frame><draw:frame text:anchor-type="paragraph" draw:z-index="782" draw:name="Marco de texto 335" draw:style-name="gr3" draw:text-style-name="P7" svg:width="0.477cm" svg:height="0.489cm" svg:x="-0.474cm" svg:y="24.619cm"><draw:text-box><text:p>23</text:p></draw:text-box></draw:frame><draw:frame text:anchor-type="paragraph" draw:z-index="783" draw:name="Marco de texto 336" draw:style-name="gr3" draw:text-style-name="P7" svg:width="0.477cm" svg:height="0.489cm" svg:x="6.144cm" svg:y="24.687cm"><draw:text-box><text:p>32</text:p></draw:text-box></draw:frame><draw:frame text:anchor-type="paragraph" draw:z-index="784" draw:name="Marco de texto 337" draw:style-name="gr3" draw:text-style-name="P7" svg:width="0.477cm" svg:height="0.489cm" svg:x="15.445cm" svg:y="24.65cm"><draw:text-box><text:p>37</text:p></draw:text-box></draw:frame><draw:frame text:anchor-type="paragraph" draw:z-index="785" draw:name="Marco de texto 338" draw:style-name="gr3" draw:text-style-name="P7" svg:width="0.477cm" svg:height="0.489cm" svg:x="16.558cm" svg:y="24.74cm"><draw:text-box><text:p>40</text:p></draw:text-box></draw:frame><draw:frame text:anchor-type="paragraph" draw:z-index="786" draw:name="Marco de texto 339" draw:style-name="gr2" draw:text-style-name="P7" svg:width="3.483cm" svg:height="0.726cm" svg:x="2.223cm" svg:y="25.43cm"><draw:text-box><text:p>Nodo 4</text:p></draw:text-box></draw:frame><draw:custom-shape text:anchor-type="paragraph" draw:z-index="787" draw:name="Forma 49" draw:style-name="gr8" draw:text-style-name="P10" svg:width="3.315cm" svg:height="0.757cm" svg:x="15.115cm" svg:y="24.472cm"><text:p/><draw:enhanced-geometry svg:viewBox="0 0 21600 21600" draw:type="rectangle" draw:enhanced-path="M 0 0 L 21600 0 21600 21600 0 21600 0 0 Z N"/></draw:custom-shape><draw:custom-shape text:anchor-type="paragraph" draw:z-index="788" draw:name="Forma 50" draw:style-name="gr8" draw:text-style-name="P10" svg:width="3.315cm" svg:height="0.757cm" svg:x="5.766cm" svg:y="24.52cm"><text:p/><draw:enhanced-geometry svg:viewBox="0 0 21600 21600" draw:type="rectangle" draw:enhanced-path="M 0 0 L 21600 0 21600 21600 0 21600 0 0 Z N"/></draw:custom-shape><draw:custom-shape text:anchor-type="paragraph" draw:z-index="789" draw:name="Forma 51" draw:style-name="gr8" draw:text-style-name="P10" svg:width="3.315cm" svg:height="0.757cm" svg:x="1.812cm" svg:y="24.499cm"><text:p/><draw:enhanced-geometry svg:viewBox="0 0 21600 21600" draw:type="rectangle" draw:enhanced-path="M 0 0 L 21600 0 21600 21600 0 21600 0 0 Z N"/></draw:custom-shape><draw:line text:anchor-type="paragraph" draw:z-index="790" draw:name="Línea vertical 548" draw:style-name="gr7" draw:text-style-name="P5" svg:x1="-1.546cm" svg:y1="24.502cm" svg:x2="-1.546cm" svg:y2="25.261cm"><text:p/></draw:line><draw:line text:anchor-type="paragraph" draw:z-index="791" draw:name="Línea vertical 549" draw:style-name="gr7" draw:text-style-name="P5" svg:x1="-0.913cm" svg:y1="24.502cm" svg:x2="-0.913cm" svg:y2="25.261cm"><text:p/></draw:line><draw:line text:anchor-type="paragraph" draw:z-index="792" draw:name="Línea vertical 550" draw:style-name="gr7" draw:text-style-name="P5" svg:x1="-0.59cm" svg:y1="24.502cm" svg:x2="-0.59cm" svg:y2="25.261cm"><text:p/></draw:line><draw:line text:anchor-type="paragraph" draw:z-index="793" draw:name="Línea vertical 551" draw:style-name="gr7" draw:text-style-name="P5" svg:x1="0.181cm" svg:y1="24.502cm" svg:x2="0.181cm" svg:y2="25.261cm"><text:p/></draw:line><draw:line text:anchor-type="paragraph" draw:z-index="794" draw:name="Línea vertical 552" draw:style-name="gr7" draw:text-style-name="P5" svg:x1="0.448cm" svg:y1="24.502cm" svg:x2="0.448cm" svg:y2="25.261cm"><text:p/></draw:line><draw:line text:anchor-type="paragraph" draw:z-index="795" draw:name="Línea vertical 553" draw:style-name="gr7" draw:text-style-name="P5" svg:x1="1.263cm" svg:y1="24.502cm" svg:x2="1.263cm" svg:y2="25.261cm"><text:p/></draw:line><draw:line text:anchor-type="paragraph" draw:z-index="796" draw:name="Línea vertical 554" draw:style-name="gr7" draw:text-style-name="P5" svg:x1="1.473cm" svg:y1="24.502cm" svg:x2="1.473cm" svg:y2="25.261cm"><text:p/></draw:line><draw:frame text:anchor-type="paragraph" draw:z-index="797" draw:name="Marco de texto 341" draw:style-name="gr6" draw:text-style-name="P9" svg:width="0.761cm" svg:height="0.279cm" draw:transform="rotate (1.56381500978692) translate (1.26294444444444cm 25.2641805555556cm)"><draw:text-box><text:p text:style-name="P8"><text:span text:style-name="T1">NULL</text:span></text:p></draw:text-box></draw:frame><draw:frame text:anchor-type="paragraph" draw:z-index="798" draw:name="Marco de texto 342" draw:style-name="gr3" draw:text-style-name="P7" svg:width="0.477cm" svg:height="0.489cm" svg:x="2.215cm" svg:y="24.677cm"><draw:text-box><text:p>26</text:p></draw:text-box></draw:frame><draw:frame text:anchor-type="paragraph" draw:z-index="799" draw:name="Marco de texto 343" draw:style-name="gr2" draw:text-style-name="P11" svg:width="1.571cm" svg:height="0.726cm" svg:x="-1.388cm" svg:y="25.456cm"><draw:text-box><text:p><text:span text:style-name="T2">Nodo 0</text:span></text:p></draw:text-box></draw:frame><draw:line text:anchor-type="paragraph" draw:z-index="800" draw:name="Línea vertical 555" draw:style-name="gr7" draw:text-style-name="P5" svg:x1="-1.546cm" svg:y1="24.502cm" svg:x2="-1.546cm" svg:y2="25.261cm"><text:p/></draw:line><draw:line text:anchor-type="paragraph" draw:z-index="801" draw:name="Línea vertical 556" draw:style-name="gr7" draw:text-style-name="P5" svg:x1="-0.913cm" svg:y1="24.502cm" svg:x2="-0.913cm" svg:y2="25.261cm"><text:p/></draw:line><draw:line text:anchor-type="paragraph" draw:z-index="802" draw:name="Línea vertical 557" draw:style-name="gr7" draw:text-style-name="P5" svg:x1="-0.59cm" svg:y1="24.502cm" svg:x2="-0.59cm" svg:y2="25.261cm"><text:p/></draw:line><draw:line text:anchor-type="paragraph" draw:z-index="803" draw:name="Línea vertical 558" draw:style-name="gr7" draw:text-style-name="P5" svg:x1="0.181cm" svg:y1="24.502cm" svg:x2="0.181cm" svg:y2="25.261cm"><text:p/></draw:line><draw:line text:anchor-type="paragraph" draw:z-index="804" draw:name="Línea vertical 559" draw:style-name="gr7" draw:text-style-name="P5" svg:x1="0.448cm" svg:y1="24.502cm" svg:x2="0.448cm" svg:y2="25.261cm"><text:p/></draw:line><draw:line text:anchor-type="paragraph" draw:z-index="805" draw:name="Línea vertical 560" draw:style-name="gr7" draw:text-style-name="P5" svg:x1="1.263cm" svg:y1="24.502cm" svg:x2="1.263cm" svg:y2="25.261cm"><text:p/></draw:line><draw:line text:anchor-type="paragraph" draw:z-index="806" draw:name="Línea vertical 561" draw:style-name="gr7" draw:text-style-name="P5" svg:x1="1.473cm" svg:y1="24.502cm" svg:x2="1.473cm" svg:y2="25.261cm"><text:p/></draw:line><draw:frame text:anchor-type="paragraph" draw:z-index="807" draw:name="Marco de texto 344" draw:style-name="gr5" draw:text-style-name="P9" svg:width="0.66cm" svg:height="0.387cm" draw:transform="rotate (1.56276781223572) translate (0.181680555555556cm 25.2465416666667cm)"><draw:text-box><text:p text:style-name="P8"><text:span text:style-name="T1">NULL</text:span></text:p></draw:text-box></draw:frame><draw:frame text:anchor-type="paragraph" draw:z-index="808" draw:name="Marco de texto 345" draw:style-name="gr4" draw:text-style-name="P9" svg:width="0.66cm" svg:height="0.285cm" draw:transform="rotate (1.56276781223572) translate (-0.913694444444444cm 25.1636388888889cm)"><draw:text-box><text:p text:style-name="P8"><text:span text:style-name="T1">NULL</text:span></text:p></draw:text-box></draw:frame><draw:frame text:anchor-type="paragraph" draw:z-index="809" draw:name="Marco de texto 346" draw:style-name="gr9" draw:text-style-name="P7" svg:width="0.479cm" svg:height="0.489cm" svg:x="-1.392cm" svg:y="24.677cm"><draw:text-box><text:p>21</text:p></draw:text-box></draw:frame><draw:line text:anchor-type="paragraph" draw:z-index="810" draw:name="Línea vertical 562" draw:style-name="gr7" draw:text-style-name="P5" svg:x1="2.215cm" svg:y1="24.502cm" svg:x2="2.215cm" svg:y2="25.261cm"><text:p/></draw:line><draw:line text:anchor-type="paragraph" draw:z-index="811" draw:name="Línea vertical 563" draw:style-name="gr7" draw:text-style-name="P5" svg:x1="2.847cm" svg:y1="24.502cm" svg:x2="2.847cm" svg:y2="25.261cm"><text:p/></draw:line><draw:line text:anchor-type="paragraph" draw:z-index="812" draw:name="Línea vertical 564" draw:style-name="gr7" draw:text-style-name="P5" svg:x1="3.17cm" svg:y1="24.502cm" svg:x2="3.17cm" svg:y2="25.261cm"><text:p/></draw:line><draw:line text:anchor-type="paragraph" draw:z-index="813" draw:name="Línea vertical 565" draw:style-name="gr7" draw:text-style-name="P5" svg:x1="3.942cm" svg:y1="24.502cm" svg:x2="3.942cm" svg:y2="25.261cm"><text:p/></draw:line><draw:line text:anchor-type="paragraph" draw:z-index="814" draw:name="Línea vertical 566" draw:style-name="gr7" draw:text-style-name="P5" svg:x1="4.209cm" svg:y1="24.502cm" svg:x2="4.209cm" svg:y2="25.261cm"><text:p/></draw:line><draw:line text:anchor-type="paragraph" draw:z-index="815" draw:name="Línea vertical 567" draw:style-name="gr7" draw:text-style-name="P5" svg:x1="5.023cm" svg:y1="24.502cm" svg:x2="5.023cm" svg:y2="25.261cm"><text:p/></draw:line><draw:line text:anchor-type="paragraph" draw:z-index="816" draw:name="Línea vertical 568" draw:style-name="gr7" draw:text-style-name="P5" svg:x1="5.234cm" svg:y1="24.502cm" svg:x2="5.234cm" svg:y2="25.261cm"><text:p/></draw:line><draw:frame text:anchor-type="paragraph" draw:z-index="817" draw:name="Marco de texto 347" draw:style-name="gr6" draw:text-style-name="P9" svg:width="0.761cm" svg:height="0.279cm" draw:transform="rotate (1.56381500978692) translate (5.02355555555556cm 25.2641805555556cm)"><draw:text-box><text:p text:style-name="P8"><text:span text:style-name="T1">NULL</text:span></text:p></draw:text-box></draw:frame><draw:line text:anchor-type="paragraph" draw:z-index="818" draw:name="Línea vertical 569" draw:style-name="gr7" draw:text-style-name="P5" svg:x1="2.215cm" svg:y1="24.502cm" svg:x2="2.215cm" svg:y2="25.261cm"><text:p/></draw:line><draw:line text:anchor-type="paragraph" draw:z-index="819" draw:name="Línea vertical 570" draw:style-name="gr7" draw:text-style-name="P5" svg:x1="2.847cm" svg:y1="24.502cm" svg:x2="2.847cm" svg:y2="25.261cm"><text:p/></draw:line><draw:line text:anchor-type="paragraph" draw:z-index="820" draw:name="Línea vertical 571" draw:style-name="gr7" draw:text-style-name="P5" svg:x1="3.17cm" svg:y1="24.502cm" svg:x2="3.17cm" svg:y2="25.261cm"><text:p/></draw:line><draw:line text:anchor-type="paragraph" draw:z-index="821" draw:name="Línea vertical 572" draw:style-name="gr7" draw:text-style-name="P5" svg:x1="3.942cm" svg:y1="24.502cm" svg:x2="3.942cm" svg:y2="25.261cm"><text:p/></draw:line><draw:line text:anchor-type="paragraph" draw:z-index="822" draw:name="Línea vertical 573" draw:style-name="gr7" draw:text-style-name="P5" svg:x1="4.209cm" svg:y1="24.502cm" svg:x2="4.209cm" svg:y2="25.261cm"><text:p/></draw:line><draw:line text:anchor-type="paragraph" draw:z-index="823" draw:name="Línea vertical 574" draw:style-name="gr7" draw:text-style-name="P5" svg:x1="5.023cm" svg:y1="24.502cm" svg:x2="5.023cm" svg:y2="25.261cm"><text:p/></draw:line><draw:line text:anchor-type="paragraph" draw:z-index="824" draw:name="Línea vertical 575" draw:style-name="gr7" draw:text-style-name="P5" svg:x1="5.234cm" svg:y1="24.502cm" svg:x2="5.234cm" svg:y2="25.261cm"><text:p/></draw:line><draw:frame text:anchor-type="paragraph" draw:z-index="825" draw:name="Marco de texto 348" draw:style-name="gr6" draw:text-style-name="P9" svg:width="0.761cm" svg:height="0.279cm" draw:transform="rotate (1.56381500978692) translate (1.93145833333333cm 25.2588888888889cm)"><draw:text-box><text:p text:style-name="P8"><text:span text:style-name="T1">NULL</text:span></text:p></draw:text-box></draw:frame><draw:frame text:anchor-type="paragraph" draw:z-index="826" draw:name="Marco de texto 349" draw:style-name="gr5" draw:text-style-name="P9" svg:width="0.66cm" svg:height="0.387cm" draw:transform="rotate (1.56276781223572) translate (3.94229166666667cm 25.2465416666667cm)"><draw:text-box><text:p text:style-name="P8"><text:span text:style-name="T1">NULL</text:span></text:p></draw:text-box></draw:frame><draw:frame text:anchor-type="paragraph" draw:z-index="827" draw:name="Marco de texto 350" draw:style-name="gr4" draw:text-style-name="P9" svg:width="0.66cm" svg:height="0.285cm" draw:transform="rotate (1.56276781223572) translate (2.84691666666667cm 25.1636388888889cm)"><draw:text-box><text:p text:style-name="P8"><text:span text:style-name="T1">NULL</text:span></text:p></draw:text-box></draw:frame><draw:line text:anchor-type="paragraph" draw:z-index="828" draw:name="Línea vertical 576" draw:style-name="gr7" draw:text-style-name="P5" svg:x1="5.988cm" svg:y1="24.512cm" svg:x2="5.988cm" svg:y2="25.271cm"><text:p/></draw:line><draw:line text:anchor-type="paragraph" draw:z-index="829" draw:name="Línea vertical 577" draw:style-name="gr7" draw:text-style-name="P5" svg:x1="6.62cm" svg:y1="24.512cm" svg:x2="6.62cm" svg:y2="25.271cm"><text:p/></draw:line><draw:line text:anchor-type="paragraph" draw:z-index="830" draw:name="Línea vertical 578" draw:style-name="gr7" draw:text-style-name="P5" svg:x1="6.943cm" svg:y1="24.512cm" svg:x2="6.943cm" svg:y2="25.271cm"><text:p/></draw:line><draw:line text:anchor-type="paragraph" draw:z-index="831" draw:name="Línea vertical 579" draw:style-name="gr7" draw:text-style-name="P5" svg:x1="7.715cm" svg:y1="24.512cm" svg:x2="7.715cm" svg:y2="25.271cm"><text:p/></draw:line><draw:line text:anchor-type="paragraph" draw:z-index="832" draw:name="Línea vertical 580" draw:style-name="gr7" draw:text-style-name="P5" svg:x1="7.982cm" svg:y1="24.512cm" svg:x2="7.982cm" svg:y2="25.271cm"><text:p/></draw:line><draw:line text:anchor-type="paragraph" draw:z-index="833" draw:name="Línea vertical 581" draw:style-name="gr7" draw:text-style-name="P5" svg:x1="8.796cm" svg:y1="24.512cm" svg:x2="8.796cm" svg:y2="25.271cm"><text:p/></draw:line><draw:line text:anchor-type="paragraph" draw:z-index="834" draw:name="Línea vertical 582" draw:style-name="gr7" draw:text-style-name="P5" svg:x1="9.007cm" svg:y1="24.512cm" svg:x2="9.007cm" svg:y2="25.271cm"><text:p/></draw:line><draw:frame text:anchor-type="paragraph" draw:z-index="835" draw:name="Marco de texto 351" draw:style-name="gr6" draw:text-style-name="P9" svg:width="0.761cm" svg:height="0.279cm" draw:transform="rotate (1.56381500978692) translate (8.79651388888889cm 25.2747638888889cm)"><draw:text-box><text:p text:style-name="P8"><text:span text:style-name="T1">NULL</text:span></text:p></draw:text-box></draw:frame><draw:line text:anchor-type="paragraph" draw:z-index="836" draw:name="Línea vertical 583" draw:style-name="gr7" draw:text-style-name="P5" svg:x1="5.988cm" svg:y1="24.512cm" svg:x2="5.988cm" svg:y2="25.271cm"><text:p/></draw:line><draw:line text:anchor-type="paragraph" draw:z-index="837" draw:name="Línea vertical 584" draw:style-name="gr7" draw:text-style-name="P5" svg:x1="6.62cm" svg:y1="24.512cm" svg:x2="6.62cm" svg:y2="25.271cm"><text:p/></draw:line><draw:line text:anchor-type="paragraph" draw:z-index="838" draw:name="Línea vertical 585" draw:style-name="gr7" draw:text-style-name="P5" svg:x1="6.943cm" svg:y1="24.512cm" svg:x2="6.943cm" svg:y2="25.271cm"><text:p/></draw:line><draw:line text:anchor-type="paragraph" draw:z-index="839" draw:name="Línea vertical 586" draw:style-name="gr7" draw:text-style-name="P5" svg:x1="7.715cm" svg:y1="24.512cm" svg:x2="7.715cm" svg:y2="25.271cm"><text:p/></draw:line><draw:line text:anchor-type="paragraph" draw:z-index="840" draw:name="Línea vertical 587" draw:style-name="gr7" draw:text-style-name="P5" svg:x1="7.982cm" svg:y1="24.512cm" svg:x2="7.982cm" svg:y2="25.271cm"><text:p/></draw:line><draw:line text:anchor-type="paragraph" draw:z-index="841" draw:name="Línea vertical 588" draw:style-name="gr7" draw:text-style-name="P5" svg:x1="8.796cm" svg:y1="24.512cm" svg:x2="8.796cm" svg:y2="25.271cm"><text:p/></draw:line><draw:line text:anchor-type="paragraph" draw:z-index="842" draw:name="Línea vertical 589" draw:style-name="gr7" draw:text-style-name="P5" svg:x1="9.007cm" svg:y1="24.512cm" svg:x2="9.007cm" svg:y2="25.271cm"><text:p/></draw:line><draw:frame text:anchor-type="paragraph" draw:z-index="843" draw:name="Marco de texto 352" draw:style-name="gr6" draw:text-style-name="P9" svg:width="0.761cm" svg:height="0.279cm" draw:transform="rotate (1.56381500978692) translate (5.70441666666667cm 25.2694722222222cm)"><draw:text-box><text:p text:style-name="P8"><text:span text:style-name="T1">NULL</text:span></text:p></draw:text-box></draw:frame><draw:frame text:anchor-type="paragraph" draw:z-index="844" draw:name="Marco de texto 353" draw:style-name="gr5" draw:text-style-name="P9" svg:width="0.66cm" svg:height="0.387cm" draw:transform="rotate (1.56276781223572) translate (7.71525cm 25.257125cm)"><draw:text-box><text:p text:style-name="P8"><text:span text:style-name="T1">NULL</text:span></text:p></draw:text-box></draw:frame><draw:frame text:anchor-type="paragraph" draw:z-index="845" draw:name="Marco de texto 354" draw:style-name="gr4" draw:text-style-name="P9" svg:width="0.66cm" svg:height="0.285cm" draw:transform="rotate (1.56276781223572) translate (6.619875cm 25.1742222222222cm)"><draw:text-box><text:p text:style-name="P8"><text:span text:style-name="T1">NULL</text:span></text:p></draw:text-box></draw:frame><draw:line text:anchor-type="paragraph" draw:z-index="846" draw:name="Línea vertical 590" draw:style-name="gr7" draw:text-style-name="P5" svg:x1="15.444cm" svg:y1="24.475cm" svg:x2="15.444cm" svg:y2="25.234cm"><text:p/></draw:line><draw:line text:anchor-type="paragraph" draw:z-index="847" draw:name="Línea vertical 591" draw:style-name="gr7" draw:text-style-name="P5" svg:x1="16.076cm" svg:y1="24.475cm" svg:x2="16.076cm" svg:y2="25.234cm"><text:p/></draw:line><draw:line text:anchor-type="paragraph" draw:z-index="848" draw:name="Línea vertical 592" draw:style-name="gr7" draw:text-style-name="P5" svg:x1="16.399cm" svg:y1="24.475cm" svg:x2="16.399cm" svg:y2="25.234cm"><text:p/></draw:line><draw:line text:anchor-type="paragraph" draw:z-index="849" draw:name="Línea vertical 593" draw:style-name="gr7" draw:text-style-name="P5" svg:x1="17.171cm" svg:y1="24.475cm" svg:x2="17.171cm" svg:y2="25.234cm"><text:p/></draw:line><draw:line text:anchor-type="paragraph" draw:z-index="850" draw:name="Línea vertical 594" draw:style-name="gr7" draw:text-style-name="P5" svg:x1="17.438cm" svg:y1="24.475cm" svg:x2="17.438cm" svg:y2="25.234cm"><text:p/></draw:line><draw:line text:anchor-type="paragraph" draw:z-index="851" draw:name="Línea vertical 595" draw:style-name="gr7" draw:text-style-name="P5" svg:x1="18.253cm" svg:y1="24.475cm" svg:x2="18.253cm" svg:y2="25.234cm"><text:p/></draw:line><draw:line text:anchor-type="paragraph" draw:z-index="852" draw:name="Línea vertical 596" draw:style-name="gr7" draw:text-style-name="P5" svg:x1="18.463cm" svg:y1="24.475cm" svg:x2="18.463cm" svg:y2="25.234cm"><text:p/></draw:line><draw:frame text:anchor-type="paragraph" draw:z-index="853" draw:name="Marco de texto 355" draw:style-name="gr6" draw:text-style-name="P9" svg:width="0.761cm" svg:height="0.279cm" draw:transform="rotate (1.56381500978692) translate (18.2527222222222cm 25.2377222222222cm)"><draw:text-box><text:p text:style-name="P8"><text:span text:style-name="T1">NULL</text:span></text:p></draw:text-box></draw:frame><draw:line text:anchor-type="paragraph" draw:z-index="854" draw:name="Línea vertical 597" draw:style-name="gr7" draw:text-style-name="P5" svg:x1="15.444cm" svg:y1="24.475cm" svg:x2="15.444cm" svg:y2="25.234cm"><text:p/></draw:line><draw:line text:anchor-type="paragraph" draw:z-index="855" draw:name="Línea vertical 598" draw:style-name="gr7" draw:text-style-name="P5" svg:x1="16.076cm" svg:y1="24.475cm" svg:x2="16.076cm" svg:y2="25.234cm"><text:p/></draw:line><draw:line text:anchor-type="paragraph" draw:z-index="856" draw:name="Línea vertical 599" draw:style-name="gr7" draw:text-style-name="P5" svg:x1="16.399cm" svg:y1="24.475cm" svg:x2="16.399cm" svg:y2="25.234cm"><text:p/></draw:line><draw:line text:anchor-type="paragraph" draw:z-index="857" draw:name="Línea vertical 600" draw:style-name="gr7" draw:text-style-name="P5" svg:x1="17.171cm" svg:y1="24.475cm" svg:x2="17.171cm" svg:y2="25.234cm"><text:p/></draw:line><draw:line text:anchor-type="paragraph" draw:z-index="858" draw:name="Línea vertical 601" draw:style-name="gr7" draw:text-style-name="P5" svg:x1="17.438cm" svg:y1="24.475cm" svg:x2="17.438cm" svg:y2="25.234cm"><text:p/></draw:line><draw:line text:anchor-type="paragraph" draw:z-index="859" draw:name="Línea vertical 602" draw:style-name="gr7" draw:text-style-name="P5" svg:x1="18.253cm" svg:y1="24.475cm" svg:x2="18.253cm" svg:y2="25.234cm"><text:p/></draw:line><draw:line text:anchor-type="paragraph" draw:z-index="860" draw:name="Línea vertical 603" draw:style-name="gr7" draw:text-style-name="P5" svg:x1="18.463cm" svg:y1="24.475cm" svg:x2="18.463cm" svg:y2="25.234cm"><text:p/></draw:line><draw:frame text:anchor-type="paragraph" draw:z-index="861" draw:name="Marco de texto 356" draw:style-name="gr6" draw:text-style-name="P9" svg:width="0.761cm" svg:height="0.279cm" draw:transform="rotate (1.56381500978692) translate (15.160625cm 25.2324305555556cm)"><draw:text-box><text:p text:style-name="P8"><text:span text:style-name="T1">NULL</text:span></text:p></draw:text-box></draw:frame><draw:frame text:anchor-type="paragraph" draw:z-index="862" draw:name="Marco de texto 357" draw:style-name="gr5" draw:text-style-name="P9" svg:width="0.66cm" svg:height="0.387cm" draw:transform="rotate (1.56276781223572) translate (17.1714583333333cm 25.2200833333333cm)"><draw:text-box><text:p text:style-name="P8"><text:span text:style-name="T1">NULL</text:span></text:p></draw:text-box></draw:frame><draw:frame text:anchor-type="paragraph" draw:z-index="863" draw:name="Marco de texto 358" draw:style-name="gr4" draw:text-style-name="P9" svg:width="0.66cm" svg:height="0.285cm" draw:transform="rotate (1.56276781223572) translate (16.0760833333333cm 25.1371805555556cm)"><draw:text-box><text:p text:style-name="P8"><text:span text:style-name="T1">NULL</text:span></text:p></draw:text-box></draw:frame><draw:frame text:anchor-type="paragraph" draw:z-index="864" draw:name="Marco de texto 359" draw:style-name="gr3" draw:text-style-name="P7" svg:width="0.477cm" svg:height="0.489cm" svg:x="-0.474cm" svg:y="24.619cm"><draw:text-box><text:p>23</text:p></draw:text-box></draw:frame><draw:frame text:anchor-type="paragraph" draw:z-index="865" draw:name="Marco de texto 360" draw:style-name="gr3" draw:text-style-name="P7" svg:width="0.477cm" svg:height="0.489cm" svg:x="6.144cm" svg:y="24.687cm"><draw:text-box><text:p>32</text:p></draw:text-box></draw:frame><draw:frame text:anchor-type="paragraph" draw:z-index="866" draw:name="Marco de texto 361" draw:style-name="gr3" draw:text-style-name="P7" svg:width="0.477cm" svg:height="0.489cm" svg:x="15.445cm" svg:y="24.65cm"><draw:text-box><text:p>45</text:p></draw:text-box></draw:frame><draw:frame text:anchor-type="paragraph" draw:z-index="867" draw:name="Marco de texto 364" draw:style-name="gr2" draw:text-style-name="P7" svg:width="3.483cm" svg:height="0.726cm" svg:x="6.066cm" svg:y="25.511cm"><draw:text-box><text:p>Nodo 3</text:p></draw:text-box></draw:frame><draw:custom-shape text:anchor-type="paragraph" draw:z-index="868" draw:name="Forma 36" draw:style-name="gr8" draw:text-style-name="P10" svg:width="3.315cm" svg:height="0.757cm" svg:x="10.074cm" svg:y="24.5cm"><text:p/><draw:enhanced-geometry svg:viewBox="0 0 21600 21600" draw:type="rectangle" draw:enhanced-path="M 0 0 L 21600 0 21600 21600 0 21600 0 0 Z N"/></draw:custom-shape><draw:line text:anchor-type="paragraph" draw:z-index="869" draw:name="Línea vertical 373" draw:style-name="gr7" draw:text-style-name="P5" svg:x1="10.403cm" svg:y1="24.504cm" svg:x2="10.403cm" svg:y2="25.263cm"><text:p/></draw:line><draw:line text:anchor-type="paragraph" draw:z-index="870" draw:name="Línea vertical 374" draw:style-name="gr7" draw:text-style-name="P5" svg:x1="11.035cm" svg:y1="24.504cm" svg:x2="11.035cm" svg:y2="25.263cm"><text:p/></draw:line><draw:line text:anchor-type="paragraph" draw:z-index="871" draw:name="Línea vertical 375" draw:style-name="gr7" draw:text-style-name="P5" svg:x1="11.358cm" svg:y1="24.504cm" svg:x2="11.358cm" svg:y2="25.263cm"><text:p/></draw:line><draw:line text:anchor-type="paragraph" draw:z-index="872" draw:name="Línea vertical 376" draw:style-name="gr7" draw:text-style-name="P5" svg:x1="12.13cm" svg:y1="24.504cm" svg:x2="12.13cm" svg:y2="25.263cm"><text:p/></draw:line><draw:line text:anchor-type="paragraph" draw:z-index="873" draw:name="Línea vertical 377" draw:style-name="gr7" draw:text-style-name="P5" svg:x1="12.397cm" svg:y1="24.504cm" svg:x2="12.397cm" svg:y2="25.263cm"><text:p/></draw:line><draw:line text:anchor-type="paragraph" draw:z-index="874" draw:name="Línea vertical 378" draw:style-name="gr7" draw:text-style-name="P5" svg:x1="13.211cm" svg:y1="24.504cm" svg:x2="13.211cm" svg:y2="25.263cm"><text:p/></draw:line><draw:line text:anchor-type="paragraph" draw:z-index="875" draw:name="Línea vertical 379" draw:style-name="gr7" draw:text-style-name="P5" svg:x1="13.422cm" svg:y1="24.504cm" svg:x2="13.422cm" svg:y2="25.263cm"><text:p/></draw:line><draw:frame text:anchor-type="paragraph" draw:z-index="876" draw:name="Marco de texto 253" draw:style-name="gr6" draw:text-style-name="P9" svg:width="0.761cm" svg:height="0.279cm" draw:transform="rotate (1.56381500978692) translate (13.2115277777778cm 25.2659444444444cm)"><draw:text-box><text:p text:style-name="P8"><text:span text:style-name="T1">NULL</text:span></text:p></draw:text-box></draw:frame><draw:line text:anchor-type="paragraph" draw:z-index="877" draw:name="Línea vertical 380" draw:style-name="gr7" draw:text-style-name="P5" svg:x1="10.403cm" svg:y1="24.504cm" svg:x2="10.403cm" svg:y2="25.263cm"><text:p/></draw:line><draw:line text:anchor-type="paragraph" draw:z-index="878" draw:name="Línea vertical 381" draw:style-name="gr7" draw:text-style-name="P5" svg:x1="11.035cm" svg:y1="24.504cm" svg:x2="11.035cm" svg:y2="25.263cm"><text:p/></draw:line><draw:line text:anchor-type="paragraph" draw:z-index="879" draw:name="Línea vertical 382" draw:style-name="gr7" draw:text-style-name="P5" svg:x1="11.358cm" svg:y1="24.504cm" svg:x2="11.358cm" svg:y2="25.263cm"><text:p/></draw:line><draw:line text:anchor-type="paragraph" draw:z-index="880" draw:name="Línea vertical 383" draw:style-name="gr7" draw:text-style-name="P5" svg:x1="12.13cm" svg:y1="24.504cm" svg:x2="12.13cm" svg:y2="25.263cm"><text:p/></draw:line><draw:line text:anchor-type="paragraph" draw:z-index="881" draw:name="Línea vertical 384" draw:style-name="gr7" draw:text-style-name="P5" svg:x1="12.397cm" svg:y1="24.504cm" svg:x2="12.397cm" svg:y2="25.263cm"><text:p/></draw:line><draw:line text:anchor-type="paragraph" draw:z-index="882" draw:name="Línea vertical 385" draw:style-name="gr7" draw:text-style-name="P5" svg:x1="13.211cm" svg:y1="24.504cm" svg:x2="13.211cm" svg:y2="25.263cm"><text:p/></draw:line><draw:line text:anchor-type="paragraph" draw:z-index="883" draw:name="Línea vertical 386" draw:style-name="gr7" draw:text-style-name="P5" svg:x1="13.422cm" svg:y1="24.504cm" svg:x2="13.422cm" svg:y2="25.263cm"><text:p/></draw:line><draw:frame text:anchor-type="paragraph" draw:z-index="884" draw:name="Marco de texto 257" draw:style-name="gr6" draw:text-style-name="P9" svg:width="0.761cm" svg:height="0.279cm" draw:transform="rotate (1.56381500978692) translate (10.1194305555556cm 25.2606527777778cm)"><draw:text-box><text:p text:style-name="P8"><text:span text:style-name="T1">NULL</text:span></text:p></draw:text-box></draw:frame><draw:frame text:anchor-type="paragraph" draw:z-index="885" draw:name="Marco de texto 258" draw:style-name="gr5" draw:text-style-name="P9" svg:width="0.66cm" svg:height="0.387cm" draw:transform="rotate (1.56276781223572) translate (12.1302638888889cm 25.2483055555556cm)"><draw:text-box><text:p text:style-name="P8"><text:span text:style-name="T1">NULL</text:span></text:p></draw:text-box></draw:frame><draw:frame text:anchor-type="paragraph" draw:z-index="886" draw:name="Marco de texto 259" draw:style-name="gr4" draw:text-style-name="P9" svg:width="0.66cm" svg:height="0.285cm" draw:transform="rotate (1.56276781223572) translate (11.0348888888889cm 25.1654027777778cm)"><draw:text-box><text:p text:style-name="P8"><text:span text:style-name="T1">NULL</text:span></text:p></draw:text-box></draw:frame><draw:frame text:anchor-type="paragraph" draw:z-index="887" draw:name="Marco de texto 260" draw:style-name="gr3" draw:text-style-name="P7" svg:width="0.477cm" svg:height="0.489cm" svg:x="10.403cm" svg:y="24.679cm"><draw:text-box><text:p>37</text:p></draw:text-box></draw:frame><draw:frame text:anchor-type="paragraph" draw:z-index="888" draw:name="Marco de texto 261" draw:style-name="gr3" draw:text-style-name="P7" svg:width="0.477cm" svg:height="0.489cm" svg:x="11.516cm" svg:y="24.769cm"><draw:text-box><text:p>40</text:p></draw:text-box></draw:frame><draw:custom-shape text:anchor-type="paragraph" draw:z-index="889" draw:name="Forma 37" draw:style-name="gr8" draw:text-style-name="P10" svg:width="3.315cm" svg:height="0.757cm" svg:x="10.074cm" svg:y="24.5cm"><text:p/><draw:enhanced-geometry svg:viewBox="0 0 21600 21600" draw:type="rectangle" draw:enhanced-path="M 0 0 L 21600 0 21600 21600 0 21600 0 0 Z N"/></draw:custom-shape><draw:line text:anchor-type="paragraph" draw:z-index="890" draw:name="Línea vertical 387" draw:style-name="gr7" draw:text-style-name="P5" svg:x1="10.403cm" svg:y1="24.504cm" svg:x2="10.403cm" svg:y2="25.263cm"><text:p/></draw:line><draw:line text:anchor-type="paragraph" draw:z-index="891" draw:name="Línea vertical 388" draw:style-name="gr7" draw:text-style-name="P5" svg:x1="11.035cm" svg:y1="24.504cm" svg:x2="11.035cm" svg:y2="25.263cm"><text:p/></draw:line><draw:line text:anchor-type="paragraph" draw:z-index="892" draw:name="Línea vertical 389" draw:style-name="gr7" draw:text-style-name="P5" svg:x1="11.358cm" svg:y1="24.504cm" svg:x2="11.358cm" svg:y2="25.263cm"><text:p/></draw:line><draw:line text:anchor-type="paragraph" draw:z-index="893" draw:name="Línea vertical 390" draw:style-name="gr7" draw:text-style-name="P5" svg:x1="12.13cm" svg:y1="24.504cm" svg:x2="12.13cm" svg:y2="25.263cm"><text:p/></draw:line><draw:line text:anchor-type="paragraph" draw:z-index="894" draw:name="Línea vertical 391" draw:style-name="gr7" draw:text-style-name="P5" svg:x1="12.397cm" svg:y1="24.504cm" svg:x2="12.397cm" svg:y2="25.263cm"><text:p/></draw:line><draw:line text:anchor-type="paragraph" draw:z-index="895" draw:name="Línea vertical 392" draw:style-name="gr7" draw:text-style-name="P5" svg:x1="13.211cm" svg:y1="24.504cm" svg:x2="13.211cm" svg:y2="25.263cm"><text:p/></draw:line><draw:line text:anchor-type="paragraph" draw:z-index="896" draw:name="Línea vertical 393" draw:style-name="gr7" draw:text-style-name="P5" svg:x1="13.422cm" svg:y1="24.504cm" svg:x2="13.422cm" svg:y2="25.263cm"><text:p/></draw:line><draw:frame text:anchor-type="paragraph" draw:z-index="897" draw:name="Marco de texto 262" draw:style-name="gr6" draw:text-style-name="P9" svg:width="0.761cm" svg:height="0.279cm" draw:transform="rotate (1.56381500978692) translate (13.2115277777778cm 25.2659444444444cm)"><draw:text-box><text:p text:style-name="P8"><text:span text:style-name="T1">NULL</text:span></text:p></draw:text-box></draw:frame><draw:line text:anchor-type="paragraph" draw:z-index="898" draw:name="Línea vertical 394" draw:style-name="gr7" draw:text-style-name="P5" svg:x1="10.403cm" svg:y1="24.504cm" svg:x2="10.403cm" svg:y2="25.263cm"><text:p/></draw:line><draw:line text:anchor-type="paragraph" draw:z-index="899" draw:name="Línea vertical 395" draw:style-name="gr7" draw:text-style-name="P5" svg:x1="11.035cm" svg:y1="24.504cm" svg:x2="11.035cm" svg:y2="25.263cm"><text:p/></draw:line><draw:line text:anchor-type="paragraph" draw:z-index="900" draw:name="Línea vertical 396" draw:style-name="gr7" draw:text-style-name="P5" svg:x1="11.358cm" svg:y1="24.504cm" svg:x2="11.358cm" svg:y2="25.263cm"><text:p/></draw:line><draw:line text:anchor-type="paragraph" draw:z-index="901" draw:name="Línea vertical 397" draw:style-name="gr7" draw:text-style-name="P5" svg:x1="12.13cm" svg:y1="24.504cm" svg:x2="12.13cm" svg:y2="25.263cm"><text:p/></draw:line><draw:line text:anchor-type="paragraph" draw:z-index="902" draw:name="Línea vertical 398" draw:style-name="gr7" draw:text-style-name="P5" svg:x1="12.397cm" svg:y1="24.504cm" svg:x2="12.397cm" svg:y2="25.263cm"><text:p/></draw:line><draw:line text:anchor-type="paragraph" draw:z-index="903" draw:name="Línea vertical 399" draw:style-name="gr7" draw:text-style-name="P5" svg:x1="13.211cm" svg:y1="24.504cm" svg:x2="13.211cm" svg:y2="25.263cm"><text:p/></draw:line><draw:line text:anchor-type="paragraph" draw:z-index="904" draw:name="Línea vertical 400" draw:style-name="gr7" draw:text-style-name="P5" svg:x1="13.422cm" svg:y1="24.504cm" svg:x2="13.422cm" svg:y2="25.263cm"><text:p/></draw:line><draw:frame text:anchor-type="paragraph" draw:z-index="905" draw:name="Marco de texto 263" draw:style-name="gr6" draw:text-style-name="P9" svg:width="0.761cm" svg:height="0.279cm" draw:transform="rotate (1.56381500978692) translate (10.1194305555556cm 25.2606527777778cm)"><draw:text-box><text:p text:style-name="P8"><text:span text:style-name="T1">NULL</text:span></text:p></draw:text-box></draw:frame><draw:frame text:anchor-type="paragraph" draw:z-index="906" draw:name="Marco de texto 264" draw:style-name="gr5" draw:text-style-name="P9" svg:width="0.66cm" svg:height="0.387cm" draw:transform="rotate (1.56276781223572) translate (12.1302638888889cm 25.2483055555556cm)"><draw:text-box><text:p text:style-name="P8"><text:span text:style-name="T1">NULL</text:span></text:p></draw:text-box></draw:frame><draw:frame text:anchor-type="paragraph" draw:z-index="907" draw:name="Marco de texto 265" draw:style-name="gr4" draw:text-style-name="P9" svg:width="0.66cm" svg:height="0.285cm" draw:transform="rotate (1.56276781223572) translate (11.0348888888889cm 25.1654027777778cm)"><draw:text-box><text:p text:style-name="P8"><text:span text:style-name="T1">NULL</text:span></text:p></draw:text-box></draw:frame><draw:frame text:anchor-type="paragraph" draw:z-index="908" draw:name="Marco de texto 266" draw:style-name="gr3" draw:text-style-name="P7" svg:width="0.477cm" svg:height="0.489cm" svg:x="10.403cm" svg:y="24.679cm"><draw:text-box><text:p>36</text:p></draw:text-box></draw:frame><draw:frame text:anchor-type="paragraph" draw:z-index="909" draw:name="Marco de texto 267" draw:style-name="gr3" draw:text-style-name="P7" svg:width="0.477cm" svg:height="0.489cm" svg:x="11.516cm" svg:y="24.769cm"><draw:text-box><text:p>37</text:p></draw:text-box></draw:frame><draw:frame text:anchor-type="paragraph" draw:z-index="910" draw:name="Marco de texto 269" draw:style-name="gr2" draw:text-style-name="P7" svg:width="3.483cm" svg:height="0.726cm" svg:x="10.728cm" svg:y="25.456cm"><draw:text-box><text:p>Nodo 1</text:p></draw:text-box></draw:frame><draw:custom-shape text:anchor-type="paragraph" draw:z-index="911" draw:name="Forma 38" draw:style-name="gr8" draw:text-style-name="P10" svg:width="3.315cm" svg:height="0.757cm" svg:x="2.249cm" svg:y="22.273cm"><text:p/><draw:enhanced-geometry svg:viewBox="0 0 21600 21600" draw:type="rectangle" draw:enhanced-path="M 0 0 L 21600 0 21600 21600 0 21600 0 0 Z N"/></draw:custom-shape><draw:line text:anchor-type="paragraph" draw:z-index="912" draw:name="Línea vertical 401" draw:style-name="gr7" draw:text-style-name="P5" svg:x1="2.578cm" svg:y1="22.276cm" svg:x2="2.578cm" svg:y2="23.035cm"><text:p/></draw:line><draw:line text:anchor-type="paragraph" draw:z-index="913" draw:name="Línea vertical 402" draw:style-name="gr7" draw:text-style-name="P5" svg:x1="3.211cm" svg:y1="22.276cm" svg:x2="3.211cm" svg:y2="23.035cm"><text:p/></draw:line><draw:line text:anchor-type="paragraph" draw:z-index="914" draw:name="Línea vertical 403" draw:style-name="gr7" draw:text-style-name="P5" svg:x1="3.534cm" svg:y1="22.276cm" svg:x2="3.534cm" svg:y2="23.035cm"><text:p/></draw:line><draw:line text:anchor-type="paragraph" draw:z-index="915" draw:name="Línea vertical 404" draw:style-name="gr7" draw:text-style-name="P5" svg:x1="4.305cm" svg:y1="22.276cm" svg:x2="4.305cm" svg:y2="23.035cm"><text:p/></draw:line><draw:line text:anchor-type="paragraph" draw:z-index="916" draw:name="Línea vertical 405" draw:style-name="gr7" draw:text-style-name="P5" svg:x1="4.572cm" svg:y1="22.276cm" svg:x2="4.572cm" svg:y2="23.035cm"><text:p/></draw:line><draw:line text:anchor-type="paragraph" draw:z-index="917" draw:name="Línea vertical 406" draw:style-name="gr7" draw:text-style-name="P5" svg:x1="5.387cm" svg:y1="22.276cm" svg:x2="5.387cm" svg:y2="23.035cm"><text:p/></draw:line><draw:line text:anchor-type="paragraph" draw:z-index="918" draw:name="Línea vertical 407" draw:style-name="gr7" draw:text-style-name="P5" svg:x1="5.597cm" svg:y1="22.276cm" svg:x2="5.597cm" svg:y2="23.035cm"><text:p/></draw:line><draw:frame text:anchor-type="paragraph" draw:z-index="919" draw:name="Marco de texto 268" draw:style-name="gr6" draw:text-style-name="P9" svg:width="0.761cm" svg:height="0.279cm" draw:transform="rotate (1.56381500978692) translate (5.38691666666667cm 23.0381527777778cm)"><draw:text-box><text:p text:style-name="P8"><text:span text:style-name="T1">NULL</text:span></text:p></draw:text-box></draw:frame><draw:line text:anchor-type="paragraph" draw:z-index="920" draw:name="Línea vertical 408" draw:style-name="gr7" draw:text-style-name="P5" svg:x1="2.578cm" svg:y1="22.276cm" svg:x2="2.578cm" svg:y2="23.035cm"><text:p/></draw:line><draw:line text:anchor-type="paragraph" draw:z-index="921" draw:name="Línea vertical 409" draw:style-name="gr7" draw:text-style-name="P5" svg:x1="3.211cm" svg:y1="22.276cm" svg:x2="3.211cm" svg:y2="23.035cm"><text:p/></draw:line><draw:line text:anchor-type="paragraph" draw:z-index="922" draw:name="Línea vertical 410" draw:style-name="gr7" draw:text-style-name="P5" svg:x1="3.534cm" svg:y1="22.276cm" svg:x2="3.534cm" svg:y2="23.035cm"><text:p/></draw:line><draw:line text:anchor-type="paragraph" draw:z-index="923" draw:name="Línea vertical 411" draw:style-name="gr7" draw:text-style-name="P5" svg:x1="4.305cm" svg:y1="22.276cm" svg:x2="4.305cm" svg:y2="23.035cm"><text:p/></draw:line><draw:line text:anchor-type="paragraph" draw:z-index="924" draw:name="Línea vertical 412" draw:style-name="gr7" draw:text-style-name="P5" svg:x1="4.572cm" svg:y1="22.276cm" svg:x2="4.572cm" svg:y2="23.035cm"><text:p/></draw:line><draw:line text:anchor-type="paragraph" draw:z-index="925" draw:name="Línea vertical 413" draw:style-name="gr7" draw:text-style-name="P5" svg:x1="5.387cm" svg:y1="22.276cm" svg:x2="5.387cm" svg:y2="23.035cm"><text:p/></draw:line><draw:line text:anchor-type="paragraph" draw:z-index="926" draw:name="Línea vertical 414" draw:style-name="gr7" draw:text-style-name="P5" svg:x1="5.597cm" svg:y1="22.276cm" svg:x2="5.597cm" svg:y2="23.035cm"><text:p/></draw:line><draw:frame text:anchor-type="paragraph" draw:z-index="927" draw:name="Marco de texto 270" draw:style-name="gr6" draw:text-style-name="P9" svg:width="0.761cm" svg:height="0.279cm" draw:transform="rotate (1.56381500978692) translate (2.29481944444444cm 23.0328611111111cm)"><draw:text-box><text:p text:style-name="P8"><text:span text:style-name="T1">NULL</text:span></text:p></draw:text-box></draw:frame><draw:frame text:anchor-type="paragraph" draw:z-index="928" draw:name="Marco de texto 271" draw:style-name="gr5" draw:text-style-name="P9" svg:width="0.66cm" svg:height="0.387cm" draw:transform="rotate (1.56276781223572) translate (4.30565277777778cm 23.0205138888889cm)"><draw:text-box><text:p text:style-name="P8"><text:span text:style-name="T1">NULL</text:span></text:p></draw:text-box></draw:frame><draw:frame text:anchor-type="paragraph" draw:z-index="929" draw:name="Marco de texto 272" draw:style-name="gr4" draw:text-style-name="P9" svg:width="0.66cm" svg:height="0.285cm" draw:transform="rotate (1.56276781223572) translate (3.21027777777778cm 22.9376111111111cm)"><draw:text-box><text:p text:style-name="P8"><text:span text:style-name="T1">NULL</text:span></text:p></draw:text-box></draw:frame><draw:frame text:anchor-type="paragraph" draw:z-index="930" draw:name="Marco de texto 273" draw:style-name="gr3" draw:text-style-name="P7" svg:width="0.477cm" svg:height="0.489cm" svg:x="2.579cm" svg:y="22.451cm"><draw:text-box><text:p>37</text:p></draw:text-box></draw:frame><draw:frame text:anchor-type="paragraph" draw:z-index="931" draw:name="Marco de texto 274" draw:style-name="gr3" draw:text-style-name="P7" svg:width="0.477cm" svg:height="0.489cm" svg:x="3.692cm" svg:y="22.541cm"><draw:text-box><text:p>40</text:p></draw:text-box></draw:frame><draw:custom-shape text:anchor-type="paragraph" draw:z-index="932" draw:name="Forma 40" draw:style-name="gr8" draw:text-style-name="P10" svg:width="3.315cm" svg:height="0.757cm" svg:x="2.249cm" svg:y="22.273cm"><text:p/><draw:enhanced-geometry svg:viewBox="0 0 21600 21600" draw:type="rectangle" draw:enhanced-path="M 0 0 L 21600 0 21600 21600 0 21600 0 0 Z N"/></draw:custom-shape><draw:line text:anchor-type="paragraph" draw:z-index="933" draw:name="Línea vertical 415" draw:style-name="gr7" draw:text-style-name="P5" svg:x1="2.578cm" svg:y1="22.276cm" svg:x2="2.578cm" svg:y2="23.035cm"><text:p/></draw:line><draw:line text:anchor-type="paragraph" draw:z-index="934" draw:name="Línea vertical 416" draw:style-name="gr7" draw:text-style-name="P5" svg:x1="3.211cm" svg:y1="22.276cm" svg:x2="3.211cm" svg:y2="23.035cm"><text:p/></draw:line><draw:line text:anchor-type="paragraph" draw:z-index="935" draw:name="Línea vertical 417" draw:style-name="gr7" draw:text-style-name="P5" svg:x1="3.534cm" svg:y1="22.276cm" svg:x2="3.534cm" svg:y2="23.035cm"><text:p/></draw:line><draw:line text:anchor-type="paragraph" draw:z-index="936" draw:name="Línea vertical 418" draw:style-name="gr7" draw:text-style-name="P5" svg:x1="4.305cm" svg:y1="22.276cm" svg:x2="4.305cm" svg:y2="23.035cm"><text:p/></draw:line><draw:line text:anchor-type="paragraph" draw:z-index="937" draw:name="Línea vertical 419" draw:style-name="gr7" draw:text-style-name="P5" svg:x1="4.572cm" svg:y1="22.276cm" svg:x2="4.572cm" svg:y2="23.035cm"><text:p/></draw:line><draw:line text:anchor-type="paragraph" draw:z-index="938" draw:name="Línea vertical 420" draw:style-name="gr7" draw:text-style-name="P5" svg:x1="5.387cm" svg:y1="22.276cm" svg:x2="5.387cm" svg:y2="23.035cm"><text:p/></draw:line><draw:line text:anchor-type="paragraph" draw:z-index="939" draw:name="Línea vertical 421" draw:style-name="gr7" draw:text-style-name="P5" svg:x1="5.597cm" svg:y1="22.276cm" svg:x2="5.597cm" svg:y2="23.035cm"><text:p/></draw:line><draw:frame text:anchor-type="paragraph" draw:z-index="940" draw:name="Marco de texto 275" draw:style-name="gr6" draw:text-style-name="P9" svg:width="0.761cm" svg:height="0.279cm" draw:transform="rotate (1.56381500978692) translate (5.38691666666667cm 23.0381527777778cm)"><draw:text-box><text:p text:style-name="P8"><text:span text:style-name="T1">NULL</text:span></text:p></draw:text-box></draw:frame><draw:line text:anchor-type="paragraph" draw:z-index="941" draw:name="Línea vertical 422" draw:style-name="gr7" draw:text-style-name="P5" svg:x1="2.578cm" svg:y1="22.276cm" svg:x2="2.578cm" svg:y2="23.035cm"><text:p/></draw:line><draw:line text:anchor-type="paragraph" draw:z-index="942" draw:name="Línea vertical 423" draw:style-name="gr7" draw:text-style-name="P5" svg:x1="3.211cm" svg:y1="22.276cm" svg:x2="3.211cm" svg:y2="23.035cm"><text:p/></draw:line><draw:line text:anchor-type="paragraph" draw:z-index="943" draw:name="Línea vertical 424" draw:style-name="gr7" draw:text-style-name="P5" svg:x1="3.534cm" svg:y1="22.276cm" svg:x2="3.534cm" svg:y2="23.035cm"><text:p/></draw:line><draw:line text:anchor-type="paragraph" draw:z-index="944" draw:name="Línea vertical 425" draw:style-name="gr7" draw:text-style-name="P5" svg:x1="4.305cm" svg:y1="22.276cm" svg:x2="4.305cm" svg:y2="23.035cm"><text:p/></draw:line><draw:line text:anchor-type="paragraph" draw:z-index="945" draw:name="Línea vertical 426" draw:style-name="gr7" draw:text-style-name="P5" svg:x1="4.572cm" svg:y1="22.276cm" svg:x2="4.572cm" svg:y2="23.035cm"><text:p/></draw:line><draw:line text:anchor-type="paragraph" draw:z-index="946" draw:name="Línea vertical 427" draw:style-name="gr7" draw:text-style-name="P5" svg:x1="5.387cm" svg:y1="22.276cm" svg:x2="5.387cm" svg:y2="23.035cm"><text:p/></draw:line><draw:line text:anchor-type="paragraph" draw:z-index="947" draw:name="Línea vertical 428" draw:style-name="gr7" draw:text-style-name="P5" svg:x1="5.597cm" svg:y1="22.276cm" svg:x2="5.597cm" svg:y2="23.035cm"><text:p/></draw:line><draw:frame text:anchor-type="paragraph" draw:z-index="948" draw:name="Marco de texto 276" draw:style-name="gr6" draw:text-style-name="P9" svg:width="0.761cm" svg:height="0.279cm" draw:transform="rotate (1.56381500978692) translate (2.29481944444444cm 23.0328611111111cm)"><draw:text-box><text:p text:style-name="P8"><text:span text:style-name="T1">N odo 0</text:span></text:p></draw:text-box></draw:frame><draw:frame text:anchor-type="paragraph" draw:z-index="949" draw:name="Marco de texto 277" draw:style-name="gr5" draw:text-style-name="P9" svg:width="0.66cm" svg:height="0.387cm" draw:transform="rotate (1.56276781223572) translate (4.30565277777778cm 23.0205138888889cm)"><draw:text-box><text:p text:style-name="P8"><text:span text:style-name="T1">Nodo 3</text:span></text:p></draw:text-box></draw:frame><draw:frame text:anchor-type="paragraph" draw:z-index="950" draw:name="Marco de texto 278" draw:style-name="gr4" draw:text-style-name="P9" svg:width="0.66cm" svg:height="0.285cm" draw:transform="rotate (1.56276781223572) translate (3.21027777777778cm 22.9376111111111cm)"><draw:text-box><text:p text:style-name="P8"><text:span text:style-name="T1">Nodo 4</text:span></text:p></draw:text-box></draw:frame><draw:frame text:anchor-type="paragraph" draw:z-index="951" draw:name="Marco de texto 280" draw:style-name="gr3" draw:text-style-name="P7" svg:width="0.477cm" svg:height="0.489cm" svg:x="2.579cm" svg:y="22.451cm"><draw:text-box><text:p>25</text:p></draw:text-box></draw:frame><draw:frame text:anchor-type="paragraph" draw:z-index="952" draw:name="Marco de texto 281" draw:style-name="gr3" draw:text-style-name="P7" svg:width="0.477cm" svg:height="0.489cm" svg:x="3.692cm" svg:y="22.541cm"><draw:text-box><text:p>28</text:p></draw:text-box></draw:frame><draw:custom-shape text:anchor-type="paragraph" draw:z-index="953" draw:name="Forma 41" draw:style-name="gr8" draw:text-style-name="P10" svg:width="3.315cm" svg:height="0.757cm" svg:x="10.603cm" svg:y="22.188cm"><text:p/><draw:enhanced-geometry svg:viewBox="0 0 21600 21600" draw:type="rectangle" draw:enhanced-path="M 0 0 L 21600 0 21600 21600 0 21600 0 0 Z N"/></draw:custom-shape><draw:line text:anchor-type="paragraph" draw:z-index="954" draw:name="Línea vertical 436" draw:style-name="gr7" draw:text-style-name="P5" svg:x1="10.932cm" svg:y1="22.191cm" svg:x2="10.932cm" svg:y2="22.95cm"><text:p/></draw:line><draw:line text:anchor-type="paragraph" draw:z-index="955" draw:name="Línea vertical 437" draw:style-name="gr7" draw:text-style-name="P5" svg:x1="11.564cm" svg:y1="22.191cm" svg:x2="11.564cm" svg:y2="22.95cm"><text:p/></draw:line><draw:line text:anchor-type="paragraph" draw:z-index="956" draw:name="Línea vertical 438" draw:style-name="gr7" draw:text-style-name="P5" svg:x1="11.887cm" svg:y1="22.191cm" svg:x2="11.887cm" svg:y2="22.95cm"><text:p/></draw:line><draw:line text:anchor-type="paragraph" draw:z-index="957" draw:name="Línea vertical 439" draw:style-name="gr7" draw:text-style-name="P5" svg:x1="12.659cm" svg:y1="22.191cm" svg:x2="12.659cm" svg:y2="22.95cm"><text:p/></draw:line><draw:line text:anchor-type="paragraph" draw:z-index="958" draw:name="Línea vertical 440" draw:style-name="gr7" draw:text-style-name="P5" svg:x1="12.926cm" svg:y1="22.191cm" svg:x2="12.926cm" svg:y2="22.95cm"><text:p/></draw:line><draw:line text:anchor-type="paragraph" draw:z-index="959" draw:name="Línea vertical 441" draw:style-name="gr7" draw:text-style-name="P5" svg:x1="13.741cm" svg:y1="22.191cm" svg:x2="13.741cm" svg:y2="22.95cm"><text:p/></draw:line><draw:line text:anchor-type="paragraph" draw:z-index="960" draw:name="Línea vertical 442" draw:style-name="gr7" draw:text-style-name="P5" svg:x1="13.951cm" svg:y1="22.191cm" svg:x2="13.951cm" svg:y2="22.95cm"><text:p/></draw:line><draw:frame text:anchor-type="paragraph" draw:z-index="961" draw:name="Marco de texto 282" draw:style-name="gr6" draw:text-style-name="P9" svg:width="0.761cm" svg:height="0.279cm" draw:transform="rotate (1.56381500978692) translate (13.7406944444444cm 22.9534861111111cm)"><draw:text-box><text:p text:style-name="P8"><text:span text:style-name="T1">NULL</text:span></text:p></draw:text-box></draw:frame><draw:line text:anchor-type="paragraph" draw:z-index="962" draw:name="Línea vertical 443" draw:style-name="gr7" draw:text-style-name="P5" svg:x1="10.932cm" svg:y1="22.191cm" svg:x2="10.932cm" svg:y2="22.95cm"><text:p/></draw:line><draw:line text:anchor-type="paragraph" draw:z-index="963" draw:name="Línea vertical 444" draw:style-name="gr7" draw:text-style-name="P5" svg:x1="11.564cm" svg:y1="22.191cm" svg:x2="11.564cm" svg:y2="22.95cm"><text:p/></draw:line><draw:line text:anchor-type="paragraph" draw:z-index="964" draw:name="Línea vertical 445" draw:style-name="gr7" draw:text-style-name="P5" svg:x1="11.887cm" svg:y1="22.191cm" svg:x2="11.887cm" svg:y2="22.95cm"><text:p/></draw:line><draw:line text:anchor-type="paragraph" draw:z-index="965" draw:name="Línea vertical 446" draw:style-name="gr7" draw:text-style-name="P5" svg:x1="12.659cm" svg:y1="22.191cm" svg:x2="12.659cm" svg:y2="22.95cm"><text:p/></draw:line><draw:line text:anchor-type="paragraph" draw:z-index="966" draw:name="Línea vertical 447" draw:style-name="gr7" draw:text-style-name="P5" svg:x1="12.926cm" svg:y1="22.191cm" svg:x2="12.926cm" svg:y2="22.95cm"><text:p/></draw:line><draw:line text:anchor-type="paragraph" draw:z-index="967" draw:name="Línea vertical 448" draw:style-name="gr7" draw:text-style-name="P5" svg:x1="13.741cm" svg:y1="22.191cm" svg:x2="13.741cm" svg:y2="22.95cm"><text:p/></draw:line><draw:line text:anchor-type="paragraph" draw:z-index="968" draw:name="Línea vertical 449" draw:style-name="gr7" draw:text-style-name="P5" svg:x1="13.951cm" svg:y1="22.191cm" svg:x2="13.951cm" svg:y2="22.95cm"><text:p/></draw:line><draw:frame text:anchor-type="paragraph" draw:z-index="969" draw:name="Marco de texto 287" draw:style-name="gr6" draw:text-style-name="P9" svg:width="0.761cm" svg:height="0.279cm" draw:transform="rotate (1.56381500978692) translate (10.6485972222222cm 22.9481944444444cm)"><draw:text-box><text:p text:style-name="P8"><text:span text:style-name="T1">NULL</text:span></text:p></draw:text-box></draw:frame><draw:frame text:anchor-type="paragraph" draw:z-index="970" draw:name="Marco de texto 290" draw:style-name="gr5" draw:text-style-name="P9" svg:width="0.66cm" svg:height="0.387cm" draw:transform="rotate (1.56276781223572) translate (12.6594305555556cm 22.9358472222222cm)"><draw:text-box><text:p text:style-name="P8"><text:span text:style-name="T1">NULL</text:span></text:p></draw:text-box></draw:frame><draw:frame text:anchor-type="paragraph" draw:z-index="971" draw:name="Marco de texto 291" draw:style-name="gr4" draw:text-style-name="P9" svg:width="0.66cm" svg:height="0.285cm" draw:transform="rotate (1.56276781223572) translate (11.5640555555556cm 22.8529444444444cm)"><draw:text-box><text:p text:style-name="P8"><text:span text:style-name="T1">NULL</text:span></text:p></draw:text-box></draw:frame><draw:frame text:anchor-type="paragraph" draw:z-index="972" draw:name="Marco de texto 292" draw:style-name="gr3" draw:text-style-name="P7" svg:width="0.477cm" svg:height="0.489cm" svg:x="10.933cm" svg:y="22.366cm"><draw:text-box><text:p>37</text:p></draw:text-box></draw:frame><draw:frame text:anchor-type="paragraph" draw:z-index="973" draw:name="Marco de texto 293" draw:style-name="gr3" draw:text-style-name="P7" svg:width="0.477cm" svg:height="0.489cm" svg:x="12.046cm" svg:y="22.456cm"><draw:text-box><text:p>40</text:p></draw:text-box></draw:frame><draw:custom-shape text:anchor-type="paragraph" draw:z-index="974" draw:name="Forma 42" draw:style-name="gr8" draw:text-style-name="P10" svg:width="3.315cm" svg:height="0.757cm" svg:x="10.603cm" svg:y="22.188cm"><text:p/><draw:enhanced-geometry svg:viewBox="0 0 21600 21600" draw:type="rectangle" draw:enhanced-path="M 0 0 L 21600 0 21600 21600 0 21600 0 0 Z N"/></draw:custom-shape><draw:line text:anchor-type="paragraph" draw:z-index="975" draw:name="Línea vertical 450" draw:style-name="gr7" draw:text-style-name="P5" svg:x1="10.932cm" svg:y1="22.191cm" svg:x2="10.932cm" svg:y2="22.95cm"><text:p/></draw:line><draw:line text:anchor-type="paragraph" draw:z-index="976" draw:name="Línea vertical 451" draw:style-name="gr7" draw:text-style-name="P5" svg:x1="11.564cm" svg:y1="22.191cm" svg:x2="11.564cm" svg:y2="22.95cm"><text:p/></draw:line><draw:line text:anchor-type="paragraph" draw:z-index="977" draw:name="Línea vertical 452" draw:style-name="gr7" draw:text-style-name="P5" svg:x1="11.887cm" svg:y1="22.191cm" svg:x2="11.887cm" svg:y2="22.95cm"><text:p/></draw:line><draw:line text:anchor-type="paragraph" draw:z-index="978" draw:name="Línea vertical 453" draw:style-name="gr7" draw:text-style-name="P5" svg:x1="12.659cm" svg:y1="22.191cm" svg:x2="12.659cm" svg:y2="22.95cm"><text:p/></draw:line><draw:line text:anchor-type="paragraph" draw:z-index="979" draw:name="Línea vertical 454" draw:style-name="gr7" draw:text-style-name="P5" svg:x1="12.926cm" svg:y1="22.191cm" svg:x2="12.926cm" svg:y2="22.95cm"><text:p/></draw:line><draw:line text:anchor-type="paragraph" draw:z-index="980" draw:name="Línea vertical 455" draw:style-name="gr7" draw:text-style-name="P5" svg:x1="13.741cm" svg:y1="22.191cm" svg:x2="13.741cm" svg:y2="22.95cm"><text:p/></draw:line><draw:line text:anchor-type="paragraph" draw:z-index="981" draw:name="Línea vertical 456" draw:style-name="gr7" draw:text-style-name="P5" svg:x1="13.951cm" svg:y1="22.191cm" svg:x2="13.951cm" svg:y2="22.95cm"><text:p/></draw:line><draw:frame text:anchor-type="paragraph" draw:z-index="982" draw:name="Marco de texto 294" draw:style-name="gr6" draw:text-style-name="P9" svg:width="0.761cm" svg:height="0.279cm" draw:transform="rotate (1.56381500978692) translate (13.7406944444444cm 22.9534861111111cm)"><draw:text-box><text:p text:style-name="P8"><text:span text:style-name="T1">NULL</text:span></text:p></draw:text-box></draw:frame><draw:line text:anchor-type="paragraph" draw:z-index="983" draw:name="Línea vertical 457" draw:style-name="gr7" draw:text-style-name="P5" svg:x1="10.932cm" svg:y1="22.191cm" svg:x2="10.932cm" svg:y2="22.95cm"><text:p/></draw:line><draw:line text:anchor-type="paragraph" draw:z-index="984" draw:name="Línea vertical 458" draw:style-name="gr7" draw:text-style-name="P5" svg:x1="11.564cm" svg:y1="22.191cm" svg:x2="11.564cm" svg:y2="22.95cm"><text:p/></draw:line><draw:line text:anchor-type="paragraph" draw:z-index="985" draw:name="Línea vertical 459" draw:style-name="gr7" draw:text-style-name="P5" svg:x1="11.887cm" svg:y1="22.191cm" svg:x2="11.887cm" svg:y2="22.95cm"><text:p/></draw:line><draw:line text:anchor-type="paragraph" draw:z-index="986" draw:name="Línea vertical 460" draw:style-name="gr7" draw:text-style-name="P5" svg:x1="12.659cm" svg:y1="22.191cm" svg:x2="12.659cm" svg:y2="22.95cm"><text:p/></draw:line><draw:line text:anchor-type="paragraph" draw:z-index="987" draw:name="Línea vertical 461" draw:style-name="gr7" draw:text-style-name="P5" svg:x1="12.926cm" svg:y1="22.191cm" svg:x2="12.926cm" svg:y2="22.95cm"><text:p/></draw:line><draw:line text:anchor-type="paragraph" draw:z-index="988" draw:name="Línea vertical 462" draw:style-name="gr7" draw:text-style-name="P5" svg:x1="13.741cm" svg:y1="22.191cm" svg:x2="13.741cm" svg:y2="22.95cm"><text:p/></draw:line><draw:line text:anchor-type="paragraph" draw:z-index="989" draw:name="Línea vertical 463" draw:style-name="gr7" draw:text-style-name="P5" svg:x1="13.951cm" svg:y1="22.191cm" svg:x2="13.951cm" svg:y2="22.95cm"><text:p/></draw:line><draw:frame text:anchor-type="paragraph" draw:z-index="991" draw:name="Marco de texto 296" draw:style-name="gr5" draw:text-style-name="P9" svg:width="0.66cm" svg:height="0.387cm" draw:transform="rotate (1.56276781223572) translate (12.6594305555556cm 22.9358472222222cm)"><draw:text-box><text:p text:style-name="P8"><text:span text:style-name="T1">NULL</text:span></text:p></draw:text-box></draw:frame><draw:frame text:anchor-type="paragraph" draw:z-index="992" draw:name="Marco de texto 297" draw:style-name="gr4" draw:text-style-name="P9" svg:width="0.66cm" svg:height="0.285cm" draw:transform="rotate (1.56276781223572) translate (11.5640555555556cm 22.8529444444444cm)"><draw:text-box><text:p text:style-name="P8"><text:span text:style-name="T1">Nodo 5</text:span></text:p></draw:text-box></draw:frame><draw:frame text:anchor-type="paragraph" draw:z-index="993" draw:name="Marco de texto 298" draw:style-name="gr3" draw:text-style-name="P7" svg:width="0.477cm" svg:height="0.489cm" svg:x="10.933cm" svg:y="22.366cm"><draw:text-box><text:p>40</text:p></draw:text-box></draw:frame><draw:frame text:anchor-type="paragraph" draw:z-index="994" draw:name="Marco de texto 300" draw:style-name="gr2" draw:text-style-name="P7" svg:width="3.483cm" svg:height="0.726cm" svg:x="3.17cm" svg:y="23.17cm"><draw:text-box><text:p>Nodo 2</text:p></draw:text-box></draw:frame><draw:frame text:anchor-type="paragraph" draw:z-index="995" draw:name="Marco de texto 302" draw:style-name="gr2" draw:text-style-name="P7" svg:width="3.483cm" svg:height="0.726cm" svg:x="11.202cm" svg:y="23.2cm"><draw:text-box><text:p>Nodo 6</text:p></draw:text-box></draw:frame><draw:frame text:anchor-type="paragraph" draw:z-index="990" draw:name="Marco de texto 295" draw:style-name="gr6" draw:text-style-name="P9" svg:width="0.761cm" svg:height="0.279cm" draw:transform="rotate (1.56381500978692) translate (10.6485972222222cm 22.9481944444444cm)"><draw:text-box><text:p text:style-name="P8"><text:span text:style-name="T1">Nodo 1</text:span></text:p></draw:text-box></draw:frame><draw:line text:anchor-type="paragraph" draw:z-index="996" draw:name="Línea 27" draw:style-name="gr1" draw:text-style-name="P5" svg:x1="5.632cm" svg:y1="20.824cm" svg:x2="3.849cm" svg:y2="22.272cm"><text:p/></draw:line><draw:line text:anchor-type="paragraph" draw:z-index="997" draw:name="Línea 28" draw:style-name="gr1" draw:text-style-name="P5" svg:x1="5.632cm" svg:y1="20.824cm" svg:x2="3.849cm" svg:y2="22.272cm"><text:p/></draw:line><draw:line text:anchor-type="paragraph" draw:z-index="998" draw:name="Línea 30" draw:style-name="gr1" draw:text-style-name="P5" svg:x1="7.442cm" svg:y1="20.824cm" svg:x2="12.176cm" svg:y2="22.187cm"><text:p/></draw:line><draw:line text:anchor-type="paragraph" draw:z-index="999" draw:name="Línea 31" draw:style-name="gr1" draw:text-style-name="P5" svg:x1="2.429cm" svg:y1="23.035cm" svg:x2="-0.134cm" svg:y2="24.51cm"><text:p/></draw:line><draw:line text:anchor-type="paragraph" draw:z-index="1000" draw:name="Línea 29" draw:style-name="gr1" draw:text-style-name="P5" svg:x1="2.429cm" svg:y1="23.035cm" svg:x2="-0.134cm" svg:y2="24.51cm"><text:p/></draw:line><draw:line text:anchor-type="paragraph" draw:z-index="1001" draw:name="Línea 33" draw:style-name="gr1" draw:text-style-name="P6" svg:x1="3.388cm" svg:y1="23.029cm" svg:x2="3.388cm" svg:y2="24.498cm"><text:p/></draw:line><draw:line text:anchor-type="paragraph" draw:z-index="1002" draw:name="Línea 32" draw:style-name="gr1" draw:text-style-name="P5" svg:x1="4.362cm" svg:y1="23.051cm" svg:x2="7.302cm" svg:y2="24.52cm"><text:p/></draw:line><draw:line text:anchor-type="paragraph" draw:z-index="1003" draw:name="Línea 35" draw:style-name="gr1" draw:text-style-name="P5" svg:x1="10.784cm" svg:y1="22.95cm" svg:x2="10.784cm" svg:y2="24.366cm"><text:p/></draw:line><draw:line text:anchor-type="paragraph" draw:z-index="1004" draw:name="Línea 34" draw:style-name="gr1" draw:text-style-name="P5" svg:x1="11.732cm" svg:y1="22.945cm" svg:x2="16.634cm" svg:y2="24.473cm"><text:p/></draw:lin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25T00:23:15.592000000</meta:creation-date>
    <dc:date>2024-05-25T13:40:32.411000000</dc:date>
    <meta:editing-duration>PT7M54S</meta:editing-duration>
    <meta:editing-cycles>2</meta:editing-cycles>
    <meta:generator>LibreOffice/7.3.0.3$Windows_X86_64 LibreOffice_project/0f246aa12d0eee4a0f7adcefbf7c878fc2238db3</meta:generator>
    <meta:document-statistic meta:table-count="0" meta:image-count="0" meta:object-count="0" meta:page-count="2" meta:paragraph-count="4" meta:word-count="21" meta:character-count="111" meta:non-whitespace-character-count="94"/>
  </office:meta>
</office:document-meta>
</file>